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01in"/>
    </style:style>
    <style:style style:name="co2" style:family="table-column">
      <style:table-column-properties fo:break-before="auto" style:column-width="2.8311in"/>
    </style:style>
    <style:style style:name="co3" style:family="table-column">
      <style:table-column-properties fo:break-before="auto" style:column-width="1.4654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2.0882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1.4437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9083in"/>
    </style:style>
    <style:style style:name="co10" style:family="table-column">
      <style:table-column-properties fo:break-before="auto" style:column-width="1.6839in"/>
    </style:style>
    <style:style style:name="co11" style:family="table-column">
      <style:table-column-properties fo:break-before="auto" style:column-width="0.8319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2.1646in"/>
    </style:style>
    <style:style style:name="co14" style:family="table-column">
      <style:table-column-properties fo:break-before="auto" style:column-width="2.4272in"/>
    </style:style>
    <style:style style:name="co15" style:family="table-column">
      <style:table-column-properties fo:break-before="auto" style:column-width="2.372in"/>
    </style:style>
    <style:style style:name="co16" style:family="table-column">
      <style:table-column-properties fo:break-before="auto" style:column-width="2.3618in"/>
    </style:style>
    <style:style style:name="co17" style:family="table-column">
      <style:table-column-properties fo:break-before="auto" style:column-width="0.7335in"/>
    </style:style>
    <style:style style:name="co18" style:family="table-column">
      <style:table-column-properties fo:break-before="auto" style:column-width="0.7882in"/>
    </style:style>
    <style:style style:name="co19" style:family="table-column">
      <style:table-column-properties fo:break-before="auto" style:column-width="0.7228in"/>
    </style:style>
    <style:style style:name="co20" style:family="table-column">
      <style:table-column-properties fo:break-before="auto" style:column-width="1.1925in"/>
    </style:style>
    <style:style style:name="co21" style:family="table-column">
      <style:table-column-properties fo:break-before="auto" style:column-width="5.8008in"/>
    </style:style>
    <style:style style:name="co22" style:family="table-column">
      <style:table-column-properties fo:break-before="auto" style:column-width="10.8591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6" table:default-cell-style-name="ce2"/>
        <table:table-column table:style-name="co23" table:number-columns-repeated="13" table:default-cell-style-name="Default"/>
        <table:table-row table:style-name="ro1">
          <table:table-cell table:style-name="Default" office:value-type="string">
            <text:p># ID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Rarity</text:p>
          </table:table-cell>
          <table:table-cell table:style-name="Default" office:value-type="string">
            <text:p>Int</text:p>
          </table:table-cell>
          <table:table-cell table:style-name="Default" office:value-type="string">
            <text:p>% In Lair</text:p>
          </table:table-cell>
          <table:table-cell table:style-name="Default" office:value-type="string">
            <text:p>Treasure</text:p>
          </table:table-cell>
          <table:table-cell table:style-name="Default" office:value-type="string">
            <text:p>Alignment</text:p>
          </table:table-cell>
          <table:table-cell table:style-name="Default" office:value-type="string">
            <text:p>Numbe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Move</text:p>
          </table:table-cell>
          <table:table-cell table:style-name="Default" office:value-type="string">
            <text:p>HD</text:p>
          </table:table-cell>
          <table:table-cell table:style-name="Default" office:value-type="string">
            <text:p># Attacks</text:p>
          </table:table-cell>
          <table:table-cell table:style-name="Default" office:value-type="string">
            <text:p>Damage</text:p>
          </table:table-cell>
          <table:table-cell table:style-name="Default" office:value-type="string">
            <text:p>Spec Att</text:p>
          </table:table-cell>
          <table:table-cell table:style-name="Default" office:value-type="string">
            <text:p>Spec Def</text:p>
          </table:table-cell>
          <table:table-cell table:style-name="Default" office:value-type="string">
            <text:p>Magic Res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Psi</text:p>
          </table:table-cell>
          <table:table-cell table:style-name="Default" office:value-type="string">
            <text:p>PsiAttDef</text:p>
          </table:table-cell>
          <table:table-cell table:style-name="Default" office:value-type="string">
            <text:p>XP</text:p>
          </table:table-cell>
          <table:table-cell table:style-name="Default" office:value-type="string">
            <text:p>Armor</text:p>
          </table:table-cell>
          <table:table-cell table:style-name="Default" office:value-type="string">
            <text:p>Weapon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style-name="ce1" office:value-type="float" office:value="999">
            <text:p>999</text:p>
          </table:table-cell>
          <table:table-cell table:style-name="ce3" office:value-type="string">
            <text:p>Character Party Member </text:p>
          </table:table-cell>
          <table:table-cell table:style-name="ce3" office:value-type="string">
            <text:p>Humanoid </text:p>
          </table:table-cell>
          <table:table-cell table:style-name="ce3" office:value-type="string">
            <text:p>Uncommon </text:p>
          </table:table-cell>
          <table:table-cell table:style-name="ce3" office:value-type="string">
            <text:p><text:s/>Low and Up (3+) </text:p>
          </table:table-cell>
          <table:table-cell table:style-name="ce3" office:value-type="string">
            <text:p>0%</text:p>
          </table:table-cell>
          <table:table-cell table:style-name="ce3" office:value-type="string">
            <text:p>Nil 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5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 to 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by weapon </text:p>
          </table:table-cell>
          <table:table-cell table:style-name="ce3" office:value-type="string">
            <text:p>Nil </text:p>
          </table:table-cell>
          <table:table-cell table:style-name="ce3" office:value-type="string">
            <text:p>Nil </text:p>
          </table:table-cell>
          <table:table-cell table:style-name="ce3" office:value-type="string">
            <text:p><text:s/>Nil </text:p>
          </table:table-cell>
          <table:table-cell table:style-name="ce3" office:value-type="string">
            <text:p><text:s/>M (3'+) </text:p>
          </table:table-cell>
          <table:table-cell table:style-name="ce3" office:value-type="string">
            <text:p>Nil </text:p>
          </table:table-cell>
          <table:table-cell table:style-name="ce3" office:value-type="string">
            <text:p><text:s/>Nil 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Nil</text:p>
          </table:table-cell>
          <table:table-cell table:style-name="ce3" office:value-type="string">
            <text:p>Nil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Aerial Servant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8-32</text:p>
          </table:table-cell>
          <table:table-cell office:value-type="string">
            <text:p>Surprise on 1-4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8' tall</text:p>
          </table:table-cell>
          <table:table-cell table:number-columns-repeated="2" office:value-type="string">
            <text:p>Nil</text:p>
          </table:table-cell>
          <table:table-cell office:value-type="string">
            <text:p>5250+2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Ankheg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15%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string">
            <text:p>2 (4)</text:p>
          </table:table-cell>
          <table:table-cell office:value-type="string">
            <text:p>12, Br 6</text:p>
          </table:table-cell>
          <table:table-cell office:value-type="string">
            <text:p>3-8</text:p>
          </table:table-cell>
          <table:table-cell office:value-type="float" office:value="1">
            <text:p>1</text:p>
          </table:table-cell>
          <table:table-cell office:value-type="string">
            <text:p>3-18 +1-4</text:p>
          </table:table-cell>
          <table:table-cell office:value-type="string">
            <text:p>Squirt acid</text:p>
          </table:table-cell>
          <table:table-cell table:number-columns-repeated="2" office:value-type="string">
            <text:p>Nil</text:p>
          </table:table-cell>
          <table:table-cell office:value-type="string">
            <text:p>L (10-20')</text:p>
          </table:table-cell>
          <table:table-cell table:number-columns-repeated="2" office:value-type="string">
            <text:p>Nil</text:p>
          </table:table-cell>
          <table:table-cell office:value-type="string">
            <text:p>390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Ant - Giant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10%</text:p>
          </table:table-cell>
          <table:table-cell office:value-type="string">
            <text:p>Q(x3),S</text:p>
          </table:table-cell>
          <table:table-cell office:value-type="float" office:value="5">
            <text:p>5</text:p>
          </table:table-cell>
          <table:table-cell office:value-type="string">
            <text:p>1-10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6</text:p>
          </table:table-cell>
          <table:table-cell office:value-type="string">
            <text:p>Poison sting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2')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Ape - Carnivorous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-4(x2)/1-8</text:p>
          </table:table-cell>
          <table:table-cell office:value-type="string">
            <text:p>Rending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'+)</text:p>
          </table:table-cell>
          <table:table-cell table:number-columns-repeated="2" office:value-type="string">
            <text:p>Nil</text:p>
          </table:table-cell>
          <table:table-cell office:value-type="string">
            <text:p>17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Ape - Gorilla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4+1</text:p>
          </table:table-cell>
          <table:table-cell office:value-type="float" office:value="3">
            <text:p>3</text:p>
          </table:table-cell>
          <table:table-cell office:value-type="string">
            <text:p>1-3(x2)/1-6</text:p>
          </table:table-cell>
          <table:table-cell office:value-type="string">
            <text:p>Rending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13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xe Beak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-3(x2)/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'+)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Baboon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Low (5-7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0-4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Nil</text:p>
          </table:table-cell>
          <table:table-cell office:value-type="string">
            <text:p>Climbing</text:p>
          </table:table-cell>
          <table:table-cell office:value-type="string">
            <text:p>Standard</text:p>
          </table:table-cell>
          <table:table-cell office:value-type="string">
            <text:p>S (4'+)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Badger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5</text:p>
          </table:table-cell>
          <table:table-cell office:value-type="float" office:value="4">
            <text:p>4</text:p>
          </table:table-cell>
          <table:table-cell office:value-type="string">
            <text:p>6, Br 3</text:p>
          </table:table-cell>
          <table:table-cell office:value-type="string">
            <text:p>1+2</text:p>
          </table:table-cell>
          <table:table-cell office:value-type="float" office:value="3">
            <text:p>3</text:p>
          </table:table-cell>
          <table:table-cell office:value-type="string">
            <text:p>1-2(x2)/1-3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Badger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5</text:p>
          </table:table-cell>
          <table:table-cell office:value-type="float" office:value="4">
            <text:p>4</text:p>
          </table:table-cell>
          <table:table-cell office:value-type="string">
            <text:p>6, Br 3</text:p>
          </table:table-cell>
          <table:table-cell office:value-type="string">
            <text:p>1+2</text:p>
          </table:table-cell>
          <table:table-cell office:value-type="float" office:value="3">
            <text:p>3</text:p>
          </table:table-cell>
          <table:table-cell office:value-type="string">
            <text:p>1-2(x2)/1-3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Baluchitherium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5-2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)</text:p>
          </table:table-cell>
          <table:table-cell table:number-columns-repeated="2" office:value-type="string">
            <text:p>Nil</text:p>
          </table:table-cell>
          <table:table-cell office:value-type="string">
            <text:p>4200+1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Barracuda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1-3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-L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Basilisk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40%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6+1</text:p>
          </table:table-cell>
          <table:table-cell office:value-type="float" office:value="1">
            <text:p>1</text:p>
          </table:table-cell>
          <table:table-cell office:value-type="string">
            <text:p>1-10</text:p>
          </table:table-cell>
          <table:table-cell office:value-type="string">
            <text:p>Gaze turns to ston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string">
            <text:p>100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ear - Black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3+3</text:p>
          </table:table-cell>
          <table:table-cell office:value-type="float" office:value="3">
            <text:p>3</text:p>
          </table:table-cell>
          <table:table-cell office:value-type="string">
            <text:p>1-3(x2)/1-6</text:p>
          </table:table-cell>
          <table:table-cell office:value-type="string">
            <text:p>Hug 2-8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6'+)</text:p>
          </table:table-cell>
          <table:table-cell table:number-columns-repeated="2" office:value-type="string">
            <text:p>Nil</text:p>
          </table:table-cell>
          <table:table-cell office:value-type="string">
            <text:p>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Bear - Brown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5+5</text:p>
          </table:table-cell>
          <table:table-cell office:value-type="float" office:value="3">
            <text:p>3</text:p>
          </table:table-cell>
          <table:table-cell office:value-type="string">
            <text:p>1-6(x2)/1-8</text:p>
          </table:table-cell>
          <table:table-cell office:value-type="string">
            <text:p>Hug 2-12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9'+)</text:p>
          </table:table-cell>
          <table:table-cell table:number-columns-repeated="2" office:value-type="string">
            <text:p>Nil</text:p>
          </table:table-cell>
          <table:table-cell office:value-type="string">
            <text:p>30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Bear - Cave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6+6</text:p>
          </table:table-cell>
          <table:table-cell office:value-type="float" office:value="3">
            <text:p>3</text:p>
          </table:table-cell>
          <table:table-cell office:value-type="string">
            <text:p>1-8(x2)/1-12</text:p>
          </table:table-cell>
          <table:table-cell office:value-type="string">
            <text:p>Hug 2-16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2'+)</text:p>
          </table:table-cell>
          <table:table-cell table:number-columns-repeated="2" office:value-type="string">
            <text:p>Nil</text:p>
          </table:table-cell>
          <table:table-cell office:value-type="string">
            <text:p>47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Beaver - Giant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Low to Average (5-10)</text:p>
          </table:table-cell>
          <table:table-cell office:value-type="string">
            <text:p>80%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10-40</text:p>
          </table:table-cell>
          <table:table-cell office:value-type="float" office:value="6">
            <text:p>6</text:p>
          </table:table-cell>
          <table:table-cell office:value-type="string">
            <text:p>6, Sw 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-1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6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Beetle - Giant - Bombadier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2+2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office:value-type="string">
            <text:p>Acid Cloud</text:p>
          </table:table-cell>
          <table:table-cell office:value-type="string">
            <text:p>Firing cloud</text:p>
          </table:table-cell>
          <table:table-cell office:value-type="string">
            <text:p>Standard</text:p>
          </table:table-cell>
          <table:table-cell office:value-type="string">
            <text:p>M (4')</text:p>
          </table:table-cell>
          <table:table-cell table:number-columns-repeated="2" office:value-type="string">
            <text:p>Nil</text:p>
          </table:table-cell>
          <table:table-cell office:value-type="string">
            <text:p>10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Beetle - Giant - Boring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40%</text:p>
          </table:table-cell>
          <table:table-cell office:value-type="string">
            <text:p>C,R,S,T</text:p>
          </table:table-cell>
          <table:table-cell office:value-type="float" office:value="5">
            <text:p>5</text:p>
          </table:table-cell>
          <table:table-cell office:value-type="string">
            <text:p>3-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-2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9')</text:p>
          </table:table-cell>
          <table:table-cell table:number-columns-repeated="2" office:value-type="string">
            <text:p>Nil</text:p>
          </table:table-cell>
          <table:table-cell office:value-type="string">
            <text:p>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Beetle - Giant - Fire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1+2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2.5')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Beetle - Giant - Rhinoceros</text:p>
          </table:table-cell>
          <table:table-cell office:value-type="string">
            <text:p>Vermin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3-18/2-1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215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Beetle - Giant - Stag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4-16/1-10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0')</text:p>
          </table:table-cell>
          <table:table-cell table:number-columns-repeated="2" office:value-type="string">
            <text:p>Nil</text:p>
          </table:table-cell>
          <table:table-cell office:value-type="string">
            <text:p>40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Beetle - Giant - Water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3">
            <text:p>3</text:p>
          </table:table-cell>
          <table:table-cell office:value-type="string">
            <text:p>3, Sw 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6')</text:p>
          </table:table-cell>
          <table:table-cell table:number-columns-repeated="2" office:value-type="string">
            <text:p>Nil</text:p>
          </table:table-cell>
          <table:table-cell office:value-type="string">
            <text:p>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Beholde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80%</text:p>
          </table:table-cell>
          <table:table-cell office:value-type="string">
            <text:p>I,S,T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/2/7</text:p>
          </table:table-cell>
          <table:table-cell office:value-type="float" office:value="3">
            <text:p>3</text:p>
          </table:table-cell>
          <table:table-cell office:value-type="string">
            <text:p>45 to 75 hp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string">
            <text:p>Magic</text:p>
          </table:table-cell>
          <table:table-cell office:value-type="string">
            <text:p>Anti-magic ray</text:p>
          </table:table-cell>
          <table:table-cell office:value-type="string">
            <text:p>Special</text:p>
          </table:table-cell>
          <table:table-cell office:value-type="string">
            <text:p>L (4-6')</text:p>
          </table:table-cell>
          <table:table-cell table:number-columns-repeated="2" office:value-type="string">
            <text:p>Nil</text:p>
          </table:table-cell>
          <table:table-cell office:value-type="string">
            <text:p>12900+2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Bird - Flightles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1 to 3</text:p>
          </table:table-cell>
          <table:table-cell office:value-type="float" office:value="1">
            <text:p>1</text:p>
          </table:table-cell>
          <table:table-cell office:value-type="string">
            <text:p>1-4 or 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Black Pudding</text:p>
          </table:table-cell>
          <table:table-cell office:value-type="string">
            <text:p>Ooze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3-24</text:p>
          </table:table-cell>
          <table:table-cell office:value-type="string">
            <text:p>Dissolve wood and metal</text:p>
          </table:table-cell>
          <table:table-cell office:value-type="string">
            <text:p>Immune to cold, lightning, blows</text:p>
          </table:table-cell>
          <table:table-cell office:value-type="string">
            <text:p>Standard</text:p>
          </table:table-cell>
          <table:table-cell office:value-type="string">
            <text:p>S-L (5-8')</text:p>
          </table:table-cell>
          <table:table-cell table:number-columns-repeated="2" office:value-type="string">
            <text:p>Nil</text:p>
          </table:table-cell>
          <table:table-cell office:value-type="string">
            <text:p>13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Boar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')</text:p>
          </table:table-cell>
          <table:table-cell table:number-columns-repeated="2" office:value-type="string">
            <text:p>Nil</text:p>
          </table:table-cell>
          <table:table-cell office:value-type="string">
            <text:p>22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Boar - Warthog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-8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2.5')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Boar - Wild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3+3</text:p>
          </table:table-cell>
          <table:table-cell office:value-type="float" office:value="1">
            <text:p>1</text:p>
          </table:table-cell>
          <table:table-cell office:value-type="string">
            <text:p>3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3')</text:p>
          </table:table-cell>
          <table:table-cell table:number-columns-repeated="2" office:value-type="string">
            <text:p>Nil</text:p>
          </table:table-cell>
          <table:table-cell office:value-type="string">
            <text:p>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Brain Mole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/8</text:p>
          </table:table-cell>
          <table:table-cell table:number-columns-repeated="2" office:value-type="string">
            <text:p>Nil</text:p>
          </table:table-cell>
          <table:table-cell office:value-type="string">
            <text:p>Psionic only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float" office:value="31">
            <text:p>31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Brownie</text:p>
          </table:table-cell>
          <table:table-cell office:value-type="string">
            <text:p>Fey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office:value-type="string">
            <text:p>20%</text:p>
          </table:table-cell>
          <table:table-cell office:value-type="string">
            <text:p>O,P,Q</text:p>
          </table:table-cell>
          <table:table-cell office:value-type="float" office:value="1">
            <text:p>1</text:p>
          </table:table-cell>
          <table:table-cell office:value-type="string">
            <text:p>4-1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/2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Spells</text:p>
          </table:table-cell>
          <table:table-cell office:value-type="string">
            <text:p>Save as 9th level cleric</text:p>
          </table:table-cell>
          <table:table-cell office:value-type="string">
            <text:p>As above</text:p>
          </table:table-cell>
          <table:table-cell office:value-type="string">
            <text:p>S (1.5')</text:p>
          </table:table-cell>
          <table:table-cell table:number-columns-repeated="2" office:value-type="string">
            <text:p>Nil</text:p>
          </table:table-cell>
          <table:table-cell office:value-type="string">
            <text:p>65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Buffalo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4-2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-8(x2)</text:p>
          </table:table-cell>
          <table:table-cell office:value-type="string">
            <text:p>Charge</text:p>
          </table:table-cell>
          <table:table-cell office:value-type="string">
            <text:p>Head is AC 3</text:p>
          </table:table-cell>
          <table:table-cell office:value-type="string">
            <text:p>Standard</text:p>
          </table:table-cell>
          <table:table-cell office:value-type="string">
            <text:p>L (5')</text:p>
          </table:table-cell>
          <table:table-cell table:number-columns-repeated="2" office:value-type="string">
            <text:p>Nil</text:p>
          </table:table-cell>
          <table:table-cell office:value-type="string">
            <text:p>35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Bugbear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Low to Average (5-10)</text:p>
          </table:table-cell>
          <table:table-cell office:value-type="string">
            <text:p>25%</text:p>
          </table:table-cell>
          <table:table-cell office:value-type="string">
            <text:p>J,K,L,M (B)</text:p>
          </table:table-cell>
          <table:table-cell office:value-type="float" office:value="9">
            <text:p>9</text:p>
          </table:table-cell>
          <table:table-cell office:value-type="string">
            <text:p>6-3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3+1</text:p>
          </table:table-cell>
          <table:table-cell office:value-type="float" office:value="1">
            <text:p>1</text:p>
          </table:table-cell>
          <table:table-cell office:value-type="string">
            <text:p>2-8 or by weapon</text:p>
          </table:table-cell>
          <table:table-cell office:value-type="string">
            <text:p>Surprise on 1-3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'+)</text:p>
          </table:table-cell>
          <table:table-cell table:number-columns-repeated="2" office:value-type="string">
            <text:p>Nil</text:p>
          </table:table-cell>
          <table:table-cell office:value-type="string">
            <text:p>135+4/hp</text:p>
          </table:table-cell>
          <table:table-cell office:value-type="string">
            <text:p>Nil</text:p>
          </table:table-cell>
          <table:table-cell office:value-type="string">
            <text:p>sword=12/sword&amp;spear=13/morning star=12/morning star&amp;spear=13/mace=12/mace&amp;spear=13/hammer=12/hammer&amp;spear=13</text:p>
          </table:table-cell>
          <table:table-cell table:number-columns-repeated="19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Bulette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string">
            <text:p>-2/4/6</text:p>
          </table:table-cell>
          <table:table-cell office:value-type="string">
            <text:p>14, Br 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4-48/3-18(x2)</text:p>
          </table:table-cell>
          <table:table-cell office:value-type="string">
            <text:p>8' jump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9.5')</text:p>
          </table:table-cell>
          <table:table-cell table:number-columns-repeated="2" office:value-type="string">
            <text:p>Nil</text:p>
          </table:table-cell>
          <table:table-cell office:value-type="string">
            <text:p>23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Bull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-6(x2)</text:p>
          </table:table-cell>
          <table:table-cell office:value-type="string">
            <text:p>Charg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')</text:p>
          </table:table-cell>
          <table:table-cell table:number-columns-repeated="2" office:value-type="string">
            <text:p>Nil</text:p>
          </table:table-cell>
          <table:table-cell office:value-type="string">
            <text:p>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Camel - Wild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to Semi (1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Spitting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Carrion Crawler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50%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string">
            <text:p>3/7</text:p>
          </table:table-cell>
          <table:table-cell office:value-type="float" office:value="12">
            <text:p>12</text:p>
          </table:table-cell>
          <table:table-cell office:value-type="string">
            <text:p>3+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Paralysis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9')</text:p>
          </table:table-cell>
          <table:table-cell table:number-columns-repeated="2" office:value-type="string">
            <text:p>Nil</text:p>
          </table:table-cell>
          <table:table-cell office:value-type="string">
            <text:p>58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Cat - Jaguar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5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4+1</text:p>
          </table:table-cell>
          <table:table-cell office:value-type="float" office:value="3">
            <text:p>3</text:p>
          </table:table-cell>
          <table:table-cell office:value-type="string">
            <text:p>1-3(x2)/1-8</text:p>
          </table:table-cell>
          <table:table-cell office:value-type="string">
            <text:p>Rear claw for 2-5(x2)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0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Cat - Leopard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5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3+2</text:p>
          </table:table-cell>
          <table:table-cell office:value-type="float" office:value="3">
            <text:p>3</text:p>
          </table:table-cell>
          <table:table-cell office:value-type="string">
            <text:p>1-3(x2)/1-6</text:p>
          </table:table-cell>
          <table:table-cell office:value-type="string">
            <text:p>Rear claw for 1-4(x2)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5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Cat - Lion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25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string">
            <text:p>5 (6)</text:p>
          </table:table-cell>
          <table:table-cell office:value-type="float" office:value="12">
            <text:p>12</text:p>
          </table:table-cell>
          <table:table-cell office:value-type="string">
            <text:p>5+2</text:p>
          </table:table-cell>
          <table:table-cell office:value-type="float" office:value="3">
            <text:p>3</text:p>
          </table:table-cell>
          <table:table-cell office:value-type="string">
            <text:p>1-4(x2)/1-10</text:p>
          </table:table-cell>
          <table:table-cell office:value-type="string">
            <text:p>Rear claws for 2-7(x2)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0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Cat - Lion - Mountain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1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3+1</text:p>
          </table:table-cell>
          <table:table-cell office:value-type="float" office:value="3">
            <text:p>3</text:p>
          </table:table-cell>
          <table:table-cell office:value-type="string">
            <text:p>1-3(x2)/1-6</text:p>
          </table:table-cell>
          <table:table-cell office:value-type="string">
            <text:p>Rear claws for 1-4(x2)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1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Cat - Lion - Spotted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office:value-type="string">
            <text:p>25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string">
            <text:p>5 (6)</text:p>
          </table:table-cell>
          <table:table-cell office:value-type="float" office:value="12">
            <text:p>12</text:p>
          </table:table-cell>
          <table:table-cell office:value-type="string">
            <text:p>6+2</text:p>
          </table:table-cell>
          <table:table-cell office:value-type="float" office:value="3">
            <text:p>3</text:p>
          </table:table-cell>
          <table:table-cell office:value-type="string">
            <text:p>1-4(x2)/1-12</text:p>
          </table:table-cell>
          <table:table-cell office:value-type="string">
            <text:p>Rear claws for 2-8(x2)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0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Cat - Lynx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5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2+2</text:p>
          </table:table-cell>
          <table:table-cell office:value-type="float" office:value="3">
            <text:p>3</text:p>
          </table:table-cell>
          <table:table-cell office:value-type="string">
            <text:p>1-2(x2)/1-4</text:p>
          </table:table-cell>
          <table:table-cell office:value-type="string">
            <text:p>Rear claws for 1-3(x2)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20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Cat - Tiger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5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5+5</text:p>
          </table:table-cell>
          <table:table-cell office:value-type="float" office:value="3">
            <text:p>3</text:p>
          </table:table-cell>
          <table:table-cell office:value-type="string">
            <text:p>2-5(x2)/1-10</text:p>
          </table:table-cell>
          <table:table-cell office:value-type="string">
            <text:p>Rear claws for 2-8(x2)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<text:s text:c="2"/>225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Cat - Tiger - Saber-Tooth (Smilodon)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1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7+2</text:p>
          </table:table-cell>
          <table:table-cell office:value-type="float" office:value="3">
            <text:p>3</text:p>
          </table:table-cell>
          <table:table-cell office:value-type="string">
            <text:p>2-5(x2)/2-12</text:p>
          </table:table-cell>
          <table:table-cell office:value-type="string">
            <text:p>Rear claws for 2-8(x2)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5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Catoblepas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office:value-type="string">
            <text:p>60%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6+2</text:p>
          </table:table-cell>
          <table:table-cell office:value-type="float" office:value="1">
            <text:p>1</text:p>
          </table:table-cell>
          <table:table-cell office:value-type="string">
            <text:p>1-6 + stun</text:p>
          </table:table-cell>
          <table:table-cell office:value-type="string">
            <text:p>Gaze causes death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6')</text:p>
          </table:table-cell>
          <table:table-cell table:number-columns-repeated="2" office:value-type="string">
            <text:p>Nil</text:p>
          </table:table-cell>
          <table:table-cell office:value-type="string">
            <text:p>70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Cattle - Wild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0-2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Stamped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5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Centaur</text:p>
          </table:table-cell>
          <table:table-cell office:value-type="string">
            <text:p>Fey</text:p>
          </table:table-cell>
          <table:table-cell office:value-type="string">
            <text:p>Rare</text:p>
          </table:table-cell>
          <table:table-cell office:value-type="string">
            <text:p>Low to Average (5-10)</text:p>
          </table:table-cell>
          <table:table-cell office:value-type="string">
            <text:p>5%</text:p>
          </table:table-cell>
          <table:table-cell office:value-type="string">
            <text:p>M,Q (D,I,T)</text:p>
          </table:table-cell>
          <table:table-cell office:value-type="float" office:value="2">
            <text:p>2</text:p>
          </table:table-cell>
          <table:table-cell office:value-type="string">
            <text:p>4-24</text:p>
          </table:table-cell>
          <table:table-cell office:value-type="string">
            <text:p>5 (4)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-6(x2)</text:p>
          </table:table-cell>
          <table:table-cell office:value-type="string">
            <text:p>Human weap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Centipede - Giant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2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1/4</text:p>
          </table:table-cell>
          <table:table-cell office:value-type="float" office:value="1">
            <text:p>1</text:p>
          </table:table-cell>
          <table:table-cell office:value-type="string">
            <text:p>Nil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1'+)</text:p>
          </table:table-cell>
          <table:table-cell table:number-columns-repeated="2" office:value-type="string">
            <text:p>Nil</text:p>
          </table:table-cell>
          <table:table-cell office:value-type="string">
            <text:p>30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Cerebral Parasite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12</text:p>
          </table:table-cell>
          <table:table-cell office:value-type="string">
            <text:p>N/A</text:p>
          </table:table-cell>
          <table:table-cell office:value-type="string">
            <text:p>Nil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nfestation</text:p>
          </table:table-cell>
          <table:table-cell office:value-type="string">
            <text:p>Not harmed except by cure disease</text:p>
          </table:table-cell>
          <table:table-cell office:value-type="string">
            <text:p>Standard</text:p>
          </table:table-cell>
          <table:table-cell office:value-type="string">
            <text:p>S (&lt;1")</text:p>
          </table:table-cell>
          <table:table-cell table:number-columns-repeated="2" office:value-type="string">
            <text:p>Nil</text:p>
          </table:table-cell>
          <table:table-cell office:value-type="string">
            <text:p>NON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Chimera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office:value-type="string">
            <text:p>40%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string">
            <text:p>6/5/2</text:p>
          </table:table-cell>
          <table:table-cell office:value-type="string">
            <text:p>9, Fl 1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1-3(x2)/1-4(x2)/2-8/3-12</text:p>
          </table:table-cell>
          <table:table-cell office:value-type="string">
            <text:p>Breath weap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4')</text:p>
          </table:table-cell>
          <table:table-cell table:number-columns-repeated="2" office:value-type="string">
            <text:p>Nil</text:p>
          </table:table-cell>
          <table:table-cell office:value-type="string">
            <text:p>10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Cockatrice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30%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6">
            <text:p>6</text:p>
          </table:table-cell>
          <table:table-cell office:value-type="string">
            <text:p>6, Fl 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Touch turns to ston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1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Couatl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office:value-type="string">
            <text:p>10%</text:p>
          </table:table-cell>
          <table:table-cell office:value-type="string">
            <text:p>B,I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float" office:value="5">
            <text:p>5</text:p>
          </table:table-cell>
          <table:table-cell office:value-type="string">
            <text:p>6, Fl 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-3/2-8</text:p>
          </table:table-cell>
          <table:table-cell office:value-type="string">
            <text:p>Poison; Magic use</text:p>
          </table:table-cell>
          <table:table-cell office:value-type="string">
            <text:p>Become Ethereal</text:p>
          </table:table-cell>
          <table:table-cell office:value-type="string">
            <text:p>Standard</text:p>
          </table:table-cell>
          <table:table-cell office:value-type="string">
            <text:p>M (12')</text:p>
          </table:table-cell>
          <table:table-cell table:number-columns-repeated="2" office:value-type="string">
            <text:p>Nil</text:p>
          </table:table-cell>
          <table:table-cell office:value-type="string">
            <text:p>24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Crab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-8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4'+)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Crayfish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4">
            <text:p>4</text:p>
          </table:table-cell>
          <table:table-cell office:value-type="string">
            <text:p>6, Sw 12</text:p>
          </table:table-cell>
          <table:table-cell office:value-type="string">
            <text:p>4+4</text:p>
          </table:table-cell>
          <table:table-cell office:value-type="float" office:value="2">
            <text:p>2</text:p>
          </table:table-cell>
          <table:table-cell office:value-type="string">
            <text:p>2-12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8'+)</text:p>
          </table:table-cell>
          <table:table-cell table:number-columns-repeated="2" office:value-type="string">
            <text:p>Nil</text:p>
          </table:table-cell>
          <table:table-cell office:value-type="string">
            <text:p>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Crocodile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24</text:p>
          </table:table-cell>
          <table:table-cell office:value-type="float" office:value="5">
            <text:p>5</text:p>
          </table:table-cell>
          <table:table-cell office:value-type="string">
            <text:p>6, Sw 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-8/1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8-15')</text:p>
          </table:table-cell>
          <table:table-cell table:number-columns-repeated="2" office:value-type="string">
            <text:p>Nil</text:p>
          </table:table-cell>
          <table:table-cell office:value-type="string">
            <text:p>6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Crocodile - Giant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 (2-12)</text:p>
          </table:table-cell>
          <table:table-cell office:value-type="float" office:value="4">
            <text:p>4</text:p>
          </table:table-cell>
          <table:table-cell office:value-type="string">
            <text:p>6, Sw 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3-18/2-2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1-30')</text:p>
          </table:table-cell>
          <table:table-cell table:number-columns-repeated="2" office:value-type="string">
            <text:p>Nil</text:p>
          </table:table-cell>
          <table:table-cell office:value-type="string">
            <text:p>40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Demon - Demogorgon (Prince of Demons)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office:value-type="string">
            <text:p>50%</text:p>
          </table:table-cell>
          <table:table-cell office:value-type="string">
            <text:p>R,S,T,V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15">
            <text:p>15</text:p>
          </table:table-cell>
          <table:table-cell office:value-type="string">
            <text:p>200 hp</text:p>
          </table:table-cell>
          <table:table-cell office:value-type="float" office:value="3">
            <text:p>3</text:p>
          </table:table-cell>
          <table:table-cell office:value-type="string">
            <text:p>All special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95%</text:p>
          </table:table-cell>
          <table:table-cell office:value-type="string">
            <text:p>L (18')</text:p>
          </table:table-cell>
          <table:table-cell table:number-columns-repeated="2" office:value-type="string">
            <text:p>Nil</text:p>
          </table:table-cell>
          <table:table-cell office:value-type="float" office:value="74000">
            <text:p>740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Demon - Juiblex (The Faceless Lord)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office:value-type="string">
            <text:p>60%</text:p>
          </table:table-cell>
          <table:table-cell office:value-type="string">
            <text:p>P(x2)/R(x2)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office:value-type="string">
            <text:p>88 hp</text:p>
          </table:table-cell>
          <table:table-cell office:value-type="float" office:value="1">
            <text:p>1</text:p>
          </table:table-cell>
          <table:table-cell office:value-type="string">
            <text:p>4-40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65%</text:p>
          </table:table-cell>
          <table:table-cell office:value-type="string">
            <text:p>L (9')</text:p>
          </table:table-cell>
          <table:table-cell table:number-columns-repeated="2" office:value-type="string">
            <text:p>Nil</text:p>
          </table:table-cell>
          <table:table-cell office:value-type="float" office:value="47280">
            <text:p>4728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Demon - Manes (Sub Demon)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office:value-type="string">
            <text:p>n/a</text:p>
          </table:table-cell>
          <table:table-cell office:value-type="string">
            <text:p>Nil</text:p>
          </table:table-cell>
          <table:table-cell office:value-type="float" office:value="9">
            <text:p>9</text:p>
          </table:table-cell>
          <table:table-cell office:value-type="string">
            <text:p>4-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-2(x2)/1-4</text:p>
          </table:table-cell>
          <table:table-cell office:value-type="string">
            <text:p>Nil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18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Demon - Orcus (Prince of the Undead)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office:value-type="string">
            <text:p>50%</text:p>
          </table:table-cell>
          <table:table-cell office:value-type="string">
            <text:p>P,S,T,U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9, Fl 18</text:p>
          </table:table-cell>
          <table:table-cell office:value-type="string">
            <text:p>120 hp</text:p>
          </table:table-cell>
          <table:table-cell office:value-type="float" office:value="2">
            <text:p>2</text:p>
          </table:table-cell>
          <table:table-cell office:value-type="string">
            <text:p>3-13/2-8 or by weapon +8</text:p>
          </table:table-cell>
          <table:table-cell office:value-type="string">
            <text:p>Special</text:p>
          </table:table-cell>
          <table:table-cell office:value-type="string">
            <text:p>+3 to hit</text:p>
          </table:table-cell>
          <table:table-cell office:value-type="string">
            <text:p>85%</text:p>
          </table:table-cell>
          <table:table-cell office:value-type="string">
            <text:p>L (15')</text:p>
          </table:table-cell>
          <table:table-cell table:number-columns-repeated="2" office:value-type="string">
            <text:p>Nil</text:p>
          </table:table-cell>
          <table:table-cell office:value-type="float" office:value="63900">
            <text:p>639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Demon - Succubus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5%</text:p>
          </table:table-cell>
          <table:table-cell office:value-type="string">
            <text:p>I,Q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, Fl 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-3(x2)</text:p>
          </table:table-cell>
          <table:table-cell office:value-type="string">
            <text:p>Energy drain</text:p>
          </table:table-cell>
          <table:table-cell office:value-type="string">
            <text:p>+1 to hit</text:p>
          </table:table-cell>
          <table:table-cell office:value-type="string">
            <text:p>70%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210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Demon - Type I - Vrock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Low (5-7)</text:p>
          </table:table-cell>
          <table:table-cell office:value-type="string">
            <text:p>5%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string">
            <text:p>1-3 (1-6)</text:p>
          </table:table-cell>
          <table:table-cell office:value-type="float" office:value="0">
            <text:p>0</text:p>
          </table:table-cell>
          <table:table-cell office:value-type="string">
            <text:p>12, Fl 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1-4(x2)/1-8(x2)/1-6</text:p>
          </table:table-cell>
          <table:table-cell table:number-columns-repeated="2"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L (8.5')</text:p>
          </table:table-cell>
          <table:table-cell table:number-columns-repeated="2" office:value-type="string">
            <text:p>Nil</text:p>
          </table:table-cell>
          <table:table-cell office:value-type="string">
            <text:p>127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Demon - Type II - Hezrou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Low (5-7)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string">
            <text:p>1-3 (1-6)</text:p>
          </table:table-cell>
          <table:table-cell office:value-type="float" office:value="-2">
            <text:p>-2</text:p>
          </table:table-cell>
          <table:table-cell office:value-type="string">
            <text:p>6, Fl 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-3(x2)/4-16</text:p>
          </table:table-cell>
          <table:table-cell table:number-columns-repeated="2" office:value-type="string">
            <text:p>Special</text:p>
          </table:table-cell>
          <table:table-cell office:value-type="string">
            <text:p>55%</text:p>
          </table:table-cell>
          <table:table-cell office:value-type="string">
            <text:p>L (7'+)</text:p>
          </table:table-cell>
          <table:table-cell table:number-columns-repeated="2" office:value-type="string">
            <text:p>Nil</text:p>
          </table:table-cell>
          <table:table-cell office:value-type="string">
            <text:p>20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Demon - Type III - Glabrezu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15%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string">
            <text:p>1-3 (1-6)</text:p>
          </table:table-cell>
          <table:table-cell office:value-type="float" office:value="-4">
            <text:p>-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-12(x2)/1-3(x2)/2-5</text:p>
          </table:table-cell>
          <table:table-cell table:number-columns-repeated="2" office:value-type="string">
            <text:p>Special</text:p>
          </table:table-cell>
          <table:table-cell office:value-type="string">
            <text:p>60%</text:p>
          </table:table-cell>
          <table:table-cell office:value-type="string">
            <text:p>L (9.5')</text:p>
          </table:table-cell>
          <table:table-cell table:number-columns-repeated="2" office:value-type="string">
            <text:p>Nil</text:p>
          </table:table-cell>
          <table:table-cell office:value-type="string">
            <text:p>240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Demon - Type IV - Nalfeshnee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office:value-type="string">
            <text:p>15%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office:value-type="string">
            <text:p>1-3 (1-6)</text:p>
          </table:table-cell>
          <table:table-cell office:value-type="float" office:value="-1">
            <text:p>-1</text:p>
          </table:table-cell>
          <table:table-cell office:value-type="string">
            <text:p>9, Fl 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1-4(x2)/2-8</text:p>
          </table:table-cell>
          <table:table-cell office:value-type="string">
            <text:p>+2 bonus to hit; Special</text:p>
          </table:table-cell>
          <table:table-cell office:value-type="string">
            <text:p>+1 to hit</text:p>
          </table:table-cell>
          <table:table-cell office:value-type="string">
            <text:p>65%</text:p>
          </table:table-cell>
          <table:table-cell office:value-type="string">
            <text:p>L (10.5')</text:p>
          </table:table-cell>
          <table:table-cell table:number-columns-repeated="2" office:value-type="string">
            <text:p>Nil</text:p>
          </table:table-cell>
          <table:table-cell office:value-type="string">
            <text:p>30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Demon - Type V - Marilith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office:value-type="string">
            <text:p>10%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string">
            <text:p>1-3 (1-6)</text:p>
          </table:table-cell>
          <table:table-cell office:value-type="string">
            <text:p>-7/-5</text:p>
          </table:table-cell>
          <table:table-cell office:value-type="float" office:value="12">
            <text:p>12</text:p>
          </table:table-cell>
          <table:table-cell office:value-type="string">
            <text:p>7+7</text:p>
          </table:table-cell>
          <table:table-cell office:value-type="float" office:value="7">
            <text:p>7</text:p>
          </table:table-cell>
          <table:table-cell office:value-type="string">
            <text:p>2-8/By weapon (x6)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80%</text:p>
          </table:table-cell>
          <table:table-cell office:value-type="string">
            <text:p>L (7')</text:p>
          </table:table-cell>
          <table:table-cell table:number-columns-repeated="2" office:value-type="string">
            <text:p>Nil</text:p>
          </table:table-cell>
          <table:table-cell office:value-type="string">
            <text:p>30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emon - Type VI - Balor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office:value-type="string">
            <text:p>20%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1-3 (1-6)</text:p>
          </table:table-cell>
          <table:table-cell office:value-type="float" office:value="-2">
            <text:p>-2</text:p>
          </table:table-cell>
          <table:table-cell office:value-type="string">
            <text:p>6, Fl 15</text:p>
          </table:table-cell>
          <table:table-cell office:value-type="string">
            <text:p>8+8</text:p>
          </table:table-cell>
          <table:table-cell office:value-type="float" office:value="1">
            <text:p>1</text:p>
          </table:table-cell>
          <table:table-cell office:value-type="string">
            <text:p>2-13</text:p>
          </table:table-cell>
          <table:table-cell office:value-type="string">
            <text:p>Whip &amp; Flame fore 2-12/3-18/4-24</text:p>
          </table:table-cell>
          <table:table-cell office:value-type="string">
            <text:p>+1 to hit</text:p>
          </table:table-cell>
          <table:table-cell office:value-type="string">
            <text:p>75%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36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Demon - Yeenoghu (Demon Lord of Gnolls)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35%</text:p>
          </table:table-cell>
          <table:table-cell office:value-type="string">
            <text:p>C,G,I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18">
            <text:p>18</text:p>
          </table:table-cell>
          <table:table-cell office:value-type="string">
            <text:p>100 hp</text:p>
          </table:table-cell>
          <table:table-cell office:value-type="string">
            <text:p>1 (special)</text:p>
          </table:table-cell>
          <table:table-cell office:value-type="string">
            <text:p>3-18 + special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80%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float" office:value="54500">
            <text:p>545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Devil - Arch-Devil - Asmondus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office:value-type="string">
            <text:p>90%</text:p>
          </table:table-cell>
          <table:table-cell office:value-type="string">
            <text:p>I,R,U,V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12, Fl 24</text:p>
          </table:table-cell>
          <table:table-cell office:value-type="string">
            <text:p>199 hp</text:p>
          </table:table-cell>
          <table:table-cell office:value-type="float" office:value="1">
            <text:p>1</text:p>
          </table:table-cell>
          <table:table-cell office:value-type="string">
            <text:p>4-14</text:p>
          </table:table-cell>
          <table:table-cell office:value-type="string">
            <text:p>Special</text:p>
          </table:table-cell>
          <table:table-cell office:value-type="string">
            <text:p>+3 to hit</text:p>
          </table:table-cell>
          <table:table-cell office:value-type="string">
            <text:p>90%</text:p>
          </table:table-cell>
          <table:table-cell office:value-type="string">
            <text:p>L (13.5')</text:p>
          </table:table-cell>
          <table:table-cell table:number-columns-repeated="2" office:value-type="string">
            <text:p>Nil</text:p>
          </table:table-cell>
          <table:table-cell office:value-type="float" office:value="70965">
            <text:p>7096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Devil - Arch-Devil - Baalzebul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office:value-type="string">
            <text:p>80%</text:p>
          </table:table-cell>
          <table:table-cell office:value-type="string">
            <text:p>E,R,V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9, Fl 24</text:p>
          </table:table-cell>
          <table:table-cell office:value-type="string">
            <text:p>166 hp</text:p>
          </table:table-cell>
          <table:table-cell office:value-type="float" office:value="1">
            <text:p>1</text:p>
          </table:table-cell>
          <table:table-cell office:value-type="string">
            <text:p>2-12 + poison</text:p>
          </table:table-cell>
          <table:table-cell office:value-type="string">
            <text:p>Special</text:p>
          </table:table-cell>
          <table:table-cell office:value-type="string">
            <text:p>+3 to hit</text:p>
          </table:table-cell>
          <table:table-cell office:value-type="string">
            <text:p>85%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float" office:value="61410">
            <text:p>6141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Devil - Arch-Devil - Dispater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office:value-type="string">
            <text:p>80%</text:p>
          </table:table-cell>
          <table:table-cell office:value-type="string">
            <text:p>Q(x10),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string">
            <text:p>144 hp</text:p>
          </table:table-cell>
          <table:table-cell table:number-columns-repeated="3"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80%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float" office:value="48040">
            <text:p>4804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Devil - Arch-Devil - Geryo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70%</text:p>
          </table:table-cell>
          <table:table-cell office:value-type="string">
            <text:p>H,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3, Fl 18</text:p>
          </table:table-cell>
          <table:table-cell office:value-type="string">
            <text:p>133 hp</text:p>
          </table:table-cell>
          <table:table-cell office:value-type="float" office:value="3">
            <text:p>3</text:p>
          </table:table-cell>
          <table:table-cell office:value-type="string">
            <text:p>3-18(x2)/2-8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75%</text:p>
          </table:table-cell>
          <table:table-cell office:value-type="string">
            <text:p>L (10')</text:p>
          </table:table-cell>
          <table:table-cell table:number-columns-repeated="2" office:value-type="string">
            <text:p>Nil</text:p>
          </table:table-cell>
          <table:table-cell office:value-type="float" office:value="47975">
            <text:p>47975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Devil - Greater - Horned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High (13-14)</text:p>
          </table:table-cell>
          <table:table-cell office:value-type="string">
            <text:p>55%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office:value-type="string">
            <text:p>1-2 (2-5)</text:p>
          </table:table-cell>
          <table:table-cell office:value-type="float" office:value="-5">
            <text:p>-5</text:p>
          </table:table-cell>
          <table:table-cell office:value-type="string">
            <text:p>9, Fl 18</text:p>
          </table:table-cell>
          <table:table-cell office:value-type="string">
            <text:p>5+5</text:p>
          </table:table-cell>
          <table:table-cell office:value-type="string">
            <text:p>4 or 1+weapon</text:p>
          </table:table-cell>
          <table:table-cell office:value-type="string">
            <text:p>1-4(x2)/2-5/1-3 or 1-3/by weapon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50%</text:p>
          </table:table-cell>
          <table:table-cell office:value-type="string">
            <text:p>L (9')</text:p>
          </table:table-cell>
          <table:table-cell table:number-columns-repeated="2" office:value-type="string">
            <text:p>Nil</text:p>
          </table:table-cell>
          <table:table-cell office:value-type="string">
            <text:p>132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Devil - Greater - Ice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High (13-14)</text:p>
          </table:table-cell>
          <table:table-cell office:value-type="string">
            <text:p>60%</text:p>
          </table:table-cell>
          <table:table-cell office:value-type="string">
            <text:p>Q,R</text:p>
          </table:table-cell>
          <table:table-cell office:value-type="float" office:value="7">
            <text:p>7</text:p>
          </table:table-cell>
          <table:table-cell office:value-type="string">
            <text:p>1 (1-4)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-4(x2)/2-8/3-12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55%</text:p>
          </table:table-cell>
          <table:table-cell office:value-type="string">
            <text:p>L (10.5')</text:p>
          </table:table-cell>
          <table:table-cell table:number-columns-repeated="2" office:value-type="string">
            <text:p>Nil</text:p>
          </table:table-cell>
          <table:table-cell office:value-type="string">
            <text:p>44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Devil - Greater - Pit Fiend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office:value-type="string">
            <text:p>65%</text:p>
          </table:table-cell>
          <table:table-cell office:value-type="string">
            <text:p>J,R</text:p>
          </table:table-cell>
          <table:table-cell office:value-type="float" office:value="7">
            <text:p>7</text:p>
          </table:table-cell>
          <table:table-cell office:value-type="string">
            <text:p>1 (1-3)</text:p>
          </table:table-cell>
          <table:table-cell office:value-type="float" office:value="-3">
            <text:p>-3</text:p>
          </table:table-cell>
          <table:table-cell office:value-type="string">
            <text:p>6, Fl 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5-8/7-12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65%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7900+1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Devil - Lemure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100%</text:p>
          </table:table-cell>
          <table:table-cell office:value-type="string">
            <text:p>Nil</text:p>
          </table:table-cell>
          <table:table-cell office:value-type="float" office:value="7">
            <text:p>7</text:p>
          </table:table-cell>
          <table:table-cell office:value-type="string">
            <text:p>5-3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6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Devil - Lesser - Barbed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office:value-type="string">
            <text:p>50%</text:p>
          </table:table-cell>
          <table:table-cell office:value-type="string">
            <text:p>Nil</text:p>
          </table:table-cell>
          <table:table-cell office:value-type="float" office:value="7">
            <text:p>7</text:p>
          </table:table-cell>
          <table:table-cell office:value-type="string">
            <text:p>1-2 (3-12)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-8(x2)/3-12</text:p>
          </table:table-cell>
          <table:table-cell table:number-columns-repeated="2" office:value-type="string">
            <text:p>Special</text:p>
          </table:table-cell>
          <table:table-cell office:value-type="string">
            <text:p>35%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string">
            <text:p>142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evil - Lesser - Bone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office:value-type="string">
            <text:p>55%</text:p>
          </table:table-cell>
          <table:table-cell office:value-type="string">
            <text:p>Nil</text:p>
          </table:table-cell>
          <table:table-cell office:value-type="float" office:value="7">
            <text:p>7</text:p>
          </table:table-cell>
          <table:table-cell office:value-type="string">
            <text:p>1-2 (2-8)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3-12</text:p>
          </table:table-cell>
          <table:table-cell table:number-columns-repeated="2" office:value-type="string">
            <text:p>Special</text:p>
          </table:table-cell>
          <table:table-cell office:value-type="string">
            <text:p>40%</text:p>
          </table:table-cell>
          <table:table-cell office:value-type="string">
            <text:p>L (9.5')</text:p>
          </table:table-cell>
          <table:table-cell table:number-columns-repeated="2" office:value-type="string">
            <text:p>Nil</text:p>
          </table:table-cell>
          <table:table-cell office:value-type="string">
            <text:p>28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Devil - Lesser - Erinyes</text:p>
          </table:table-cell>
          <table:table-cell office:value-type="string">
            <text:p>Outsider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20%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1-3 (4-16)</text:p>
          </table:table-cell>
          <table:table-cell office:value-type="float" office:value="2">
            <text:p>2</text:p>
          </table:table-cell>
          <table:table-cell office:value-type="string">
            <text:p>6, Fl 21</text:p>
          </table:table-cell>
          <table:table-cell office:value-type="string">
            <text:p>6+6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Special</text:p>
          </table:table-cell>
          <table:table-cell office:value-type="string">
            <text:p>30%</text:p>
          </table:table-cell>
          <table:table-cell office:value-type="string">
            <text:p>M (6')</text:p>
          </table:table-cell>
          <table:table-cell table:number-columns-repeated="2" office:value-type="string">
            <text:p>Nil</text:p>
          </table:table-cell>
          <table:table-cell office:value-type="string">
            <text:p>87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Dinosaur - Anatosaurus (Trachodon)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+)</text:p>
          </table:table-cell>
          <table:table-cell table:number-columns-repeated="2" office:value-type="string">
            <text:p>Nil</text:p>
          </table:table-cell>
          <table:table-cell office:value-type="string">
            <text:p>13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Dinosaur - Ankyl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5'+)</text:p>
          </table:table-cell>
          <table:table-cell table:number-columns-repeated="2" office:value-type="string">
            <text:p>Nil</text:p>
          </table:table-cell>
          <table:table-cell office:value-type="string">
            <text:p>9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Dinosaur - Antrodemus (Allosaurus)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1-4(x2)/6-24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)</text:p>
          </table:table-cell>
          <table:table-cell table:number-columns-repeated="2" office:value-type="string">
            <text:p>Nil</text:p>
          </table:table-cell>
          <table:table-cell office:value-type="string">
            <text:p>24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Dinosaur - Apatosaurus (Brontosaurus)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0')</text:p>
          </table:table-cell>
          <table:table-cell table:number-columns-repeated="2" office:value-type="string">
            <text:p>Nil</text:p>
          </table:table-cell>
          <table:table-cell office:value-type="string">
            <text:p>5000+3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Dinosaur - Archelon Ischyra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3">
            <text:p>3</text:p>
          </table:table-cell>
          <table:table-cell office:value-type="string">
            <text:p>3, Sw 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3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22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Dinosaur - Brachio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5-2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60')</text:p>
          </table:table-cell>
          <table:table-cell table:number-columns-repeated="2" office:value-type="string">
            <text:p>Nil</text:p>
          </table:table-cell>
          <table:table-cell office:value-type="string">
            <text:p>5000+3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Dinosaur - Camarasaur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3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0')</text:p>
          </table:table-cell>
          <table:table-cell table:number-columns-repeated="2" office:value-type="string">
            <text:p>Nil</text:p>
          </table:table-cell>
          <table:table-cell office:value-type="string">
            <text:p>4000+3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Dinosaur - Cerato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-6(x2)/4-1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7')</text:p>
          </table:table-cell>
          <table:table-cell table:number-columns-repeated="2" office:value-type="string">
            <text:p>Nil</text:p>
          </table:table-cell>
          <table:table-cell office:value-type="string">
            <text:p>6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Dinosaur - Cetio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table:number-columns-repeated="2"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60')</text:p>
          </table:table-cell>
          <table:table-cell table:number-columns-repeated="2" office:value-type="string">
            <text:p>Nil</text:p>
          </table:table-cell>
          <table:table-cell office:value-type="string">
            <text:p>5000+3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Dinosaur - Dinichty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5-2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5'+)</text:p>
          </table:table-cell>
          <table:table-cell table:number-columns-repeated="2" office:value-type="string">
            <text:p>Nil</text:p>
          </table:table-cell>
          <table:table-cell office:value-type="string">
            <text:p>150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Dinosaur - Diplodoc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table:number-columns-repeated="2"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80')</text:p>
          </table:table-cell>
          <table:table-cell table:number-columns-repeated="2" office:value-type="string">
            <text:p>Nil</text:p>
          </table:table-cell>
          <table:table-cell office:value-type="string">
            <text:p>5000+3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Dinosaur - Elasmo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4-24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0')</text:p>
          </table:table-cell>
          <table:table-cell table:number-columns-repeated="2" office:value-type="string">
            <text:p>Nil</text:p>
          </table:table-cell>
          <table:table-cell office:value-type="string">
            <text:p>2400+2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Dinosaur - Gorgo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1-3(x2)/7-2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+)</text:p>
          </table:table-cell>
          <table:table-cell table:number-columns-repeated="2" office:value-type="string">
            <text:p>Nil</text:p>
          </table:table-cell>
          <table:table-cell office:value-type="string">
            <text:p>1800+1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Dinosaur - Iguanadon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1-3(x2)/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)</text:p>
          </table:table-cell>
          <table:table-cell table:number-columns-repeated="2" office:value-type="string">
            <text:p>Nil</text:p>
          </table:table-cell>
          <table:table-cell office:value-type="string">
            <text:p>15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Dinosaur - Lambeosaur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6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+)</text:p>
          </table:table-cell>
          <table:table-cell table:number-columns-repeated="2" office:value-type="string">
            <text:p>Nil</text:p>
          </table:table-cell>
          <table:table-cell office:value-type="string">
            <text:p>1300+16/hp 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Dinosaur - Megalo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5')</text:p>
          </table:table-cell>
          <table:table-cell table:number-columns-repeated="2" office:value-type="string">
            <text:p>Nil</text:p>
          </table:table-cell>
          <table:table-cell office:value-type="string">
            <text:p>13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Dinosaur - Monocloni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string">
            <text:p>3/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-1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8')</text:p>
          </table:table-cell>
          <table:table-cell table:number-columns-repeated="2" office:value-type="string">
            <text:p>Nil</text:p>
          </table:table-cell>
          <table:table-cell office:value-type="string">
            <text:p>55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Dinosaur - Mosa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7">
            <text:p>7</text:p>
          </table:table-cell>
          <table:table-cell office:value-type="string">
            <text:p>3, Sw 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4-3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0')</text:p>
          </table:table-cell>
          <table:table-cell table:number-columns-repeated="2" office:value-type="string">
            <text:p>Nil</text:p>
          </table:table-cell>
          <table:table-cell office:value-type="string">
            <text:p>1300+1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Dinosaur - Paleoscinc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)</text:p>
          </table:table-cell>
          <table:table-cell table:number-columns-repeated="2" office:value-type="string">
            <text:p>Nil</text:p>
          </table:table-cell>
          <table:table-cell office:value-type="string">
            <text:p>13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Dinosaur - Pentaceratop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string">
            <text:p>2/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-6/1-10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+)</text:p>
          </table:table-cell>
          <table:table-cell table:number-columns-repeated="2" office:value-type="string">
            <text:p>Nil</text:p>
          </table:table-cell>
          <table:table-cell office:value-type="string">
            <text:p>1300+1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Dinosaur - Plateosaur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5-2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+)</text:p>
          </table:table-cell>
          <table:table-cell table:number-columns-repeated="2" office:value-type="string">
            <text:p>Nil</text:p>
          </table:table-cell>
          <table:table-cell office:value-type="string">
            <text:p>37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Dinosaur - Plesiosaur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5-2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0'+)</text:p>
          </table:table-cell>
          <table:table-cell table:number-columns-repeated="2" office:value-type="string">
            <text:p>Nil</text:p>
          </table:table-cell>
          <table:table-cell office:value-type="string">
            <text:p>4000+3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Dinosaur - Pteranodon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18</text:p>
          </table:table-cell>
          <table:table-cell office:value-type="float" office:value="7">
            <text:p>7</text:p>
          </table:table-cell>
          <table:table-cell office:value-type="string">
            <text:p>3, Fl 15</text:p>
          </table:table-cell>
          <table:table-cell office:value-type="string">
            <text:p>3+3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)</text:p>
          </table:table-cell>
          <table:table-cell table:number-columns-repeated="2" office:value-type="string">
            <text:p>Nil</text:p>
          </table:table-cell>
          <table:table-cell office:value-type="string">
            <text:p>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Dinosaur - Stegosaur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string">
            <text:p>2/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5-2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5')</text:p>
          </table:table-cell>
          <table:table-cell table:number-columns-repeated="2" office:value-type="string">
            <text:p>Nil</text:p>
          </table:table-cell>
          <table:table-cell office:value-type="string">
            <text:p>3000+2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Dinosaur - Styacosauru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string">
            <text:p>2/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2-1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8')</text:p>
          </table:table-cell>
          <table:table-cell table:number-columns-repeated="2" office:value-type="string">
            <text:p>Nil</text:p>
          </table:table-cell>
          <table:table-cell office:value-type="string">
            <text:p>19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Dinosaur - Teratosaur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1-3(x2)/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)</text:p>
          </table:table-cell>
          <table:table-cell table:number-columns-repeated="2" office:value-type="string">
            <text:p>Nil</text:p>
          </table:table-cell>
          <table:table-cell office:value-type="string">
            <text:p>90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Dinosaur - Tricerotop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string">
            <text:p>2/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1-8/1-12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4'+)</text:p>
          </table:table-cell>
          <table:table-cell table:number-columns-repeated="2" office:value-type="string">
            <text:p>Nil</text:p>
          </table:table-cell>
          <table:table-cell office:value-type="string">
            <text:p>4000+2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Dinosaur - Tyrannosaurus Rex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1-6(x2)/5-4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0')</text:p>
          </table:table-cell>
          <table:table-cell table:number-columns-repeated="2" office:value-type="string">
            <text:p>Nil</text:p>
          </table:table-cell>
          <table:table-cell office:value-type="string">
            <text:p>6550+2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Displacer Beast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office:value-type="string">
            <text:p>25%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2-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-8(x2)</text:p>
          </table:table-cell>
          <table:table-cell office:value-type="string">
            <text:p>Nil</text:p>
          </table:table-cell>
          <table:table-cell office:value-type="string">
            <text:p>-2 on opponents attack dice</text:p>
          </table:table-cell>
          <table:table-cell office:value-type="string">
            <text:p>Save as 12th level fighter, +2 on die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47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Djinni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Average to High (8-1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9, Fl 24</text:p>
          </table:table-cell>
          <table:table-cell office:value-type="string">
            <text:p>7+3</text:p>
          </table:table-cell>
          <table:table-cell office:value-type="float" office:value="1">
            <text:p>1</text:p>
          </table:table-cell>
          <table:table-cell office:value-type="string">
            <text:p>2-16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0.5')</text:p>
          </table:table-cell>
          <table:table-cell table:number-columns-repeated="2" office:value-type="string">
            <text:p>Nil</text:p>
          </table:table-cell>
          <table:table-cell office:value-type="string">
            <text:p>72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Dog - Blink Dog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20%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4-1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-6</text:p>
          </table:table-cell>
          <table:table-cell office:value-type="string">
            <text:p>From rear 75% of time</text:p>
          </table:table-cell>
          <table:table-cell office:value-type="string">
            <text:p>Teleporting</text:p>
          </table:table-cell>
          <table:table-cell office:value-type="string">
            <text:p>Standard</text:p>
          </table:table-cell>
          <table:table-cell office:value-type="string">
            <text:p>M (3')</text:p>
          </table:table-cell>
          <table:table-cell table:number-columns-repeated="2" office:value-type="string">
            <text:p>Nil</text:p>
          </table:table-cell>
          <table:table-cell office:value-type="string">
            <text:p>17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Dog - War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2+2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72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Dog - Wild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4-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Dolphin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string">
            <text:p>2-2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2+2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string">
            <text:p>Nil</text:p>
          </table:table-cell>
          <table:table-cell office:value-type="string">
            <text:p>Save as 4th level figh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6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Doppleganger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office:value-type="string">
            <text:p>20%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string">
            <text:p>3-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-12</text:p>
          </table:table-cell>
          <table:table-cell office:value-type="string">
            <text:p>Surprise on a 1-4</text:p>
          </table:table-cell>
          <table:table-cell table:number-columns-repeated="2"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3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Dragon - Black</text:p>
          </table:table-cell>
          <table:table-cell office:value-type="string">
            <text:p>Dragon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30%</text:p>
          </table:table-cell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float" office:value="3">
            <text:p>3</text:p>
          </table:table-cell>
          <table:table-cell office:value-type="string">
            <text:p>12, Fl 24</text:p>
          </table:table-cell>
          <table:table-cell office:value-type="string">
            <text:p>6 to 8</text:p>
          </table:table-cell>
          <table:table-cell office:value-type="float" office:value="3">
            <text:p>3</text:p>
          </table:table-cell>
          <table:table-cell office:value-type="string">
            <text:p>1-4(x2)/3-18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)</text:p>
          </table:table-cell>
          <table:table-cell table:number-columns-repeated="2" office:value-type="string">
            <text:p>Nil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Dragon - Blue</text:p>
          </table:table-cell>
          <table:table-cell office:value-type="string">
            <text:p>Dragon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50%</text:p>
          </table:table-cell>
          <table:table-cell office:value-type="string">
            <text:p>H,S</text:p>
          </table:table-cell>
          <table:table-cell office:value-type="float" office:value="7">
            <text:p>7</text:p>
          </table:table-cell>
          <table:table-cell office:value-type="string">
            <text:p>1-4</text:p>
          </table:table-cell>
          <table:table-cell office:value-type="float" office:value="2">
            <text:p>2</text:p>
          </table:table-cell>
          <table:table-cell office:value-type="string">
            <text:p>9, Fl 24</text:p>
          </table:table-cell>
          <table:table-cell office:value-type="string">
            <text:p>8 to 10</text:p>
          </table:table-cell>
          <table:table-cell office:value-type="float" office:value="3">
            <text:p>3</text:p>
          </table:table-cell>
          <table:table-cell office:value-type="string">
            <text:p>1-6(x2)/3-24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42')</text:p>
          </table:table-cell>
          <table:table-cell table:number-columns-repeated="2" office:value-type="string">
            <text:p>Nil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Dragon - Brass</text:p>
          </table:table-cell>
          <table:table-cell office:value-type="string">
            <text:p>Dragon</text:p>
          </table:table-cell>
          <table:table-cell office:value-type="string">
            <text:p>Uncommon</text:p>
          </table:table-cell>
          <table:table-cell office:value-type="string">
            <text:p>High (13-14)</text:p>
          </table:table-cell>
          <table:table-cell office:value-type="string">
            <text:p>25%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string">
            <text:p>1-4</text:p>
          </table:table-cell>
          <table:table-cell office:value-type="float" office:value="2">
            <text:p>2</text:p>
          </table:table-cell>
          <table:table-cell office:value-type="string">
            <text:p>12, Fl 24</text:p>
          </table:table-cell>
          <table:table-cell office:value-type="string">
            <text:p>6 to 8</text:p>
          </table:table-cell>
          <table:table-cell office:value-type="float" office:value="3">
            <text:p>3</text:p>
          </table:table-cell>
          <table:table-cell office:value-type="string">
            <text:p>1-4(x2)/4-16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)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Dragon - Bronze</text:p>
          </table:table-cell>
          <table:table-cell office:value-type="string">
            <text:p>Dragon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office:value-type="string">
            <text:p>45%</text:p>
          </table:table-cell>
          <table:table-cell office:value-type="string">
            <text:p>H,S,T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float" office:value="0">
            <text:p>0</text:p>
          </table:table-cell>
          <table:table-cell office:value-type="string">
            <text:p>9, Fl 24</text:p>
          </table:table-cell>
          <table:table-cell office:value-type="string">
            <text:p>8 to 10</text:p>
          </table:table-cell>
          <table:table-cell office:value-type="float" office:value="3">
            <text:p>3</text:p>
          </table:table-cell>
          <table:table-cell office:value-type="string">
            <text:p>1-6(x2)/4-24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42')</text:p>
          </table:table-cell>
          <table:table-cell table:number-columns-repeated="2" office:value-type="string">
            <text:p>Nil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Dragon - Chromatic (Tiamat)</text:p>
          </table:table-cell>
          <table:table-cell office:value-type="string">
            <text:p>Dragon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office:value-type="string">
            <text:p>90%</text:p>
          </table:table-cell>
          <table:table-cell office:value-type="string">
            <text:p>100% H,S,T,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, Fl 18</text:p>
          </table:table-cell>
          <table:table-cell office:value-type="string">
            <text:p>16 (128 hp)</text:p>
          </table:table-cell>
          <table:table-cell office:value-type="float" office:value="6">
            <text:p>6</text:p>
          </table:table-cell>
          <table:table-cell office:value-type="string">
            <text:p>2-16/3-18/2-20/3-24/3-30/1-6</text:p>
          </table:table-cell>
          <table:table-cell office:value-type="string">
            <text:p>Breath weapons; Poison; Magic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60')</text:p>
          </table:table-cell>
          <table:table-cell table:number-columns-repeated="2" office:value-type="string">
            <text:p>Nil</text:p>
          </table:table-cell>
          <table:table-cell office:value-type="float" office:value="63580">
            <text:p>6358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Dragon - Copper</text:p>
          </table:table-cell>
          <table:table-cell office:value-type="string">
            <text:p>Dragon</text:p>
          </table:table-cell>
          <table:table-cell office:value-type="string">
            <text:p>Uncommon to Rare</text:p>
          </table:table-cell>
          <table:table-cell office:value-type="string">
            <text:p>High (13-14)</text:p>
          </table:table-cell>
          <table:table-cell office:value-type="string">
            <text:p>35%</text:p>
          </table:table-cell>
          <table:table-cell office:value-type="string">
            <text:p>H,S</text:p>
          </table:table-cell>
          <table:table-cell office:value-type="float" office:value="3">
            <text:p>3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string">
            <text:p>9, Fl 24</text:p>
          </table:table-cell>
          <table:table-cell office:value-type="string">
            <text:p>7 to 9</text:p>
          </table:table-cell>
          <table:table-cell office:value-type="float" office:value="3">
            <text:p>3</text:p>
          </table:table-cell>
          <table:table-cell office:value-type="string">
            <text:p>1-4(x2)/5-20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6')</text:p>
          </table:table-cell>
          <table:table-cell table:number-columns-repeated="2" office:value-type="string">
            <text:p>Nil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Dragon - Gold</text:p>
          </table:table-cell>
          <table:table-cell office:value-type="string">
            <text:p>Dragon</text:p>
          </table:table-cell>
          <table:table-cell office:value-type="string">
            <text:p>Very Rare</text:p>
          </table:table-cell>
          <table:table-cell office:value-type="string">
            <text:p>Genius (17-18)</text:p>
          </table:table-cell>
          <table:table-cell office:value-type="string">
            <text:p>65%</text:p>
          </table:table-cell>
          <table:table-cell office:value-type="string">
            <text:p>H,R,S,T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float" office:value="-2">
            <text:p>-2</text:p>
          </table:table-cell>
          <table:table-cell office:value-type="string">
            <text:p>12, Fl 30</text:p>
          </table:table-cell>
          <table:table-cell office:value-type="string">
            <text:p>10 to 12</text:p>
          </table:table-cell>
          <table:table-cell office:value-type="float" office:value="3">
            <text:p>3</text:p>
          </table:table-cell>
          <table:table-cell office:value-type="string">
            <text:p>1-8(x2)/6-36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4')</text:p>
          </table:table-cell>
          <table:table-cell table:number-columns-repeated="2" office:value-type="string">
            <text:p>Nil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Dragon - Green</text:p>
          </table:table-cell>
          <table:table-cell office:value-type="string">
            <text:p>Dragon</text:p>
          </table:table-cell>
          <table:table-cell office:value-type="string">
            <text:p>Rare</text:p>
          </table:table-cell>
          <table:table-cell office:value-type="string">
            <text:p>Average to Very (8-12)</text:p>
          </table:table-cell>
          <table:table-cell office:value-type="string">
            <text:p>40%</text:p>
          </table:table-cell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string">
            <text:p>1-4</text:p>
          </table:table-cell>
          <table:table-cell office:value-type="float" office:value="2">
            <text:p>2</text:p>
          </table:table-cell>
          <table:table-cell office:value-type="string">
            <text:p>9, Fl 24</text:p>
          </table:table-cell>
          <table:table-cell office:value-type="string">
            <text:p>7 to 9</text:p>
          </table:table-cell>
          <table:table-cell office:value-type="float" office:value="3">
            <text:p>3</text:p>
          </table:table-cell>
          <table:table-cell office:value-type="string">
            <text:p>1-6(x2)/2-20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6')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Dragon - Platinum (Bahamut)</text:p>
          </table:table-cell>
          <table:table-cell office:value-type="string">
            <text:p>Dragon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office:value-type="string">
            <text:p>75%</text:p>
          </table:table-cell>
          <table:table-cell office:value-type="string">
            <text:p>100% H,I,R,S,T,V</text:p>
          </table:table-cell>
          <table:table-cell table:number-columns-repeated="2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9, Fl 30</text:p>
          </table:table-cell>
          <table:table-cell office:value-type="string">
            <text:p>21 (168 hp)</text:p>
          </table:table-cell>
          <table:table-cell office:value-type="float" office:value="3">
            <text:p>3</text:p>
          </table:table-cell>
          <table:table-cell office:value-type="string">
            <text:p>2-12(x2)/6-48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2')</text:p>
          </table:table-cell>
          <table:table-cell table:number-columns-repeated="2" office:value-type="string">
            <text:p>Nil</text:p>
          </table:table-cell>
          <table:table-cell office:value-type="float" office:value="58080">
            <text:p>5808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Dragon - Red</text:p>
          </table:table-cell>
          <table:table-cell office:value-type="string">
            <text:p>Dragon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office:value-type="string">
            <text:p>60%</text:p>
          </table:table-cell>
          <table:table-cell office:value-type="string">
            <text:p>H,S,T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float" office:value="-1">
            <text:p>-1</text:p>
          </table:table-cell>
          <table:table-cell office:value-type="string">
            <text:p>9, Fl 24</text:p>
          </table:table-cell>
          <table:table-cell office:value-type="string">
            <text:p>9 to 11</text:p>
          </table:table-cell>
          <table:table-cell office:value-type="float" office:value="3">
            <text:p>3</text:p>
          </table:table-cell>
          <table:table-cell office:value-type="string">
            <text:p>1-8(x2)/3-30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48')</text:p>
          </table:table-cell>
          <table:table-cell table:number-columns-repeated="2" office:value-type="string">
            <text:p>Nil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Dragon - Silver</text:p>
          </table:table-cell>
          <table:table-cell office:value-type="string">
            <text:p>Dragon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55%</text:p>
          </table:table-cell>
          <table:table-cell office:value-type="string">
            <text:p>H,T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float" office:value="-1">
            <text:p>-1</text:p>
          </table:table-cell>
          <table:table-cell office:value-type="string">
            <text:p>9, Fl 24</text:p>
          </table:table-cell>
          <table:table-cell office:value-type="string">
            <text:p>9 to 11</text:p>
          </table:table-cell>
          <table:table-cell office:value-type="float" office:value="3">
            <text:p>3</text:p>
          </table:table-cell>
          <table:table-cell office:value-type="string">
            <text:p>1-6(x2)/5-30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48')</text:p>
          </table:table-cell>
          <table:table-cell table:number-columns-repeated="2" office:value-type="string">
            <text:p>Nil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Dragon - White</text:p>
          </table:table-cell>
          <table:table-cell office:value-type="string">
            <text:p>Dragon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20%</text:p>
          </table:table-cell>
          <table:table-cell office:value-type="string">
            <text:p>E,O,S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float" office:value="3">
            <text:p>3</text:p>
          </table:table-cell>
          <table:table-cell office:value-type="string">
            <text:p>12, Fl 30</text:p>
          </table:table-cell>
          <table:table-cell office:value-type="string">
            <text:p>5 to 7</text:p>
          </table:table-cell>
          <table:table-cell office:value-type="float" office:value="3">
            <text:p>3</text:p>
          </table:table-cell>
          <table:table-cell office:value-type="string">
            <text:p>1-4(x2)/2-16</text:p>
          </table:table-cell>
          <table:table-cell office:value-type="string">
            <text:p>Breath weapon; Possible spell u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4')</text:p>
          </table:table-cell>
          <table:table-cell table:number-columns-repeated="2" office:value-type="string">
            <text:p>Nil</text:p>
          </table:table-cell>
          <table:table-cell office:value-type="string">
            <text:p>CALC 4Spc3Ex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Dragon Turtle</text:p>
          </table:table-cell>
          <table:table-cell office:value-type="string">
            <text:p>Draconic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office:value-type="string">
            <text:p>5%</text:p>
          </table:table-cell>
          <table:table-cell office:value-type="string">
            <text:p>B,R,S,T,V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, Sw 9</text:p>
          </table:table-cell>
          <table:table-cell office:value-type="string">
            <text:p>12 to 14</text:p>
          </table:table-cell>
          <table:table-cell office:value-type="float" office:value="3">
            <text:p>3</text:p>
          </table:table-cell>
          <table:table-cell office:value-type="string">
            <text:p>2-12(x2)/4-32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0')</text:p>
          </table:table-cell>
          <table:table-cell table:number-columns-repeated="2" office:value-type="string">
            <text:p>Nil</text:p>
          </table:table-cell>
          <table:table-cell office:value-type="string">
            <text:p>7300+1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Dragonne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office:value-type="string">
            <text:p>40%</text:p>
          </table:table-cell>
          <table:table-cell office:value-type="string">
            <text:p>B,S,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6/2</text:p>
          </table:table-cell>
          <table:table-cell office:value-type="string">
            <text:p>15, Fl 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-8(x2)/3-18</text:p>
          </table:table-cell>
          <table:table-cell office:value-type="string">
            <text:p>Roar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')</text:p>
          </table:table-cell>
          <table:table-cell table:number-columns-repeated="2" office:value-type="string">
            <text:p>Nil</text:p>
          </table:table-cell>
          <table:table-cell office:value-type="string">
            <text:p>140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Dryad</text:p>
          </table:table-cell>
          <table:table-cell office:value-type="string">
            <text:p>Fey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office:value-type="string">
            <text:p>10%</text:p>
          </table:table-cell>
          <table:table-cell office:value-type="string">
            <text:p>M(x100),Q(x10)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Charm</text:p>
          </table:table-cell>
          <table:table-cell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0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Dwarf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Very (11-12)</text:p>
          </table:table-cell>
          <table:table-cell office:value-type="string">
            <text:p>50%</text:p>
          </table:table-cell>
          <table:table-cell office:value-type="string">
            <text:p>Mx5 (G,Qx20,R)</text:p>
          </table:table-cell>
          <table:table-cell office:value-type="float" office:value="1">
            <text:p>1</text:p>
          </table:table-cell>
          <table:table-cell office:value-type="string">
            <text:p>40-4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-8 or by weapon</text:p>
          </table:table-cell>
          <table:table-cell office:value-type="string">
            <text:p>Special</text:p>
          </table:table-cell>
          <table:table-cell office:value-type="string">
            <text:p>Save at 4 levels higher</text:p>
          </table:table-cell>
          <table:table-cell office:value-type="string">
            <text:p>As above</text:p>
          </table:table-cell>
          <table:table-cell office:value-type="string">
            <text:p>S (4'+)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chain mail&amp;small shield=90/plate mail&amp;small shield=10</text:p>
          </table:table-cell>
          <table:table-cell office:value-type="string">
            <text:p>sword&amp;crossbow,light=15/sword&amp;polearm=10/sword &amp; spear=20/axe,hand&amp;crossbow,heavy=10/axe,hand&amp;hammer=25/axe&amp;mace=10/hammer&amp;pick=10</text:p>
          </table:table-cell>
          <table:table-cell table:number-columns-repeated="19"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Eagle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20%</text:p>
          </table:table-cell>
          <table:table-cell office:value-type="string">
            <text:p>Q,C (magic only)</text:p>
          </table:table-cell>
          <table:table-cell office:value-type="float" office:value="5">
            <text:p>5</text:p>
          </table:table-cell>
          <table:table-cell office:value-type="string">
            <text:p>1-20</text:p>
          </table:table-cell>
          <table:table-cell office:value-type="float" office:value="7">
            <text:p>7</text:p>
          </table:table-cell>
          <table:table-cell office:value-type="string">
            <text:p>3, Fl 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1-6(x2)/2-12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 (20')</text:p>
          </table:table-cell>
          <table:table-cell table:number-columns-repeated="2" office:value-type="string">
            <text:p>Nil</text:p>
          </table:table-cell>
          <table:table-cell office:value-type="string">
            <text:p>15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Ear Seekers</text:p>
          </table:table-cell>
          <table:table-cell office:value-type="string">
            <text:p>Vermin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office:value-type="string">
            <text:p>9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/8</text:p>
          </table:table-cell>
          <table:table-cell office:value-type="float" office:value="1">
            <text:p>1</text:p>
          </table:table-cell>
          <table:table-cell office:value-type="string">
            <text:p>Special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1/2")</text:p>
          </table:table-cell>
          <table:table-cell table:number-columns-repeated="2" office:value-type="string">
            <text:p>Nil</text:p>
          </table:table-cell>
          <table:table-cell office:value-type="string">
            <text:p>NON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Eel - Electric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Jolt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9')</text:p>
          </table:table-cell>
          <table:table-cell table:number-columns-repeated="2" office:value-type="string">
            <text:p>Nil</text:p>
          </table:table-cell>
          <table:table-cell office:value-type="string">
            <text:p>65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Eel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20')</text:p>
          </table:table-cell>
          <table:table-cell table:number-columns-repeated="2" office:value-type="string">
            <text:p>Nil</text:p>
          </table:table-cell>
          <table:table-cell office:value-type="string">
            <text:p>49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Eel - Weed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office:value-type="string">
            <text:p>100%</text:p>
          </table:table-cell>
          <table:table-cell office:value-type="string">
            <text:p>O,P,R</text:p>
          </table:table-cell>
          <table:table-cell office:value-type="float" office:value="5">
            <text:p>5</text:p>
          </table:table-cell>
          <table:table-cell office:value-type="string">
            <text:p>10-6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1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6')</text:p>
          </table:table-cell>
          <table:table-cell table:number-columns-repeated="2" office:value-type="string">
            <text:p>Nil</text:p>
          </table:table-cell>
          <table:table-cell office:value-type="string">
            <text:p>15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Efreeti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9, Fl 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3-24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19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Elemental - Air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8 12 or 16</text:p>
          </table:table-cell>
          <table:table-cell office:value-type="float" office:value="1">
            <text:p>1</text:p>
          </table:table-cell>
          <table:table-cell office:value-type="string">
            <text:p>2-20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Elemental - Earth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8 12 or 16</text:p>
          </table:table-cell>
          <table:table-cell office:value-type="float" office:value="1">
            <text:p>1</text:p>
          </table:table-cell>
          <table:table-cell office:value-type="string">
            <text:p>4-32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Elemental - Fire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8 12 or 16</text:p>
          </table:table-cell>
          <table:table-cell office:value-type="float" office:value="1">
            <text:p>1</text:p>
          </table:table-cell>
          <table:table-cell office:value-type="string">
            <text:p>3-24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Elemental - Water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, Fl 18</text:p>
          </table:table-cell>
          <table:table-cell office:value-type="string">
            <text:p>8 12 or 16</text:p>
          </table:table-cell>
          <table:table-cell office:value-type="float" office:value="1">
            <text:p>1</text:p>
          </table:table-cell>
          <table:table-cell office:value-type="string">
            <text:p>5-30</text:p>
          </table:table-cell>
          <table:table-cell office:value-type="string">
            <text:p>Special</text:p>
          </table:table-cell>
          <table:table-cell office:value-type="string">
            <text:p>+2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Elephant - African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-16(x2)/2-12(x3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1'+)</text:p>
          </table:table-cell>
          <table:table-cell table:number-columns-repeated="2" office:value-type="string">
            <text:p>Nil</text:p>
          </table:table-cell>
          <table:table-cell office:value-type="string">
            <text:p>150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Elephant - Asiatic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-12(x5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9'+)</text:p>
          </table:table-cell>
          <table:table-cell table:number-columns-repeated="2" office:value-type="string">
            <text:p>Nil</text:p>
          </table:table-cell>
          <table:table-cell office:value-type="string">
            <text:p>2125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Elf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High and Up (13+)</text:p>
          </table:table-cell>
          <table:table-cell office:value-type="string">
            <text:p>10%</text:p>
          </table:table-cell>
          <table:table-cell office:value-type="string">
            <text:p>N (G,S,T)</text:p>
          </table:table-cell>
          <table:table-cell office:value-type="float" office:value="3">
            <text:p>3</text:p>
          </table:table-cell>
          <table:table-cell office:value-type="string">
            <text:p>20-20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1-10 or by weapon</text:p>
          </table:table-cell>
          <table:table-cell office:value-type="string">
            <text:p>+1 with bow and sword</text:p>
          </table:table-cell>
          <table:table-cell office:value-type="string">
            <text:p>Special</text:p>
          </table:table-cell>
          <table:table-cell office:value-type="string">
            <text:p>90% to charm and sleep only</text:p>
          </table:table-cell>
          <table:table-cell office:value-type="string">
            <text:p>M (5'+)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scale mail&amp;shield=33/ring mail&amp;shield=33/chain mail&amp;shield=34</text:p>
          </table:table-cell>
          <table:table-cell office:value-type="string">
            <text:p>sword&amp;bow=10/sword&amp;spear=20/sword=20/sword,two handed=5/spear=30/bow=15</text:p>
          </table:table-cell>
          <table:table-cell table:number-columns-repeated="19"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Ettin</text:p>
          </table:table-cell>
          <table:table-cell office:value-type="string">
            <text:p>Giant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office:value-type="string">
            <text:p>20%</text:p>
          </table:table-cell>
          <table:table-cell office:value-type="string">
            <text:p>O (C,Y)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-16/3-18</text:p>
          </table:table-cell>
          <table:table-cell office:value-type="string">
            <text:p>Nil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L (13')</text:p>
          </table:table-cell>
          <table:table-cell table:number-columns-repeated="2" office:value-type="string">
            <text:p>Nil</text:p>
          </table:table-cell>
          <table:table-cell office:value-type="string">
            <text:p>19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Eye - Floating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string">
            <text:p>Fl 9</text:p>
          </table:table-cell>
          <table:table-cell office:value-type="float" office:value="30">
            <text:p>30</text:p>
          </table:table-cell>
          <table:table-cell office:value-type="string">
            <text:p>1/2</text:p>
          </table:table-cell>
          <table:table-cell table:number-columns-repeated="2" office:value-type="string">
            <text:p>Nil</text:p>
          </table:table-cell>
          <table:table-cell office:value-type="string">
            <text:p>Hypnotism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1')</text:p>
          </table:table-cell>
          <table:table-cell table:number-columns-repeated="2" office:value-type="string">
            <text:p>Nil</text:p>
          </table:table-cell>
          <table:table-cell office:value-type="string">
            <text:p>30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Eye of the Deep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office:value-type="string">
            <text:p>20%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w 6</text:p>
          </table:table-cell>
          <table:table-cell office:value-type="string">
            <text:p>10 to 12</text:p>
          </table:table-cell>
          <table:table-cell office:value-type="float" office:value="3">
            <text:p>3</text:p>
          </table:table-cell>
          <table:table-cell office:value-type="string">
            <text:p>2-8(x2)/1-6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-5')</text:p>
          </table:table-cell>
          <table:table-cell table:number-columns-repeated="2" office:value-type="string">
            <text:p>Nil</text:p>
          </table:table-cell>
          <table:table-cell office:value-type="string">
            <text:p>37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Frog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5-40</text:p>
          </table:table-cell>
          <table:table-cell office:value-type="float" office:value="7">
            <text:p>7</text:p>
          </table:table-cell>
          <table:table-cell office:value-type="string">
            <text:p>3, Sw 9</text:p>
          </table:table-cell>
          <table:table-cell office:value-type="string">
            <text:p>1 to 3</text:p>
          </table:table-cell>
          <table:table-cell office:value-type="float" office:value="1">
            <text:p>1</text:p>
          </table:table-cell>
          <table:table-cell office:value-type="string">
            <text:p>1-3, 1-6, or 2-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-M (3-6')</text:p>
          </table:table-cell>
          <table:table-cell table:number-columns-repeated="2" office:value-type="string">
            <text:p>Nil</text:p>
          </table:table-cell>
          <table:table-cell office:value-type="string">
            <text:p>4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Frog - Giant - Killer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18</text:p>
          </table:table-cell>
          <table:table-cell office:value-type="float" office:value="8">
            <text:p>8</text:p>
          </table:table-cell>
          <table:table-cell office:value-type="string">
            <text:p>6, Sw 12</text:p>
          </table:table-cell>
          <table:table-cell office:value-type="string">
            <text:p>1+4</text:p>
          </table:table-cell>
          <table:table-cell office:value-type="float" office:value="3">
            <text:p>3</text:p>
          </table:table-cell>
          <table:table-cell office:value-type="string">
            <text:p>1-2(x2)/2-5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6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rog - Giant - Poisonous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float" office:value="8">
            <text:p>8</text:p>
          </table:table-cell>
          <table:table-cell office:value-type="string">
            <text:p>3, Sw 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5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Fungi - Violet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-4</text:p>
          </table:table-cell>
          <table:table-cell table:number-columns-repeated="2"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-M</text:p>
          </table:table-cell>
          <table:table-cell table:number-columns-repeated="2" office:value-type="string">
            <text:p>Nil</text:p>
          </table:table-cell>
          <table:table-cell office:value-type="string">
            <text:p>13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Gar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3">
            <text:p>3</text:p>
          </table:table-cell>
          <table:table-cell office:value-type="string">
            <text:p>Sw 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5 -20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1-30')</text:p>
          </table:table-cell>
          <table:table-cell table:number-columns-repeated="2" office:value-type="string">
            <text:p>Nil</text:p>
          </table:table-cell>
          <table:table-cell office:value-type="string">
            <text:p>5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Gargoyle</text:p>
          </table:table-cell>
          <table:table-cell office:value-type="string">
            <text:p>Monstrous Humanoid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office:value-type="string">
            <text:p>20%</text:p>
          </table:table-cell>
          <table:table-cell office:value-type="string">
            <text:p>M(x10) (C)</text:p>
          </table:table-cell>
          <table:table-cell office:value-type="float" office:value="9">
            <text:p>9</text:p>
          </table:table-cell>
          <table:table-cell office:value-type="string">
            <text:p>2-16</text:p>
          </table:table-cell>
          <table:table-cell office:value-type="float" office:value="5">
            <text:p>5</text:p>
          </table:table-cell>
          <table:table-cell office:value-type="string">
            <text:p>9, Fl 15</text:p>
          </table:table-cell>
          <table:table-cell office:value-type="string">
            <text:p>4+4</text:p>
          </table:table-cell>
          <table:table-cell office:value-type="float" office:value="4">
            <text:p>4</text:p>
          </table:table-cell>
          <table:table-cell office:value-type="string">
            <text:p>1-3(x2)/1-6/1-4</text:p>
          </table:table-cell>
          <table:table-cell office:value-type="string">
            <text:p>Nil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6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Gas Spore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9">
            <text:p>9</text:p>
          </table:table-cell>
          <table:table-cell office:value-type="string">
            <text:p>Fl 3</text:p>
          </table:table-cell>
          <table:table-cell office:value-type="string">
            <text:p>1/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float" office:value="33">
            <text:p>33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Ghast</text:p>
          </table:table-cell>
          <table:table-cell office:value-type="string">
            <text:p>Undead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10%</text:p>
          </table:table-cell>
          <table:table-cell office:value-type="string">
            <text:p>B,Q,R,S,T</text:p>
          </table:table-cell>
          <table:table-cell office:value-type="float" office:value="9">
            <text:p>9</text:p>
          </table:table-cell>
          <table:table-cell office:value-type="string">
            <text:p>1-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1-4(x2)/1-8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9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Ghost</text:p>
          </table:table-cell>
          <table:table-cell office:value-type="string">
            <text:p>Undead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office:value-type="string">
            <text:p>25%</text:p>
          </table:table-cell>
          <table:table-cell office:value-type="string">
            <text:p>E,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 (8)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Age 10-40 years</text:p>
          </table:table-cell>
          <table:table-cell table:number-columns-repeated="3"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40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Ghoul</text:p>
          </table:table-cell>
          <table:table-cell office:value-type="string">
            <text:p>Undead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office:value-type="string">
            <text:p>20%</text:p>
          </table:table-cell>
          <table:table-cell office:value-type="string">
            <text:p>B,T</text:p>
          </table:table-cell>
          <table:table-cell office:value-type="float" office:value="9">
            <text:p>9</text:p>
          </table:table-cell>
          <table:table-cell office:value-type="string">
            <text:p>2-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-3(x2)/1-6</text:p>
          </table:table-cell>
          <table:table-cell office:value-type="string">
            <text:p>Paralysis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65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Giant - Cloud</text:p>
          </table:table-cell>
          <table:table-cell office:value-type="string">
            <text:p>Giant</text:p>
          </table:table-cell>
          <table:table-cell office:value-type="string">
            <text:p>Rare</text:p>
          </table:table-cell>
          <table:table-cell office:value-type="string">
            <text:p>Average to Very (8-12)</text:p>
          </table:table-cell>
          <table:table-cell office:value-type="string">
            <text:p>40%</text:p>
          </table:table-cell>
          <table:table-cell office:value-type="string">
            <text:p>E,Q(x5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2+2-7</text:p>
          </table:table-cell>
          <table:table-cell office:value-type="float" office:value="1">
            <text:p>1</text:p>
          </table:table-cell>
          <table:table-cell office:value-type="string">
            <text:p>6-36</text:p>
          </table:table-cell>
          <table:table-cell office:value-type="string">
            <text:p>Hurling rocks for 2-24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L (18')</text:p>
          </table:table-cell>
          <table:table-cell table:number-columns-repeated="2" office:value-type="string">
            <text:p>Nil</text:p>
          </table:table-cell>
          <table:table-cell office:value-type="string">
            <text:p>425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Giant - Fire</text:p>
          </table:table-cell>
          <table:table-cell office:value-type="string">
            <text:p>Giant</text:p>
          </table:table-cell>
          <table:table-cell office:value-type="string">
            <text:p>Uncommon</text:p>
          </table:table-cell>
          <table:table-cell office:value-type="string">
            <text:p>Low to Average (5-10)</text:p>
          </table:table-cell>
          <table:table-cell office:value-type="string">
            <text:p>25%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office:value-type="string">
            <text:p>1-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11+2-5</text:p>
          </table:table-cell>
          <table:table-cell office:value-type="float" office:value="1">
            <text:p>1</text:p>
          </table:table-cell>
          <table:table-cell office:value-type="string">
            <text:p>5-30</text:p>
          </table:table-cell>
          <table:table-cell office:value-type="string">
            <text:p>Hurling rocks for 2-20</text:p>
          </table:table-cell>
          <table:table-cell office:value-type="string">
            <text:p>Impervious to fire</text:p>
          </table:table-cell>
          <table:table-cell office:value-type="string">
            <text:p>Standard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27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Giant - Frost</text:p>
          </table:table-cell>
          <table:table-cell office:value-type="string">
            <text:p>Giant</text:p>
          </table:table-cell>
          <table:table-cell office:value-type="string">
            <text:p>Rare</text:p>
          </table:table-cell>
          <table:table-cell office:value-type="string">
            <text:p>Low to Average (5-10)</text:p>
          </table:table-cell>
          <table:table-cell office:value-type="string">
            <text:p>30%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office:value-type="string">
            <text:p>1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10+1-4</text:p>
          </table:table-cell>
          <table:table-cell office:value-type="float" office:value="1">
            <text:p>1</text:p>
          </table:table-cell>
          <table:table-cell office:value-type="string">
            <text:p>4-24</text:p>
          </table:table-cell>
          <table:table-cell office:value-type="string">
            <text:p>Hurling rocks for 2-20</text:p>
          </table:table-cell>
          <table:table-cell office:value-type="string">
            <text:p>Impervious to cold</text:p>
          </table:table-cell>
          <table:table-cell office:value-type="string">
            <text:p>Standard</text:p>
          </table:table-cell>
          <table:table-cell office:value-type="string">
            <text:p>L (15')</text:p>
          </table:table-cell>
          <table:table-cell table:number-columns-repeated="2" office:value-type="string">
            <text:p>Nil</text:p>
          </table:table-cell>
          <table:table-cell office:value-type="string">
            <text:p>22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Giant - Hill</text:p>
          </table:table-cell>
          <table:table-cell office:value-type="string">
            <text:p>Giant</text:p>
          </table:table-cell>
          <table:table-cell office:value-type="string">
            <text:p>Common</text:p>
          </table:table-cell>
          <table:table-cell office:value-type="string">
            <text:p>Low (5-7)</text:p>
          </table:table-cell>
          <table:table-cell office:value-type="string">
            <text:p>25%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string">
            <text:p>1-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8+1-2</text:p>
          </table:table-cell>
          <table:table-cell office:value-type="float" office:value="1">
            <text:p>1</text:p>
          </table:table-cell>
          <table:table-cell office:value-type="string">
            <text:p>2-16</text:p>
          </table:table-cell>
          <table:table-cell office:value-type="string">
            <text:p>Hurling rocks for 2-16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10.5')</text:p>
          </table:table-cell>
          <table:table-cell table:number-columns-repeated="2" office:value-type="string">
            <text:p>Nil</text:p>
          </table:table-cell>
          <table:table-cell office:value-type="string">
            <text:p>14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Giant - Stone</text:p>
          </table:table-cell>
          <table:table-cell office:value-type="string">
            <text:p>Giant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30%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1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9+1-3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office:value-type="string">
            <text:p>Hurling rocks for 3-30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string">
            <text:p>180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Giant - Storm</text:p>
          </table:table-cell>
          <table:table-cell office:value-type="string">
            <text:p>Giant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office:value-type="string">
            <text:p>55%</text:p>
          </table:table-cell>
          <table:table-cell office:value-type="string">
            <text:p>E,Q(x10),S</text:p>
          </table:table-cell>
          <table:table-cell office:value-type="float" office:value="3">
            <text:p>3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5+2-7</text:p>
          </table:table-cell>
          <table:table-cell office:value-type="float" office:value="1">
            <text:p>1</text:p>
          </table:table-cell>
          <table:table-cell office:value-type="string">
            <text:p>7-42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21')</text:p>
          </table:table-cell>
          <table:table-cell table:number-columns-repeated="2" office:value-type="string">
            <text:p>Nil</text:p>
          </table:table-cell>
          <table:table-cell office:value-type="string">
            <text:p>5850+2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Gnoll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Low to Average (5-10)</text:p>
          </table:table-cell>
          <table:table-cell office:value-type="string">
            <text:p>20%</text:p>
          </table:table-cell>
          <table:table-cell office:value-type="string">
            <text:p>L,M (D,Qx5,S)</text:p>
          </table:table-cell>
          <table:table-cell office:value-type="float" office:value="9">
            <text:p>9</text:p>
          </table:table-cell>
          <table:table-cell office:value-type="string">
            <text:p>20-2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8 or by weapon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'+)</text:p>
          </table:table-cell>
          <table:table-cell table:number-columns-repeated="2" office:value-type="string">
            <text:p>Nil</text:p>
          </table:table-cell>
          <table:table-cell office:value-type="string">
            <text:p>28+2/hp</text:p>
          </table:table-cell>
          <table:table-cell office:value-type="string">
            <text:p>Nil</text:p>
          </table:table-cell>
          <table:table-cell office:value-type="string">
            <text:p>bow,long=15/polearm=35/sword,two handed=15/axe,battle=20/morning star=15</text:p>
          </table:table-cell>
          <table:table-cell table:number-columns-repeated="19"/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Gnome</text:p>
          </table:table-cell>
          <table:table-cell office:value-type="string">
            <text:p>Humanoid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50%</text:p>
          </table:table-cell>
          <table:table-cell office:value-type="string">
            <text:p>Mx3 (C,Qx20)</text:p>
          </table:table-cell>
          <table:table-cell office:value-type="float" office:value="0">
            <text:p>0</text:p>
          </table:table-cell>
          <table:table-cell office:value-type="string">
            <text:p>40-4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-6 or by weapon</text:p>
          </table:table-cell>
          <table:table-cell office:value-type="string">
            <text:p>Special</text:p>
          </table:table-cell>
          <table:table-cell office:value-type="string">
            <text:p>Save at 4 levels higher</text:p>
          </table:table-cell>
          <table:table-cell office:value-type="string">
            <text:p>As above</text:p>
          </table:table-cell>
          <table:table-cell office:value-type="string">
            <text:p>S (3'+)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studded leather&amp;small shield=60/chain mail&amp;small shield=30/plate mail&amp;small shield=10</text:p>
          </table:table-cell>
          <table:table-cell office:value-type="string">
            <text:p>sword,short&amp;bow,short=10/sword,short&amp;spear=20/club&amp;sling=15/club&amp;spear=40/club&amp;sword,short=15</text:p>
          </table:table-cell>
          <table:table-cell table:number-columns-repeated="19"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Goat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3+1</text:p>
          </table:table-cell>
          <table:table-cell office:value-type="float" office:value="1">
            <text:p>1</text:p>
          </table:table-cell>
          <table:table-cell office:value-type="string">
            <text:p>2-16</text:p>
          </table:table-cell>
          <table:table-cell office:value-type="string">
            <text:p>Charg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'+)</text:p>
          </table:table-cell>
          <table:table-cell table:number-columns-repeated="2" office:value-type="string">
            <text:p>Nil</text:p>
          </table:table-cell>
          <table:table-cell office:value-type="string">
            <text:p>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Goblin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Low to Average (5-10)</text:p>
          </table:table-cell>
          <table:table-cell office:value-type="string">
            <text:p>40%</text:p>
          </table:table-cell>
          <table:table-cell office:value-type="string">
            <text:p>K (C)</text:p>
          </table:table-cell>
          <table:table-cell office:value-type="float" office:value="7">
            <text:p>7</text:p>
          </table:table-cell>
          <table:table-cell office:value-type="string">
            <text:p>40-40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-1</text:p>
          </table:table-cell>
          <table:table-cell office:value-type="float" office:value="1">
            <text:p>1</text:p>
          </table:table-cell>
          <table:table-cell office:value-type="string">
            <text:p>1-6 or by weapon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4')</text:p>
          </table:table-cell>
          <table:table-cell table:number-columns-repeated="2" office:value-type="string">
            <text:p>Nil</text:p>
          </table:table-cell>
          <table:table-cell office:value-type="string">
            <text:p>10+1/hp</text:p>
          </table:table-cell>
          <table:table-cell office:value-type="string">
            <text:p>scale mail=67/ring mail=33</text:p>
          </table:table-cell>
          <table:table-cell office:value-type="string">
            <text:p>sword,short&amp;pick=10/sword,short&amp;sling=10/sword,short&amp;spear=10/sling=10/morningstar=20/pick=10/spear=30</text:p>
          </table:table-cell>
          <table:table-cell table:number-columns-repeated="19"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Golem - Clay</text:p>
          </table:table-cell>
          <table:table-cell office:value-type="string">
            <text:p>Construc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50 hp</text:p>
          </table:table-cell>
          <table:table-cell office:value-type="float" office:value="1">
            <text:p>1</text:p>
          </table:table-cell>
          <table:table-cell office:value-type="string">
            <text:p>3-30</text:p>
          </table:table-cell>
          <table:table-cell table:number-columns-repeated="3" office:value-type="string">
            <text:p>Special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float" office:value="3600">
            <text:p>360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Golem - Flesh</text:p>
          </table:table-cell>
          <table:table-cell office:value-type="string">
            <text:p>Construct</text:p>
          </table:table-cell>
          <table:table-cell office:value-type="string">
            <text:p>Very Rare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40 hp</text:p>
          </table:table-cell>
          <table:table-cell office:value-type="float" office:value="2">
            <text:p>2</text:p>
          </table:table-cell>
          <table:table-cell office:value-type="string">
            <text:p>2-16(x2)</text:p>
          </table:table-cell>
          <table:table-cell table:number-columns-repeated="3" office:value-type="string">
            <text:p>Special</text:p>
          </table:table-cell>
          <table:table-cell office:value-type="string">
            <text:p>L (7.5')</text:p>
          </table:table-cell>
          <table:table-cell table:number-columns-repeated="2" office:value-type="string">
            <text:p>Nil</text:p>
          </table:table-cell>
          <table:table-cell office:value-type="float" office:value="2380">
            <text:p>238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Golem - Iron</text:p>
          </table:table-cell>
          <table:table-cell office:value-type="string">
            <text:p>Construc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80 hp</text:p>
          </table:table-cell>
          <table:table-cell office:value-type="float" office:value="1">
            <text:p>1</text:p>
          </table:table-cell>
          <table:table-cell office:value-type="string">
            <text:p>4-40</text:p>
          </table:table-cell>
          <table:table-cell table:number-columns-repeated="3" office:value-type="string">
            <text:p>Special</text:p>
          </table:table-cell>
          <table:table-cell office:value-type="string">
            <text:p>L (12')</text:p>
          </table:table-cell>
          <table:table-cell table:number-columns-repeated="2" office:value-type="string">
            <text:p>Nil</text:p>
          </table:table-cell>
          <table:table-cell office:value-type="float" office:value="14550">
            <text:p>1455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Golem - Stone</text:p>
          </table:table-cell>
          <table:table-cell office:value-type="string">
            <text:p>Construc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60 hp</text:p>
          </table:table-cell>
          <table:table-cell office:value-type="float" office:value="1">
            <text:p>1</text:p>
          </table:table-cell>
          <table:table-cell office:value-type="string">
            <text:p>3-24</text:p>
          </table:table-cell>
          <table:table-cell table:number-columns-repeated="3" office:value-type="string">
            <text:p>Special</text:p>
          </table:table-cell>
          <table:table-cell office:value-type="string">
            <text:p>L (9.5')</text:p>
          </table:table-cell>
          <table:table-cell table:number-columns-repeated="2" office:value-type="string">
            <text:p>Nil</text:p>
          </table:table-cell>
          <table:table-cell office:value-type="float" office:value="8950">
            <text:p>8950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Gorgon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40%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office:value-type="string">
            <text:p>Breath turns to ston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7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Griffon</text:p>
          </table:table-cell>
          <table:table-cell office:value-type="string">
            <text:p>Magical Beast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25%</text:p>
          </table:table-cell>
          <table:table-cell office:value-type="string">
            <text:p>C,S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float" office:value="3">
            <text:p>3</text:p>
          </table:table-cell>
          <table:table-cell office:value-type="string">
            <text:p>12, Fl 3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1-4(x2)/2-1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7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Groaning Spirit</text:p>
          </table:table-cell>
          <table:table-cell office:value-type="string">
            <text:p>Undead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10%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-8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5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4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Hag - Night Hag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table:number-columns-repeated="2" office:value-type="string">
            <text:p>Special</text:p>
          </table:table-cell>
          <table:table-cell office:value-type="string">
            <text:p>65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7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Hag - Sea</text:p>
          </table:table-cell>
          <table:table-cell office:value-type="string">
            <text:p>Monstrous Humanoid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10%</text:p>
          </table:table-cell>
          <table:table-cell office:value-type="string">
            <text:p>C,Y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Death look</text:p>
          </table:table-cell>
          <table:table-cell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600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Halfling</text:p>
          </table:table-cell>
          <table:table-cell office:value-type="string">
            <text:p>Humanoid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70%</text:p>
          </table:table-cell>
          <table:table-cell office:value-type="string">
            <text:p>K (B)</text:p>
          </table:table-cell>
          <table:table-cell office:value-type="float" office:value="1">
            <text:p>1</text:p>
          </table:table-cell>
          <table:table-cell office:value-type="string">
            <text:p>30-30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1-2</text:p>
          </table:table-cell>
          <table:table-cell office:value-type="float" office:value="1">
            <text:p>1</text:p>
          </table:table-cell>
          <table:table-cell office:value-type="string">
            <text:p>1-6 or by weapon</text:p>
          </table:table-cell>
          <table:table-cell office:value-type="string">
            <text:p>+3 with bow and slings</text:p>
          </table:table-cell>
          <table:table-cell office:value-type="string">
            <text:p>Save at 4 levels higher</text:p>
          </table:table-cell>
          <table:table-cell office:value-type="string">
            <text:p>As above</text:p>
          </table:table-cell>
          <table:table-cell office:value-type="string">
            <text:p>S (3'+)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leather=50/padded=50</text:p>
          </table:table-cell>
          <table:table-cell office:value-type="string">
            <text:p>sword,short&amp;bow,short=10/sword,short&amp;spear=10/bow,short=10/sling=20/sword,short=10/spear=20/axe,hand=20</text:p>
          </table:table-cell>
          <table:table-cell table:number-columns-repeated="19"/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Harpy</text:p>
          </table:table-cell>
          <table:table-cell office:value-type="string">
            <text:p>Monstrous Humanoid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office:value-type="string">
            <text:p>25%</text:p>
          </table:table-cell>
          <table:table-cell office:value-type="string">
            <text:p>C,S</text:p>
          </table:table-cell>
          <table:table-cell office:value-type="float" office:value="9">
            <text:p>9</text:p>
          </table:table-cell>
          <table:table-cell office:value-type="string">
            <text:p>2-12</text:p>
          </table:table-cell>
          <table:table-cell office:value-type="float" office:value="7">
            <text:p>7</text:p>
          </table:table-cell>
          <table:table-cell office:value-type="string">
            <text:p>6, Fl 1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-3(x2)/1-6</text:p>
          </table:table-cell>
          <table:table-cell office:value-type="string">
            <text:p>Singing &amp; Charm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4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Hell Hound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office:value-type="string">
            <text:p>30%</text:p>
          </table:table-cell>
          <table:table-cell office:value-type="string">
            <text:p>C,S</text:p>
          </table:table-cell>
          <table:table-cell office:value-type="float" office:value="7">
            <text:p>7</text:p>
          </table:table-cell>
          <table:table-cell office:value-type="string">
            <text:p>2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4 to 7</text:p>
          </table:table-cell>
          <table:table-cell office:value-type="float" office:value="1">
            <text:p>1</text:p>
          </table:table-cell>
          <table:table-cell office:value-type="string">
            <text:p>1-10</text:p>
          </table:table-cell>
          <table:table-cell office:value-type="string">
            <text:p>Breathe fire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5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Herd Animal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0-200</text:p>
          </table:table-cell>
          <table:table-cell office:value-type="string">
            <text:p>8 to 7</text:p>
          </table:table-cell>
          <table:table-cell office:value-type="string">
            <text:p>12 to 24</text:p>
          </table:table-cell>
          <table:table-cell office:value-type="string">
            <text:p>1 to 5</text:p>
          </table:table-cell>
          <table:table-cell table:number-columns-repeated="2" office:value-type="string">
            <text:p>Varies</text:p>
          </table:table-cell>
          <table:table-cell office:value-type="string">
            <text:p>Stamped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-L</text:p>
          </table:table-cell>
          <table:table-cell table:number-columns-repeated="2" office:value-type="string">
            <text:p>Nil</text:p>
          </table:table-cell>
          <table:table-cell office:value-type="string">
            <text:p>CAL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Hippocampus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string">
            <text:p>2-8</text:p>
          </table:table-cell>
          <table:table-cell office:value-type="float" office:value="5">
            <text:p>5</text:p>
          </table:table-cell>
          <table:table-cell office:value-type="string">
            <text:p>Sw 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75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Hippogriff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office:value-type="string">
            <text:p>10%</text:p>
          </table:table-cell>
          <table:table-cell office:value-type="string">
            <text:p>Q(x5)</text:p>
          </table:table-cell>
          <table:table-cell office:value-type="float" office:value="5">
            <text:p>5</text:p>
          </table:table-cell>
          <table:table-cell office:value-type="string">
            <text:p>2-16</text:p>
          </table:table-cell>
          <table:table-cell office:value-type="float" office:value="5">
            <text:p>5</text:p>
          </table:table-cell>
          <table:table-cell office:value-type="string">
            <text:p>18, Fl 36</text:p>
          </table:table-cell>
          <table:table-cell office:value-type="string">
            <text:p>3+3</text:p>
          </table:table-cell>
          <table:table-cell office:value-type="float" office:value="3">
            <text:p>3</text:p>
          </table:table-cell>
          <table:table-cell office:value-type="string">
            <text:p>1-6(x2)/1-1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6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Hippopotam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float" office:value="6">
            <text:p>6</text:p>
          </table:table-cell>
          <table:table-cell office:value-type="string">
            <text:p>9, Sw 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-12 or 3-1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75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Hobgoblin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25%</text:p>
          </table:table-cell>
          <table:table-cell office:value-type="string">
            <text:p>J (M,D,Qx5)</text:p>
          </table:table-cell>
          <table:table-cell office:value-type="float" office:value="7">
            <text:p>7</text:p>
          </table:table-cell>
          <table:table-cell office:value-type="string">
            <text:p>20-2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1-8 or by weapon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6.5')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sword&amp;bow,composite short=20/sword&amp;spear=10/sword&amp;morning star=5/sword=5/polearm=30/spear=10/morning star=20</text:p>
          </table:table-cell>
          <table:table-cell table:number-columns-repeated="19"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Homunculus</text:p>
          </table:table-cell>
          <table:table-cell office:value-type="string">
            <text:p>Construct</text:p>
          </table:table-cell>
          <table:table-cell office:value-type="string">
            <text:p>Very Rare</text:p>
          </table:table-cell>
          <table:table-cell office:value-type="string">
            <text:p>Special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6, Fl 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Bite causes sleep</text:p>
          </table:table-cell>
          <table:table-cell table:number-columns-repeated="2" office:value-type="string">
            <text:p>Special</text:p>
          </table:table-cell>
          <table:table-cell office:value-type="string">
            <text:p>S (1.5')</text:p>
          </table:table-cell>
          <table:table-cell table:number-columns-repeated="2" office:value-type="string">
            <text:p>Nil</text:p>
          </table:table-cell>
          <table:table-cell office:value-type="string">
            <text:p>81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Horse - Draft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CAL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Horse - Heavy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3+3</text:p>
          </table:table-cell>
          <table:table-cell office:value-type="float" office:value="3">
            <text:p>3</text:p>
          </table:table-cell>
          <table:table-cell office:value-type="string">
            <text:p>1-8(x2)/1-3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CAL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Horse - Ligh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-4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CAL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Horse - Medium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2+2</text:p>
          </table:table-cell>
          <table:table-cell office:value-type="float" office:value="3">
            <text:p>3</text:p>
          </table:table-cell>
          <table:table-cell office:value-type="string">
            <text:p>1-6(x2)/1-3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CAL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Horse - Pony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1-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CAL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Horse - Wild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CAL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Human - Bandit/Brigand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Average to Very (8-12)</text:p>
          </table:table-cell>
          <table:table-cell office:value-type="string">
            <text:p>20%</text:p>
          </table:table-cell>
          <table:table-cell office:value-type="string">
            <text:p>M (A)</text:p>
          </table:table-cell>
          <table:table-cell office:value-type="float" office:value="9">
            <text:p>9</text:p>
          </table:table-cell>
          <table:table-cell office:value-type="string">
            <text:p>20-200</text:p>
          </table:table-cell>
          <table:table-cell table:number-columns-repeated="2" office:value-type="string">
            <text:p>Special</text:p>
          </table:table-cell>
          <table:table-cell office:value-type="string">
            <text:p>1-6 hp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office:value-type="string">
            <text:p>Leader types</text:p>
          </table:table-cell>
          <table:table-cell table:number-columns-repeated="2"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chainmail&amp;shield&amp;sword=10/leather&amp;shield&amp;spear=10/leather&amp;crossbow,light=10/leather&amp;polearm=40/leather&amp;crossbow,light=10/leather&amp;bow,short=10/leather&amp;shield&amp;sword=10</text:p>
          </table:table-cell>
          <table:table-cell table:number-columns-repeated="19"/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Human - Berserker</text:p>
          </table:table-cell>
          <table:table-cell office:value-type="string">
            <text:p>Humanoid</text:p>
          </table:table-cell>
          <table:table-cell office:value-type="string">
            <text:p>Rare</text:p>
          </table:table-cell>
          <table:table-cell office:value-type="string">
            <text:p>Average to Very (8-12)</text:p>
          </table:table-cell>
          <table:table-cell office:value-type="string">
            <text:p>10%</text:p>
          </table:table-cell>
          <table:table-cell office:value-type="string">
            <text:p>K (B)</text:p>
          </table:table-cell>
          <table:table-cell office:value-type="float" office:value="5">
            <text:p>5</text:p>
          </table:table-cell>
          <table:table-cell office:value-type="string">
            <text:p>10-10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2-7 hp</text:p>
          </table:table-cell>
          <table:table-cell office:value-type="string">
            <text:p>1 or 2</text:p>
          </table:table-cell>
          <table:table-cell office:value-type="string">
            <text:p>By weapon</text:p>
          </table:table-cell>
          <table:table-cell table:number-columns-repeated="2" office:value-type="string">
            <text:p>Leader types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chainmail&amp;shield&amp;sword=10/leather&amp;shield&amp;spear=10/leather&amp;crossbow,light=10/leather&amp;polearm=40/leather&amp;crossbow,light=10/leather&amp;bow,short=10/leather&amp;shield&amp;sword=10</text:p>
          </table:table-cell>
          <table:table-cell table:number-columns-repeated="19"/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Human - Buccaneer/Pirate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Average to Very (8-12)</text:p>
          </table:table-cell>
          <table:table-cell office:value-type="string">
            <text:p>80% (100%)</text:p>
          </table:table-cell>
          <table:table-cell office:value-type="string">
            <text:p>K (W)</text:p>
          </table:table-cell>
          <table:table-cell office:value-type="float" office:value="9">
            <text:p>9</text:p>
          </table:table-cell>
          <table:table-cell office:value-type="string">
            <text:p>50-300</text:p>
          </table:table-cell>
          <table:table-cell office:value-type="string">
            <text:p>Special</text:p>
          </table:table-cell>
          <table:table-cell office:value-type="float" office:value="12">
            <text:p>12</text:p>
          </table:table-cell>
          <table:table-cell office:value-type="string">
            <text:p>1-6 hp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Leader types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chainmail&amp;shield&amp;sword&amp;axe,hand=5/chainmail&amp;sword=5/leather&amp;shield&amp;sword=10/leather&amp;spear=30/leather&amp;axe,hand=20/leather&amp;crossbow,heavy=10/leather&amp;crossbow,light=20</text:p>
          </table:table-cell>
          <table:table-cell table:number-columns-repeated="19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Human - Caveman/Tribesman</text:p>
          </table:table-cell>
          <table:table-cell office:value-type="string">
            <text:p>Humanoid</text:p>
          </table:table-cell>
          <table:table-cell office:value-type="string">
            <text:p>Rare</text:p>
          </table:table-cell>
          <table:table-cell office:value-type="string">
            <text:p>Low to Average (5-10)</text:p>
          </table:table-cell>
          <table:table-cell office:value-type="string">
            <text:p>40%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10-100 (120)</text:p>
          </table:table-cell>
          <table:table-cell office:value-type="string">
            <text:p>8 (7)</text:p>
          </table:table-cell>
          <table:table-cell office:value-type="float" office:value="12">
            <text:p>12</text:p>
          </table:table-cell>
          <table:table-cell office:value-type="string">
            <text:p>2 or 1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spear&amp;axe,battle=10/axe,battle=20/club=50/spear=20</text:p>
          </table:table-cell>
          <table:table-cell table:number-columns-repeated="19"/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Human - Dervish/Nomad</text:p>
          </table:table-cell>
          <table:table-cell office:value-type="string">
            <text:p>Humanoid</text:p>
          </table:table-cell>
          <table:table-cell office:value-type="string">
            <text:p>Rare (Uncommon)</text:p>
          </table:table-cell>
          <table:table-cell office:value-type="string">
            <text:p>Average to Very (8-12)</text:p>
          </table:table-cell>
          <table:table-cell office:value-type="string">
            <text:p>5% (15%)</text:p>
          </table:table-cell>
          <table:table-cell office:value-type="string">
            <text:p>J or L (Z)</text:p>
          </table:table-cell>
          <table:table-cell office:value-type="float" office:value="1">
            <text:p>1</text:p>
          </table:table-cell>
          <table:table-cell office:value-type="string">
            <text:p>30-300</text:p>
          </table:table-cell>
          <table:table-cell table:number-columns-repeated="2" office:value-type="string">
            <text:p>Special</text:p>
          </table:table-cell>
          <table:table-cell office:value-type="string">
            <text:p>1-6 hp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Leader types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chainmail&amp;shield&amp;lance&amp;sword=25/chainmail&amp;shield&amp;bow,composite short&amp;sword=5/leather&amp;shield&amp;lance&amp;sword=50/leather&amp;shield&amp;bow,composite short&amp;sword=10/leather&amp;shield&amp;crossbow,light&amp;mace=10</text:p>
          </table:table-cell>
          <table:table-cell table:number-columns-repeated="19"/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Human - Merchant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Very to High (11-14)</text:p>
          </table:table-cell>
          <table:table-cell office:value-type="string">
            <text:p>0%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50-300</text:p>
          </table:table-cell>
          <table:table-cell table:number-columns-repeated="2" office:value-type="string">
            <text:p>Special</text:p>
          </table:table-cell>
          <table:table-cell office:value-type="string">
            <text:p>1-6 hp</text:p>
          </table:table-cell>
          <table:table-cell office:value-type="string">
            <text:p>Special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none=20/plate mail&amp;shield&amp;lance&amp;sword=7/chain mail&amp;shield&amp;lance&amp;sword=18/chain mail&amp;shield&amp;flail&amp;mace=7/scale mail&amp;crossbow, light&amp;sword=7/chain mail&amp;polearm&amp;mace=7/chainmail&amp;crossbow, heavy&amp;mace=7/ring mail&amp;shield&amp;spear&amp;morning star=28</text:p>
          </table:table-cell>
          <table:table-cell table:number-columns-repeated="19"/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Human - Pilgrim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Average to Very (8-12)</text:p>
          </table:table-cell>
          <table:table-cell office:value-type="string">
            <text:p>0%</text:p>
          </table:table-cell>
          <table:table-cell office:value-type="string">
            <text:p>Special</text:p>
          </table:table-cell>
          <table:table-cell office:value-type="float" office:value="0">
            <text:p>0</text:p>
          </table:table-cell>
          <table:table-cell office:value-type="string">
            <text:p>10-100</text:p>
          </table:table-cell>
          <table:table-cell table:number-columns-repeated="2" office:value-type="string">
            <text:p>Special</text:p>
          </table:table-cell>
          <table:table-cell office:value-type="string">
            <text:p>1-6 hp</text:p>
          </table:table-cell>
          <table:table-cell office:value-type="string">
            <text:p>Special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Hydra</text:p>
          </table:table-cell>
          <table:table-cell office:value-type="string">
            <text:p>Magical Beast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20%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5 to 12</text:p>
          </table:table-cell>
          <table:table-cell office:value-type="string">
            <text:p>1-6, 1-8, or 1-10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6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Hyena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Hyena - Giant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3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Imp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office:value-type="string">
            <text:p>0%</text:p>
          </table:table-cell>
          <table:table-cell office:value-type="string">
            <text:p>O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, Fl 18</text:p>
          </table:table-cell>
          <table:table-cell office:value-type="string">
            <text:p>2+2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table:number-columns-repeated="2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S (2')</text:p>
          </table:table-cell>
          <table:table-cell table:number-columns-repeated="2" office:value-type="string">
            <text:p>Nil</text:p>
          </table:table-cell>
          <table:table-cell office:value-type="string">
            <text:p>27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Intellect Devourer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office:value-type="string">
            <text:p>60%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string">
            <text:p>1-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6+6</text:p>
          </table:table-cell>
          <table:table-cell office:value-type="float" office:value="4">
            <text:p>4</text:p>
          </table:table-cell>
          <table:table-cell office:value-type="string">
            <text:p>1-4(x4)</text:p>
          </table:table-cell>
          <table:table-cell table:number-columns-repeated="3"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51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Invisible Stalker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4-16</text:p>
          </table:table-cell>
          <table:table-cell office:value-type="string">
            <text:p>Surprise on 1-5</text:p>
          </table:table-cell>
          <table:table-cell office:value-type="string">
            <text:p>Invisibility</text:p>
          </table:table-cell>
          <table:table-cell office:value-type="string">
            <text:p>30%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string">
            <text:p>109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Irish Deer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1 or 2</text:p>
          </table:table-cell>
          <table:table-cell office:value-type="string">
            <text:p>2-12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6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Ixitxachitl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Average to High (8-14)</text:p>
          </table:table-cell>
          <table:table-cell office:value-type="string">
            <text:p>60%</text:p>
          </table:table-cell>
          <table:table-cell office:value-type="string">
            <text:p>Special</text:p>
          </table:table-cell>
          <table:table-cell office:value-type="float" office:value="9">
            <text:p>9</text:p>
          </table:table-cell>
          <table:table-cell office:value-type="string">
            <text:p>10-10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3-12</text:p>
          </table:table-cell>
          <table:table-cell office:value-type="string">
            <text:p>Evil clerical spells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8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Jackal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1/2</text:p>
          </table:table-cell>
          <table:table-cell office:value-type="float" office:value="1">
            <text:p>1</text:p>
          </table:table-cell>
          <table:table-cell office:value-type="string">
            <text:p>1-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5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Jackalwere</text:p>
          </table:table-cell>
          <table:table-cell office:value-type="string">
            <text:p>Monstrous Humanoid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30%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string">
            <text:p>Gaze causes sleep</text:p>
          </table:table-cell>
          <table:table-cell office:value-type="string">
            <text:p>+1 or iron to hit</text:p>
          </table:table-cell>
          <table:table-cell office:value-type="string">
            <text:p>Standard</text:p>
          </table:table-cell>
          <table:table-cell office:value-type="string">
            <text:p>S (M)</text:p>
          </table:table-cell>
          <table:table-cell table:number-columns-repeated="2" office:value-type="string">
            <text:p>Nil</text:p>
          </table:table-cell>
          <table:table-cell office:value-type="string">
            <text:p>80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Jelly - Ochre</text:p>
          </table:table-cell>
          <table:table-cell office:value-type="string">
            <text:p>Ooze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3-12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5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Jelly - Slithering Tracker</text:p>
          </table:table-cell>
          <table:table-cell office:value-type="string">
            <text:p>Ooze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string">
            <text:p>Paralysis</text:p>
          </table:table-cell>
          <table:table-cell office:value-type="string">
            <text:p>Transparency</text:p>
          </table:table-cell>
          <table:table-cell office:value-type="string">
            <text:p>Standard</text:p>
          </table:table-cell>
          <table:table-cell office:value-type="string">
            <text:p>S (2.5')</text:p>
          </table:table-cell>
          <table:table-cell table:number-columns-repeated="2" office:value-type="string">
            <text:p>Nil</text:p>
          </table:table-cell>
          <table:table-cell office:value-type="string">
            <text:p>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Ki-rin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office:value-type="string">
            <text:p>5%</text:p>
          </table:table-cell>
          <table:table-cell office:value-type="string">
            <text:p>I,S,T</text:p>
          </table:table-cell>
          <table:table-cell table:number-columns-repeated="2"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24, Fl 4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2-8(x2)/3-18</text:p>
          </table:table-cell>
          <table:table-cell office:value-type="string">
            <text:p>Magic use</text:p>
          </table:table-cell>
          <table:table-cell office:value-type="string">
            <text:p>Special</text:p>
          </table:table-cell>
          <table:table-cell office:value-type="string">
            <text:p>90%</text:p>
          </table:table-cell>
          <table:table-cell office:value-type="string">
            <text:p>L</text:p>
          </table:table-cell>
          <table:table-cell office:value-type="string">
            <text:p>130 to 200</text:p>
          </table:table-cell>
          <table:table-cell office:value-type="string">
            <text:p>All/All</text:p>
          </table:table-cell>
          <table:table-cell office:value-type="string">
            <text:p>85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Kobold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Low to Average (5-10)</text:p>
          </table:table-cell>
          <table:table-cell office:value-type="string">
            <text:p>40%</text:p>
          </table:table-cell>
          <table:table-cell office:value-type="string">
            <text:p>J (O,Qx5)</text:p>
          </table:table-cell>
          <table:table-cell office:value-type="float" office:value="7">
            <text:p>7</text:p>
          </table:table-cell>
          <table:table-cell office:value-type="string">
            <text:p>40-4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1/2</text:p>
          </table:table-cell>
          <table:table-cell office:value-type="float" office:value="1">
            <text:p>1</text:p>
          </table:table-cell>
          <table:table-cell office:value-type="string">
            <text:p>1-4 or by weapon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 (3')</text:p>
          </table:table-cell>
          <table:table-cell table:number-columns-repeated="2" office:value-type="string">
            <text:p>Nil</text:p>
          </table:table-cell>
          <table:table-cell office:value-type="string">
            <text:p>5+1/hp</text:p>
          </table:table-cell>
          <table:table-cell office:value-type="string">
            <text:p>Nil</text:p>
          </table:table-cell>
          <table:table-cell office:value-type="string">
            <text:p>sword,short&amp;javelin=5/sword,short&amp;spear=10/sword,short=10/axe,hand=20/club=30/javelin&amp;javelin&amp;javelin=15/spear=10</text:p>
          </table:table-cell>
          <table:table-cell table:number-columns-repeated="19"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Lamia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office:value-type="string">
            <text:p>60%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7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Lammasu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Genius (17-18)</text:p>
          </table:table-cell>
          <table:table-cell office:value-type="string">
            <text:p>30%</text:p>
          </table:table-cell>
          <table:table-cell office:value-type="string">
            <text:p>R,S,T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float" office:value="6">
            <text:p>6</text:p>
          </table:table-cell>
          <table:table-cell office:value-type="string">
            <text:p>12, Fl 24</text:p>
          </table:table-cell>
          <table:table-cell office:value-type="string">
            <text:p>7+7</text:p>
          </table:table-cell>
          <table:table-cell office:value-type="float" office:value="2">
            <text:p>2</text:p>
          </table:table-cell>
          <table:table-cell office:value-type="string">
            <text:p>1-6(x2)</text:p>
          </table:table-cell>
          <table:table-cell table:number-columns-repeated="2" office:value-type="string">
            <text:p>Special</text:p>
          </table:table-cell>
          <table:table-cell office:value-type="string">
            <text:p>30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8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Lamprey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-6</text:p>
          </table:table-cell>
          <table:table-cell office:value-type="string">
            <text:p>Drain blood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16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Lamprey - Normal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1+2</text:p>
          </table:table-cell>
          <table:table-cell office:value-type="float" office:value="1">
            <text:p>1</text:p>
          </table:table-cell>
          <table:table-cell office:value-type="string">
            <text:p>1-2</text:p>
          </table:table-cell>
          <table:table-cell office:value-type="string">
            <text:p>Drain blood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8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Larva</text:p>
          </table:table-cell>
          <table:table-cell office:value-type="string">
            <text:p>Outsider</text:p>
          </table:table-cell>
          <table:table-cell office:value-type="string">
            <text:p>Common</text:p>
          </table:table-cell>
          <table:table-cell office:value-type="string">
            <text:p>Low (5-7)</text:p>
          </table:table-cell>
          <table:table-cell office:value-type="string">
            <text:p>100%</text:p>
          </table:table-cell>
          <table:table-cell office:value-type="string">
            <text:p>Nil</text:p>
          </table:table-cell>
          <table:table-cell office:value-type="float" office:value="8">
            <text:p>8</text:p>
          </table:table-cell>
          <table:table-cell office:value-type="string">
            <text:p>10-4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-5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0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Leech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4-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 to 4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Drain blood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-M</text:p>
          </table:table-cell>
          <table:table-cell table:number-columns-repeated="2" office:value-type="string">
            <text:p>Nil</text:p>
          </table:table-cell>
          <table:table-cell office:value-type="string">
            <text:p>16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Leprechaun</text:p>
          </table:table-cell>
          <table:table-cell office:value-type="string">
            <text:p>Fey</text:p>
          </table:table-cell>
          <table:table-cell office:value-type="string">
            <text:p>Uncommon</text:p>
          </table:table-cell>
          <table:table-cell office:value-type="string">
            <text:p>Exceptional (15-16)</text:p>
          </table:table-cell>
          <table:table-cell office:value-type="string">
            <text:p>10%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1 (1-20)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2-5 hp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2" office:value-type="string">
            <text:p>Special</text:p>
          </table:table-cell>
          <table:table-cell office:value-type="string">
            <text:p>80%</text:p>
          </table:table-cell>
          <table:table-cell office:value-type="string">
            <text:p>S (2')</text:p>
          </table:table-cell>
          <table:table-cell table:number-columns-repeated="2" office:value-type="string">
            <text:p>Nil</text:p>
          </table:table-cell>
          <table:table-cell office:value-type="string">
            <text:p>80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Leucrotta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40%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6+1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office:value-type="string">
            <text:p>Special</text:p>
          </table:table-cell>
          <table:table-cell office:value-type="string">
            <text:p>Kick in retrea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47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Lich</text:p>
          </table:table-cell>
          <table:table-cell office:value-type="string">
            <text:p>Undead</text:p>
          </table:table-cell>
          <table:table-cell office:value-type="string">
            <text:p>Very Rare</text:p>
          </table:table-cell>
          <table:table-cell office:value-type="string">
            <text:p>Supra-genius (19-20)</text:p>
          </table:table-cell>
          <table:table-cell office:value-type="string">
            <text:p>90%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1-20</text:p>
          </table:table-cell>
          <table:table-cell office:value-type="float" office:value="1">
            <text:p>1</text:p>
          </table:table-cell>
          <table:table-cell office:value-type="string">
            <text:p>1-10</text:p>
          </table:table-cell>
          <table:table-cell office:value-type="string">
            <text:p>Special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Special</text:p>
          </table:table-cell>
          <table:table-cell office:value-type="string">
            <text:p>105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Lizard - Fire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office:value-type="string">
            <text:p>50%</text:p>
          </table:table-cell>
          <table:table-cell office:value-type="string">
            <text:p>B,Qx10,S,T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1-8(x2)/2-16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30')</text:p>
          </table:table-cell>
          <table:table-cell table:number-columns-repeated="2" office:value-type="string">
            <text:p>Nil</text:p>
          </table:table-cell>
          <table:table-cell office:value-type="string">
            <text:p>13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Lizard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3+1</text:p>
          </table:table-cell>
          <table:table-cell office:value-type="float" office:value="1">
            <text:p>1</text:p>
          </table:table-cell>
          <table:table-cell office:value-type="string">
            <text:p>1-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5')</text:p>
          </table:table-cell>
          <table:table-cell table:number-columns-repeated="2" office:value-type="string">
            <text:p>Nil</text:p>
          </table:table-cell>
          <table:table-cell office:value-type="string">
            <text:p>12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Lizard - Minotaur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80%</text:p>
          </table:table-cell>
          <table:table-cell office:value-type="string">
            <text:p>J-N,Q,C (magic)</text:p>
          </table:table-cell>
          <table:table-cell office:value-type="float" office:value="5">
            <text:p>5</text:p>
          </table:table-cell>
          <table:table-cell office:value-type="string">
            <text:p>1-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-12(x2)/3-1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40')</text:p>
          </table:table-cell>
          <table:table-cell table:number-columns-repeated="2" office:value-type="string">
            <text:p>Nil</text:p>
          </table:table-cell>
          <table:table-cell office:value-type="string">
            <text:p>87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Lizard - Subterranean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20%</text:p>
          </table:table-cell>
          <table:table-cell office:value-type="string">
            <text:p>O,P,Qx5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)</text:p>
          </table:table-cell>
          <table:table-cell table:number-columns-repeated="2" office:value-type="string">
            <text:p>Nil</text:p>
          </table:table-cell>
          <table:table-cell office:value-type="string">
            <text:p>35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Lizard Man</text:p>
          </table:table-cell>
          <table:table-cell office:value-type="string">
            <text:p>Humanoid</text:p>
          </table:table-cell>
          <table:table-cell office:value-type="string">
            <text:p>Rare</text:p>
          </table:table-cell>
          <table:table-cell office:value-type="string">
            <text:p>Low to Average (5-10)</text:p>
          </table:table-cell>
          <table:table-cell office:value-type="string">
            <text:p>30%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10-40</text:p>
          </table:table-cell>
          <table:table-cell office:value-type="string">
            <text:p>5 (4)</text:p>
          </table:table-cell>
          <table:table-cell office:value-type="string">
            <text:p>6, Sw 12</text:p>
          </table:table-cell>
          <table:table-cell office:value-type="string">
            <text:p>2+1</text:p>
          </table:table-cell>
          <table:table-cell office:value-type="float" office:value="3">
            <text:p>3</text:p>
          </table:table-cell>
          <table:table-cell office:value-type="string">
            <text:p>1-2(x2)/1-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7')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Locathah</text:p>
          </table:table-cell>
          <table:table-cell office:value-type="string">
            <text:p>Humanoid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10%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>20-20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Lurker Above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50%</text:p>
          </table:table-cell>
          <table:table-cell office:value-type="string">
            <text:p>C,Y</text:p>
          </table:table-cell>
          <table:table-cell office:value-type="float" office:value="5">
            <text:p>5</text:p>
          </table:table-cell>
          <table:table-cell office:value-type="string">
            <text:p>1 (1-4)</text:p>
          </table:table-cell>
          <table:table-cell office:value-type="float" office:value="6">
            <text:p>6</text:p>
          </table:table-cell>
          <table:table-cell office:value-type="string">
            <text:p>1, Fl 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1-6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)</text:p>
          </table:table-cell>
          <table:table-cell table:number-columns-repeated="2" office:value-type="string">
            <text:p>Nil</text:p>
          </table:table-cell>
          <table:table-cell office:value-type="string">
            <text:p>150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Lycanthrope - Werebear</text:p>
          </table:table-cell>
          <table:table-cell office:value-type="string">
            <text:p>Humanoid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office:value-type="string">
            <text:p>10%</text:p>
          </table:table-cell>
          <table:table-cell office:value-type="string">
            <text:p>R,T,X</text:p>
          </table:table-cell>
          <table:table-cell office:value-type="float" office:value="3">
            <text:p>3</text:p>
          </table:table-cell>
          <table:table-cell office:value-type="string">
            <text:p>1-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7+3</text:p>
          </table:table-cell>
          <table:table-cell office:value-type="float" office:value="3">
            <text:p>3</text:p>
          </table:table-cell>
          <table:table-cell office:value-type="string">
            <text:p>1-3(x2)/2-8</text:p>
          </table:table-cell>
          <table:table-cell office:value-type="string">
            <text:p>Special</text:p>
          </table:table-cell>
          <table:table-cell office:value-type="string">
            <text:p>+1 or silver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82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Lycanthrope - Wereboar</text:p>
          </table:table-cell>
          <table:table-cell office:value-type="string">
            <text:p>Humanoid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20%</text:p>
          </table:table-cell>
          <table:table-cell office:value-type="string">
            <text:p>B,S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5+2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office:value-type="string">
            <text:p>Special</text:p>
          </table:table-cell>
          <table:table-cell office:value-type="string">
            <text:p>+1 or silver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75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Lycanthrope - Wererat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office:value-type="string">
            <text:p>30%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string">
            <text:p>4-2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3+1</text:p>
          </table:table-cell>
          <table:table-cell office:value-type="float" office:value="1">
            <text:p>1</text:p>
          </table:table-cell>
          <table:table-cell office:value-type="string">
            <text:p>1-8</text:p>
          </table:table-cell>
          <table:table-cell office:value-type="string">
            <text:p>Special</text:p>
          </table:table-cell>
          <table:table-cell office:value-type="string">
            <text:p>+1 or silver to hit</text:p>
          </table:table-cell>
          <table:table-cell office:value-type="string">
            <text:p>Standard</text:p>
          </table:table-cell>
          <table:table-cell office:value-type="string">
            <text:p>S-M</text:p>
          </table:table-cell>
          <table:table-cell table:number-columns-repeated="2" office:value-type="string">
            <text:p>Nil</text:p>
          </table:table-cell>
          <table:table-cell office:value-type="string">
            <text:p>15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Lycanthrope - Weretiger</text:p>
          </table:table-cell>
          <table:table-cell office:value-type="string">
            <text:p>Humanoid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office:value-type="string">
            <text:p>15%</text:p>
          </table:table-cell>
          <table:table-cell office:value-type="string">
            <text:p>D,Qx5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6+2</text:p>
          </table:table-cell>
          <table:table-cell office:value-type="float" office:value="3">
            <text:p>3</text:p>
          </table:table-cell>
          <table:table-cell office:value-type="string">
            <text:p>1-4(x2)/1-12</text:p>
          </table:table-cell>
          <table:table-cell office:value-type="string">
            <text:p>Special</text:p>
          </table:table-cell>
          <table:table-cell office:value-type="string">
            <text:p>+1 or silver to hit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52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Lycanthrope - Werewolf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Average (8-10)</text:p>
          </table:table-cell>
          <table:table-cell office:value-type="string">
            <text:p>25%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string">
            <text:p>3-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4+3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string">
            <text:p>Special</text:p>
          </table:table-cell>
          <table:table-cell office:value-type="string">
            <text:p>+1 or silver to hi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0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Mammoth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3-18(x2)/2-16/2-12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0-14')</text:p>
          </table:table-cell>
          <table:table-cell table:number-columns-repeated="2" office:value-type="string">
            <text:p>Nil</text:p>
          </table:table-cell>
          <table:table-cell office:value-type="string">
            <text:p>3000+1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Manticore</text:p>
          </table:table-cell>
          <table:table-cell office:value-type="string">
            <text:p>Magical Beast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office:value-type="string">
            <text:p>20%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office:value-type="string">
            <text:p>1-4</text:p>
          </table:table-cell>
          <table:table-cell office:value-type="float" office:value="4">
            <text:p>4</text:p>
          </table:table-cell>
          <table:table-cell office:value-type="string">
            <text:p>12, Fl 18</text:p>
          </table:table-cell>
          <table:table-cell office:value-type="string">
            <text:p>6+3</text:p>
          </table:table-cell>
          <table:table-cell office:value-type="float" office:value="3">
            <text:p>3</text:p>
          </table:table-cell>
          <table:table-cell office:value-type="string">
            <text:p>1-3(x2)/1-8</text:p>
          </table:table-cell>
          <table:table-cell office:value-type="string">
            <text:p>Tail spikes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52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Masher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5-20</text:p>
          </table:table-cell>
          <table:table-cell office:value-type="string">
            <text:p>Nil</text:p>
          </table:table-cell>
          <table:table-cell office:value-type="string">
            <text:p>Poison spines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7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Mastodon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2-16(x2)/2-12(x3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0')</text:p>
          </table:table-cell>
          <table:table-cell table:number-columns-repeated="2" office:value-type="string">
            <text:p>Nil</text:p>
          </table:table-cell>
          <table:table-cell office:value-type="string">
            <text:p>20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Medusa</text:p>
          </table:table-cell>
          <table:table-cell office:value-type="string">
            <text:p>Monstrous Humanoid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50%</text:p>
          </table:table-cell>
          <table:table-cell office:value-type="string">
            <text:p>P,Qx10,X,Y</text:p>
          </table:table-cell>
          <table:table-cell office:value-type="float" office:value="7">
            <text:p>7</text:p>
          </table:table-cell>
          <table:table-cell office:value-type="string">
            <text:p>1-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Gaze turns to stone; 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725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Mermen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Average to Very (8-12)</text:p>
          </table:table-cell>
          <table:table-cell office:value-type="string">
            <text:p>25%</text:p>
          </table:table-cell>
          <table:table-cell office:value-type="string">
            <text:p>C,R</text:p>
          </table:table-cell>
          <table:table-cell office:value-type="float" office:value="5">
            <text:p>5</text:p>
          </table:table-cell>
          <table:table-cell office:value-type="string">
            <text:p>20-200</text:p>
          </table:table-cell>
          <table:table-cell office:value-type="float" office:value="7">
            <text:p>7</text:p>
          </table:table-cell>
          <table:table-cell office:value-type="string">
            <text:p>1, Sw 18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Mimic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Semi to Average (2-1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7 to 10</text:p>
          </table:table-cell>
          <table:table-cell office:value-type="float" office:value="1">
            <text:p>1</text:p>
          </table:table-cell>
          <table:table-cell office:value-type="string">
            <text:p>3-12</text:p>
          </table:table-cell>
          <table:table-cell office:value-type="string">
            <text:p>Glue</text:p>
          </table:table-cell>
          <table:table-cell office:value-type="string">
            <text:p>Camouflage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00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Mind Flayer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Genius (17-18)</text:p>
          </table:table-cell>
          <table:table-cell office:value-type="string">
            <text:p>50%</text:p>
          </table:table-cell>
          <table:table-cell office:value-type="string">
            <text:p>B,S,T,X</text:p>
          </table:table-cell>
          <table:table-cell office:value-type="float" office:value="7">
            <text:p>7</text:p>
          </table:table-cell>
          <table:table-cell office:value-type="string">
            <text:p>1-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8+4</text:p>
          </table:table-cell>
          <table:table-cell office:value-type="float" office:value="4">
            <text:p>4</text:p>
          </table:table-cell>
          <table:table-cell office:value-type="string">
            <text:p>2(x4)</text:p>
          </table:table-cell>
          <table:table-cell office:value-type="string">
            <text:p>Mind blast</text:p>
          </table:table-cell>
          <table:table-cell office:value-type="string">
            <text:p>Nil</text:p>
          </table:table-cell>
          <table:table-cell office:value-type="string">
            <text:p>90%</text:p>
          </table:table-cell>
          <table:table-cell office:value-type="string">
            <text:p>M</text:p>
          </table:table-cell>
          <table:table-cell office:value-type="string">
            <text:p>241-340</text:p>
          </table:table-cell>
          <table:table-cell office:value-type="string">
            <text:p>B/FGH</text:p>
          </table:table-cell>
          <table:table-cell office:value-type="string">
            <text:p>18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Minotaur</text:p>
          </table:table-cell>
          <table:table-cell office:value-type="string">
            <text:p>Monstrous Humanoid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office:value-type="string">
            <text:p>20%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string">
            <text:p>1-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6+3</text:p>
          </table:table-cell>
          <table:table-cell office:value-type="float" office:value="2">
            <text:p>2</text:p>
          </table:table-cell>
          <table:table-cell office:value-type="string">
            <text:p>2-8 or 1-4/by weapon</text:p>
          </table:table-cell>
          <table:table-cell office:value-type="string">
            <text:p>Nil</text:p>
          </table:table-cell>
          <table:table-cell office:value-type="string">
            <text:p>Surprised only on 1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40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Mold - Brown</text:p>
          </table:table-cell>
          <table:table-cell office:value-type="string">
            <text:p>Plant</text:p>
          </table:table-cell>
          <table:table-cell office:value-type="string">
            <text:p>Very 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reezing</text:p>
          </table:table-cell>
          <table:table-cell table:number-columns-repeated="2" office:value-type="string">
            <text:p>Special</text:p>
          </table:table-cell>
          <table:table-cell office:value-type="string">
            <text:p>S-L</text:p>
          </table:table-cell>
          <table:table-cell table:number-columns-repeated="2" office:value-type="string">
            <text:p>Nil</text:p>
          </table:table-cell>
          <table:table-cell office:value-type="string">
            <text:p>NON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Mold - Yellow</text:p>
          </table:table-cell>
          <table:table-cell office:value-type="string">
            <text:p>Plant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string">
            <text:p>1-8</text:p>
          </table:table-cell>
          <table:table-cell office:value-type="string">
            <text:p>Poison spores</text:p>
          </table:table-cell>
          <table:table-cell table:number-columns-repeated="2" office:value-type="string">
            <text:p>Special</text:p>
          </table:table-cell>
          <table:table-cell office:value-type="string">
            <text:p>S-L</text:p>
          </table:table-cell>
          <table:table-cell table:number-columns-repeated="2" office:value-type="string">
            <text:p>Nil</text:p>
          </table:table-cell>
          <table:table-cell office:value-type="string">
            <text:p>NON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Morkoth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100%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-10</text:p>
          </table:table-cell>
          <table:table-cell office:value-type="string">
            <text:p>Hypnosis</text:p>
          </table:table-cell>
          <table:table-cell office:value-type="string">
            <text:p>Spell reflection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050+8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Mule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 or 2</text:p>
          </table:table-cell>
          <table:table-cell office:value-type="string">
            <text:p>1-2/1-6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CALC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Mummy</text:p>
          </table:table-cell>
          <table:table-cell office:value-type="string">
            <text:p>Undead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office:value-type="string">
            <text:p>80%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string">
            <text:p>2-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6+3</text:p>
          </table:table-cell>
          <table:table-cell office:value-type="float" office:value="1">
            <text:p>1</text:p>
          </table:table-cell>
          <table:table-cell office:value-type="string">
            <text:p>1-12</text:p>
          </table:table-cell>
          <table:table-cell office:value-type="string">
            <text:p>Fear</text:p>
          </table:table-cell>
          <table:table-cell table:number-columns-repeated="2"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15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Naga - Guardian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75%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1-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1 to 12</text:p>
          </table:table-cell>
          <table:table-cell office:value-type="float" office:value="2">
            <text:p>2</text:p>
          </table:table-cell>
          <table:table-cell office:value-type="string">
            <text:p>1-6/2-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20')</text:p>
          </table:table-cell>
          <table:table-cell table:number-columns-repeated="2" office:value-type="string">
            <text:p>Nil</text:p>
          </table:table-cell>
          <table:table-cell office:value-type="string">
            <text:p>355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Naga - Spirit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office:value-type="string">
            <text:p>60%</text:p>
          </table:table-cell>
          <table:table-cell office:value-type="string">
            <text:p>B,T,X</text:p>
          </table:table-cell>
          <table:table-cell office:value-type="float" office:value="9">
            <text:p>9</text:p>
          </table:table-cell>
          <table:table-cell office:value-type="string">
            <text:p>1-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9 to 10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5')</text:p>
          </table:table-cell>
          <table:table-cell table:number-columns-repeated="2" office:value-type="string">
            <text:p>Nil</text:p>
          </table:table-cell>
          <table:table-cell office:value-type="string">
            <text:p>270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Naga - Water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office:value-type="string">
            <text:p>45%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5">
            <text:p>5</text:p>
          </table:table-cell>
          <table:table-cell office:value-type="string">
            <text:p>9, Sw 18</text:p>
          </table:table-cell>
          <table:table-cell office:value-type="string">
            <text:p>7 to 8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10')</text:p>
          </table:table-cell>
          <table:table-cell table:number-columns-repeated="2" office:value-type="string">
            <text:p>Nil</text:p>
          </table:table-cell>
          <table:table-cell office:value-type="string">
            <text:p>132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Neo-Otyugh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Average to Very (8-12)</text:p>
          </table:table-cell>
          <table:table-cell office:value-type="string">
            <text:p>0%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9 to 12</text:p>
          </table:table-cell>
          <table:table-cell office:value-type="float" office:value="3">
            <text:p>3</text:p>
          </table:table-cell>
          <table:table-cell office:value-type="string">
            <text:p>2-12(x2)/1-3</text:p>
          </table:table-cell>
          <table:table-cell office:value-type="string">
            <text:p>Disease</text:p>
          </table:table-cell>
          <table:table-cell office:value-type="string">
            <text:p>Never surprised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500+1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Nightmare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High (13-1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15, Fl 36</text:p>
          </table:table-cell>
          <table:table-cell office:value-type="string">
            <text:p>6+6</text:p>
          </table:table-cell>
          <table:table-cell office:value-type="float" office:value="3">
            <text:p>3</text:p>
          </table:table-cell>
          <table:table-cell office:value-type="string">
            <text:p>2-8/4-10(x2)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60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Nymph</text:p>
          </table:table-cell>
          <table:table-cell office:value-type="string">
            <text:p>Fey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100%</text:p>
          </table:table-cell>
          <table:table-cell office:value-type="string">
            <text:p>Qx10,X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2"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50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Octopus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70%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1-3</text:p>
          </table:table-cell>
          <table:table-cell office:value-type="float" office:value="7">
            <text:p>7</text:p>
          </table:table-cell>
          <table:table-cell office:value-type="string">
            <text:p>3, Sw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1-4(x6)/2-12</text:p>
          </table:table-cell>
          <table:table-cell office:value-type="string">
            <text:p>Constriction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5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Ogre</text:p>
          </table:table-cell>
          <table:table-cell office:value-type="string">
            <text:p>Giant</text:p>
          </table:table-cell>
          <table:table-cell office:value-type="string">
            <text:p>Common</text:p>
          </table:table-cell>
          <table:table-cell office:value-type="string">
            <text:p>Low (5-7)</text:p>
          </table:table-cell>
          <table:table-cell office:value-type="string">
            <text:p>20%</text:p>
          </table:table-cell>
          <table:table-cell office:value-type="string">
            <text:p>Mx10 (Q,B,S)</text:p>
          </table:table-cell>
          <table:table-cell office:value-type="float" office:value="9">
            <text:p>9</text:p>
          </table:table-cell>
          <table:table-cell office:value-type="string">
            <text:p>2-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4+1</text:p>
          </table:table-cell>
          <table:table-cell office:value-type="float" office:value="1">
            <text:p>1</text:p>
          </table:table-cell>
          <table:table-cell office:value-type="string">
            <text:p>1-10 or by weapon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9'+)</text:p>
          </table:table-cell>
          <table:table-cell table:number-columns-repeated="2" office:value-type="string">
            <text:p>Nil</text:p>
          </table:table-cell>
          <table:table-cell office:value-type="string">
            <text:p>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Ogre Mage</text:p>
          </table:table-cell>
          <table:table-cell office:value-type="string">
            <text:p>Giant</text:p>
          </table:table-cell>
          <table:table-cell office:value-type="string">
            <text:p>Very Rare</text:p>
          </table:table-cell>
          <table:table-cell office:value-type="string">
            <text:p>Average to Exceptional (8-16)</text:p>
          </table:table-cell>
          <table:table-cell office:value-type="string">
            <text:p>35%</text:p>
          </table:table-cell>
          <table:table-cell office:value-type="string">
            <text:p>G(magic),R,S</text:p>
          </table:table-cell>
          <table:table-cell office:value-type="float" office:value="7">
            <text:p>7</text:p>
          </table:table-cell>
          <table:table-cell office:value-type="string">
            <text:p>1-6</text:p>
          </table:table-cell>
          <table:table-cell office:value-type="float" office:value="4">
            <text:p>4</text:p>
          </table:table-cell>
          <table:table-cell office:value-type="string">
            <text:p>9, Fl 15</text:p>
          </table:table-cell>
          <table:table-cell office:value-type="string">
            <text:p>5+2</text:p>
          </table:table-cell>
          <table:table-cell office:value-type="float" office:value="1">
            <text:p>1</text:p>
          </table:table-cell>
          <table:table-cell office:value-type="string">
            <text:p>1-12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10.5')</text:p>
          </table:table-cell>
          <table:table-cell table:number-columns-repeated="2" office:value-type="string">
            <text:p>Nil</text:p>
          </table:table-cell>
          <table:table-cell office:value-type="string">
            <text:p>90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Ooze - Gelatinous Cube</text:p>
          </table:table-cell>
          <table:table-cell office:value-type="string">
            <text:p>Ooze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string">
            <text:p>Paralysis; Surprise on 1-3</text:p>
          </table:table-cell>
          <table:table-cell table:number-columns-repeated="2" office:value-type="string">
            <text:p>Special</text:p>
          </table:table-cell>
          <table:table-cell office:value-type="string">
            <text:p>L (10')</text:p>
          </table:table-cell>
          <table:table-cell table:number-columns-repeated="2" office:value-type="string">
            <text:p>Nil</text:p>
          </table:table-cell>
          <table:table-cell office:value-type="string">
            <text:p>15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Ooze - Gray Ooze</text:p>
          </table:table-cell>
          <table:table-cell office:value-type="string">
            <text:p>Ooze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3+3</text:p>
          </table:table-cell>
          <table:table-cell office:value-type="float" office:value="1">
            <text:p>1</text:p>
          </table:table-cell>
          <table:table-cell office:value-type="string">
            <text:p>2-16</text:p>
          </table:table-cell>
          <table:table-cell table:number-columns-repeated="3" office:value-type="string">
            <text:p>Special</text:p>
          </table:table-cell>
          <table:table-cell office:value-type="string">
            <text:p>M-L</text:p>
          </table:table-cell>
          <table:table-cell table:number-columns-repeated="2" office:value-type="string">
            <text:p>Nil</text:p>
          </table:table-cell>
          <table:table-cell office:value-type="string">
            <text:p>20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Orc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Low to Average (5-10)</text:p>
          </table:table-cell>
          <table:table-cell office:value-type="string">
            <text:p>35%</text:p>
          </table:table-cell>
          <table:table-cell office:value-type="string">
            <text:p>L (C,O,Qx10,S)</text:p>
          </table:table-cell>
          <table:table-cell office:value-type="float" office:value="7">
            <text:p>7</text:p>
          </table:table-cell>
          <table:table-cell office:value-type="string">
            <text:p>30-30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-8 or by weapon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6'+)</text:p>
          </table:table-cell>
          <table:table-cell table:number-columns-repeated="2" office:value-type="string">
            <text:p>Nil</text:p>
          </table:table-cell>
          <table:table-cell office:value-type="string">
            <text:p>10+1/hp</text:p>
          </table:table-cell>
          <table:table-cell office:value-type="string">
            <text:p>Nil</text:p>
          </table:table-cell>
          <table:table-cell office:value-type="string">
            <text:p>sword&amp;flail=5/sword&amp;spear=10/axe,hand&amp;spear=10/axe,hand&amp;pole arm=10/axe,hand&amp;crossbow=10/axe,hand&amp;bow=10/sword&amp;axe,battle=5/spear=10/axe=10/polearm=20</text:p>
          </table:table-cell>
          <table:table-cell table:number-columns-repeated="19"/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Otter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office:value-type="string">
            <text:p>1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5</text:p>
          </table:table-cell>
          <table:table-cell office:value-type="float" office:value="5">
            <text:p>5</text:p>
          </table:table-cell>
          <table:table-cell office:value-type="string">
            <text:p>9, Sw 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Otyugh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Low to Average (5-10)</text:p>
          </table:table-cell>
          <table:table-cell office:value-type="string">
            <text:p>0%</text:p>
          </table:table-cell>
          <table:table-cell office:value-type="string">
            <text:p>Special</text:p>
          </table:table-cell>
          <table:table-cell office:value-type="float" office:value="5">
            <text:p>5</text:p>
          </table:table-cell>
          <table:table-cell office:value-type="string">
            <text:p>1 (2)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6 to 8</text:p>
          </table:table-cell>
          <table:table-cell office:value-type="float" office:value="3">
            <text:p>3</text:p>
          </table:table-cell>
          <table:table-cell office:value-type="string">
            <text:p>1-8(x2)/2-5</text:p>
          </table:table-cell>
          <table:table-cell office:value-type="string">
            <text:p>Disease</text:p>
          </table:table-cell>
          <table:table-cell office:value-type="string">
            <text:p>Never surprised</text:p>
          </table:table-cell>
          <table:table-cell office:value-type="string">
            <text:p>Standard</text:p>
          </table:table-cell>
          <table:table-cell office:value-type="string">
            <text:p>M-L</text:p>
          </table:table-cell>
          <table:table-cell table:number-columns-repeated="2" office:value-type="string">
            <text:p>Nil</text:p>
          </table:table-cell>
          <table:table-cell office:value-type="string">
            <text:p>700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Owl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5%</text:p>
          </table:table-cell>
          <table:table-cell office:value-type="string">
            <text:p>Qx5,X</text:p>
          </table:table-cell>
          <table:table-cell office:value-type="float" office:value="5">
            <text:p>5</text:p>
          </table:table-cell>
          <table:table-cell office:value-type="string">
            <text:p>2-5</text:p>
          </table:table-cell>
          <table:table-cell office:value-type="float" office:value="6">
            <text:p>6</text:p>
          </table:table-cell>
          <table:table-cell office:value-type="string">
            <text:p>3, Fl 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2-8(x2)/2-5</text:p>
          </table:table-cell>
          <table:table-cell office:value-type="string">
            <text:p>Surprise on 1-5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5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Owlbear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office:value-type="string">
            <text:p>30%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2-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5+2</text:p>
          </table:table-cell>
          <table:table-cell office:value-type="float" office:value="3">
            <text:p>3</text:p>
          </table:table-cell>
          <table:table-cell office:value-type="string">
            <text:p>1-6(x2)/2-12</text:p>
          </table:table-cell>
          <table:table-cell office:value-type="string">
            <text:p>Hug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string">
            <text:p>22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Pegasus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office:value-type="string">
            <text:p>15%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string">
            <text:p>1-10</text:p>
          </table:table-cell>
          <table:table-cell office:value-type="float" office:value="6">
            <text:p>6</text:p>
          </table:table-cell>
          <table:table-cell office:value-type="string">
            <text:p>24, Fl 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1-8(x2)/1-3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6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Peryton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10%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string">
            <text:p>2-8</text:p>
          </table:table-cell>
          <table:table-cell office:value-type="float" office:value="7">
            <text:p>7</text:p>
          </table:table-cell>
          <table:table-cell office:value-type="string">
            <text:p>12, Fl 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-16</text:p>
          </table:table-cell>
          <table:table-cell office:value-type="string">
            <text:p>+2 to attacks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5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Piercer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 to 4</text:p>
          </table:table-cell>
          <table:table-cell office:value-type="float" office:value="1">
            <text:p>1</text:p>
          </table:table-cell>
          <table:table-cell office:value-type="string">
            <text:p>1-6 per HD</text:p>
          </table:table-cell>
          <table:table-cell office:value-type="string">
            <text:p>95% likely to surpri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-M</text:p>
          </table:table-cell>
          <table:table-cell table:number-columns-repeated="2" office:value-type="string">
            <text:p>Nil</text:p>
          </table:table-cell>
          <table:table-cell office:value-type="string">
            <text:p>6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Pike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8</text:p>
          </table:table-cell>
          <table:table-cell office:value-type="float" office:value="5">
            <text:p>5</text:p>
          </table:table-cell>
          <table:table-cell office:value-type="string">
            <text:p>Sw 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-16</text:p>
          </table:table-cell>
          <table:table-cell office:value-type="string">
            <text:p>Surprise on a 1-4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9-14')</text:p>
          </table:table-cell>
          <table:table-cell table:number-columns-repeated="2" office:value-type="string">
            <text:p>Nil</text:p>
          </table:table-cell>
          <table:table-cell office:value-type="string">
            <text:p>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Porcupine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string">
            <text:p>Shoot quills</text:p>
          </table:table-cell>
          <table:table-cell office:value-type="string">
            <text:p>Quills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5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Portuguese Man-O-War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 to 4</text:p>
          </table:table-cell>
          <table:table-cell office:value-type="float" office:value="1">
            <text:p>1</text:p>
          </table:table-cell>
          <table:table-cell office:value-type="string">
            <text:p>1-10</text:p>
          </table:table-cell>
          <table:table-cell office:value-type="string">
            <text:p>Paralysis</text:p>
          </table:table-cell>
          <table:table-cell office:value-type="string">
            <text:p>Transparent</text:p>
          </table:table-cell>
          <table:table-cell office:value-type="string">
            <text:p>Standard</text:p>
          </table:table-cell>
          <table:table-cell office:value-type="string">
            <text:p>S-L</text:p>
          </table:table-cell>
          <table:table-cell table:number-columns-repeated="2" office:value-type="string">
            <text:p>Nil</text:p>
          </table:table-cell>
          <table:table-cell office:value-type="string">
            <text:p>1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Pseudo-Dragon</text:p>
          </table:table-cell>
          <table:table-cell office:value-type="string">
            <text:p>Draconic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office:value-type="string">
            <text:p>5%</text:p>
          </table:table-cell>
          <table:table-cell office:value-type="string">
            <text:p>Qx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, Fl 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Poison sting</text:p>
          </table:table-cell>
          <table:table-cell office:value-type="string">
            <text:p>Chameleon power</text:p>
          </table:table-cell>
          <table:table-cell office:value-type="string">
            <text:p>35%</text:p>
          </table:table-cell>
          <table:table-cell office:value-type="string">
            <text:p>S (1.5')</text:p>
          </table:table-cell>
          <table:table-cell table:number-columns-repeated="2" office:value-type="string">
            <text:p>Nil</text:p>
          </table:table-cell>
          <table:table-cell office:value-type="string">
            <text:p>20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Purple Worm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30%</text:p>
          </table:table-cell>
          <table:table-cell office:value-type="string">
            <text:p>B,Q(x5),X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2-24/2-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50')</text:p>
          </table:table-cell>
          <table:table-cell table:number-columns-repeated="2" office:value-type="string">
            <text:p>Nil</text:p>
          </table:table-cell>
          <table:table-cell office:value-type="string">
            <text:p>4900+2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Quasit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Low (5-7)</text:p>
          </table:table-cell>
          <table:table-cell office:value-type="string">
            <text:p>0%</text:p>
          </table:table-cell>
          <table:table-cell office:value-type="string">
            <text:p>Qx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-2(x2)/1-4</text:p>
          </table:table-cell>
          <table:table-cell table:number-columns-repeated="2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2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Rakshasa</text:p>
          </table:table-cell>
          <table:table-cell office:value-type="string">
            <text:p>Outsider</text:p>
          </table:table-cell>
          <table:table-cell office:value-type="string">
            <text:p>Rare to Very Rare</text:p>
          </table:table-cell>
          <table:table-cell office:value-type="string">
            <text:p>Very (11-12)</text:p>
          </table:table-cell>
          <table:table-cell office:value-type="string">
            <text:p>25%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1-4</text:p>
          </table:table-cell>
          <table:table-cell office:value-type="float" office:value="-4">
            <text:p>-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1-3(x2)/2-5</text:p>
          </table:table-cell>
          <table:table-cell table:number-columns-repeated="3"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92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Ram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office:value-type="string">
            <text:p>Charg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6')</text:p>
          </table:table-cell>
          <table:table-cell table:number-columns-repeated="2" office:value-type="string">
            <text:p>Nil</text:p>
          </table:table-cell>
          <table:table-cell office:value-type="string">
            <text:p>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Rat - Giant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5-50</text:p>
          </table:table-cell>
          <table:table-cell office:value-type="float" office:value="7">
            <text:p>7</text:p>
          </table:table-cell>
          <table:table-cell office:value-type="string">
            <text:p>12, Br 6</text:p>
          </table:table-cell>
          <table:table-cell office:value-type="string">
            <text:p>1/2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Diseas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7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Ray - Manta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J-N(x10),Qx5,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w 18</text:p>
          </table:table-cell>
          <table:table-cell office:value-type="string">
            <text:p>8 to 11</text:p>
          </table:table-cell>
          <table:table-cell office:value-type="float" office:value="2">
            <text:p>2</text:p>
          </table:table-cell>
          <table:table-cell office:value-type="string">
            <text:p>3-12/2-20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2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Ray - Pungi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7">
            <text:p>7</text:p>
          </table:table-cell>
          <table:table-cell office:value-type="string">
            <text:p>Sw 12</text:p>
          </table:table-cell>
          <table:table-cell office:value-type="float" office:value="4">
            <text:p>4</text:p>
          </table:table-cell>
          <table:table-cell office:value-type="string">
            <text:p>1-12</text:p>
          </table:table-cell>
          <table:table-cell office:value-type="string">
            <text:p>1-4 each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41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Ray - Sting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7">
            <text:p>7</text:p>
          </table:table-cell>
          <table:table-cell office:value-type="string">
            <text:p>Sw 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90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Remorhaz</text:p>
          </table:table-cell>
          <table:table-cell office:value-type="string">
            <text:p>Monster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office:value-type="string">
            <text:p>20%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 (head: 2, Underside: 4)</text:p>
          </table:table-cell>
          <table:table-cell office:value-type="float" office:value="12">
            <text:p>12</text:p>
          </table:table-cell>
          <table:table-cell office:value-type="string">
            <text:p>7 to 14</text:p>
          </table:table-cell>
          <table:table-cell office:value-type="float" office:value="1">
            <text:p>1</text:p>
          </table:table-cell>
          <table:table-cell office:value-type="string">
            <text:p>6-36</text:p>
          </table:table-cell>
          <table:table-cell table:number-columns-repeated="2" office:value-type="string">
            <text:p>Special</text:p>
          </table:table-cell>
          <table:table-cell office:value-type="string">
            <text:p>75%</text:p>
          </table:table-cell>
          <table:table-cell office:value-type="string">
            <text:p>L (21-42')</text:p>
          </table:table-cell>
          <table:table-cell table:number-columns-repeated="2" office:value-type="string">
            <text:p>Nil</text:p>
          </table:table-cell>
          <table:table-cell office:value-type="string">
            <text:p>17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Rhinoceros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8 to 9</text:p>
          </table:table-cell>
          <table:table-cell office:value-type="float" office:value="1">
            <text:p>1</text:p>
          </table:table-cell>
          <table:table-cell office:value-type="string">
            <text:p>2-8/2-12</text:p>
          </table:table-cell>
          <table:table-cell office:value-type="string">
            <text:p>Charg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9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Rhinoceros - Woolly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office:value-type="string">
            <text:p>Charg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3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Roc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4">
            <text:p>4</text:p>
          </table:table-cell>
          <table:table-cell office:value-type="string">
            <text:p>3, Fl 30</text:p>
          </table:table-cell>
          <table:table-cell office:value-type="float" office:value="18">
            <text:p>18</text:p>
          </table:table-cell>
          <table:table-cell office:value-type="string">
            <text:p>2 or 1</text:p>
          </table:table-cell>
          <table:table-cell office:value-type="string">
            <text:p>3-18(x2) or 4-24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60'+)</text:p>
          </table:table-cell>
          <table:table-cell table:number-columns-repeated="2" office:value-type="string">
            <text:p>Nil</text:p>
          </table:table-cell>
          <table:table-cell office:value-type="string">
            <text:p>5000+2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Roper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office:value-type="string">
            <text:p>90%</text:p>
          </table:table-cell>
          <table:table-cell office:value-type="string">
            <text:p>Special</text:p>
          </table:table-cell>
          <table:table-cell office:value-type="float" office:value="9">
            <text:p>9</text:p>
          </table:table-cell>
          <table:table-cell office:value-type="string">
            <text:p>1-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0 to 12</text:p>
          </table:table-cell>
          <table:table-cell office:value-type="float" office:value="1">
            <text:p>1</text:p>
          </table:table-cell>
          <table:table-cell office:value-type="string">
            <text:p>5-20</text:p>
          </table:table-cell>
          <table:table-cell office:value-type="string">
            <text:p>6 poisonous strands</text:p>
          </table:table-cell>
          <table:table-cell office:value-type="string">
            <text:p>Special</text:p>
          </table:table-cell>
          <table:table-cell office:value-type="string">
            <text:p>80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75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Rot Grub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5-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/8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NONE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Rust Monster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10%</text:p>
          </table:table-cell>
          <table:table-cell office:value-type="string">
            <text:p>Qx10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8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Sahuagin</text:p>
          </table:table-cell>
          <table:table-cell office:value-type="string">
            <text:p>Monstrous Humanoid</text:p>
          </table:table-cell>
          <table:table-cell office:value-type="string">
            <text:p>Uncommon</text:p>
          </table:table-cell>
          <table:table-cell office:value-type="string">
            <text:p>High (13-14)</text:p>
          </table:table-cell>
          <table:table-cell office:value-type="string">
            <text:p>25%</text:p>
          </table:table-cell>
          <table:table-cell office:value-type="string">
            <text:p>N (I,O,P,Qx10,X,Y)</text:p>
          </table:table-cell>
          <table:table-cell office:value-type="float" office:value="7">
            <text:p>7</text:p>
          </table:table-cell>
          <table:table-cell office:value-type="string">
            <text:p>20-80</text:p>
          </table:table-cell>
          <table:table-cell office:value-type="float" office:value="5">
            <text:p>5</text:p>
          </table:table-cell>
          <table:table-cell office:value-type="string">
            <text:p>12, Sw 24</text:p>
          </table:table-cell>
          <table:table-cell office:value-type="string">
            <text:p>2+2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-L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Salamander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office:value-type="string">
            <text:p>75%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2-5</text:p>
          </table:table-cell>
          <table:table-cell office:value-type="string">
            <text:p>5 (3)</text:p>
          </table:table-cell>
          <table:table-cell office:value-type="float" office:value="9">
            <text:p>9</text:p>
          </table:table-cell>
          <table:table-cell office:value-type="string">
            <text:p>7+7</text:p>
          </table:table-cell>
          <table:table-cell office:value-type="float" office:value="2">
            <text:p>2</text:p>
          </table:table-cell>
          <table:table-cell office:value-type="string">
            <text:p>2-12/by weapon</text:p>
          </table:table-cell>
          <table:table-cell office:value-type="string">
            <text:p>Heat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82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Satyr</text:p>
          </table:table-cell>
          <table:table-cell office:value-type="string">
            <text:p>Fey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office:value-type="string">
            <text:p>40%</text:p>
          </table:table-cell>
          <table:table-cell office:value-type="string">
            <text:p>I,S,X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8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Scorpion - Giant</text:p>
          </table:table-cell>
          <table:table-cell office:value-type="string">
            <text:p>Vermin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50%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5+5</text:p>
          </table:table-cell>
          <table:table-cell office:value-type="float" office:value="3">
            <text:p>3</text:p>
          </table:table-cell>
          <table:table-cell office:value-type="string">
            <text:p>1-10(x2)/1-4</text:p>
          </table:table-cell>
          <table:table-cell office:value-type="string">
            <text:p>Poison sting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65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Sea Horse - Giant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2 to 4</text:p>
          </table:table-cell>
          <table:table-cell office:value-type="float" office:value="1">
            <text:p>1</text:p>
          </table:table-cell>
          <table:table-cell office:value-type="string">
            <text:p>1-4, 2-5, or 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Sea Lion</text:p>
          </table:table-cell>
          <table:table-cell office:value-type="string">
            <text:p>Magical Beast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20%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string">
            <text:p>3-12</text:p>
          </table:table-cell>
          <table:table-cell office:value-type="string">
            <text:p>5/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1-6(x2)/2-12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5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Shadow</text:p>
          </table:table-cell>
          <table:table-cell office:value-type="string">
            <text:p>Undead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office:value-type="string">
            <text:p>40%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2-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3+3</text:p>
          </table:table-cell>
          <table:table-cell office:value-type="float" office:value="1">
            <text:p>1</text:p>
          </table:table-cell>
          <table:table-cell office:value-type="string">
            <text:p>2-5</text:p>
          </table:table-cell>
          <table:table-cell office:value-type="string">
            <text:p>Strength drain</text:p>
          </table:table-cell>
          <table:table-cell office:value-type="string">
            <text:p>+1 to hit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5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Shambling Mound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office:value-type="string">
            <text:p>30%</text:p>
          </table:table-cell>
          <table:table-cell office:value-type="string">
            <text:p>B,T,X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8 to 11</text:p>
          </table:table-cell>
          <table:table-cell office:value-type="float" office:value="2">
            <text:p>2</text:p>
          </table:table-cell>
          <table:table-cell office:value-type="string">
            <text:p>2-16(x2)</text:p>
          </table:table-cell>
          <table:table-cell office:value-type="string">
            <text:p>Suffocation</text:p>
          </table:table-cell>
          <table:table-cell table:number-columns-repeated="2" office:value-type="string">
            <text:p>Special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80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Shark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12</text:p>
          </table:table-cell>
          <table:table-cell office:value-type="float" office:value="6">
            <text:p>6</text:p>
          </table:table-cell>
          <table:table-cell office:value-type="string">
            <text:p>Sw 24</text:p>
          </table:table-cell>
          <table:table-cell office:value-type="string">
            <text:p>3 to 8</text:p>
          </table:table-cell>
          <table:table-cell office:value-type="float" office:value="1">
            <text:p>1</text:p>
          </table:table-cell>
          <table:table-cell office:value-type="string">
            <text:p>2-5 or 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-L</text:p>
          </table:table-cell>
          <table:table-cell table:number-columns-repeated="2" office:value-type="string">
            <text:p>Nil</text:p>
          </table:table-cell>
          <table:table-cell office:value-type="string">
            <text:p>37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Shark - Giant (Megalodon)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5">
            <text:p>5</text:p>
          </table:table-cell>
          <table:table-cell office:value-type="string">
            <text:p>Sw 18</text:p>
          </table:table-cell>
          <table:table-cell office:value-type="string">
            <text:p>10 to 15</text:p>
          </table:table-cell>
          <table:table-cell office:value-type="float" office:value="1">
            <text:p>1</text:p>
          </table:table-cell>
          <table:table-cell office:value-type="string">
            <text:p>4-16, 5-20, or 6-24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80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Shedu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office:value-type="string">
            <text:p>25%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float" office:value="4">
            <text:p>4</text:p>
          </table:table-cell>
          <table:table-cell office:value-type="string">
            <text:p>12, Fl 24</text:p>
          </table:table-cell>
          <table:table-cell office:value-type="string">
            <text:p>9+9</text:p>
          </table:table-cell>
          <table:table-cell office:value-type="float" office:value="2">
            <text:p>2</text:p>
          </table:table-cell>
          <table:table-cell office:value-type="string">
            <text:p>1-6(x2)</text:p>
          </table:table-cell>
          <table:table-cell table:number-columns-repeated="2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9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Shrieker</text:p>
          </table:table-cell>
          <table:table-cell office:value-type="string">
            <text:p>Plant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il</text:p>
          </table:table-cell>
          <table:table-cell office:value-type="string">
            <text:p>Noise</text:p>
          </table:table-cell>
          <table:table-cell office:value-type="string">
            <text:p>Standard</text:p>
          </table:table-cell>
          <table:table-cell office:value-type="string">
            <text:p>S-L</text:p>
          </table:table-cell>
          <table:table-cell table:number-columns-repeated="2" office:value-type="string">
            <text:p>Nil</text:p>
          </table:table-cell>
          <table:table-cell office:value-type="string">
            <text:p>5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Skeleton</text:p>
          </table:table-cell>
          <table:table-cell office:value-type="string">
            <text:p>Undead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3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-6</text:p>
          </table:table-cell>
          <table:table-cell table:number-columns-repeated="2"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4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Skunk - Giant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-6</text:p>
          </table:table-cell>
          <table:table-cell table:number-columns-repeated="2" office:value-type="string">
            <text:p>Squirt musk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6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Slime - Green</text:p>
          </table:table-cell>
          <table:table-cell office:value-type="string">
            <text:p>Ooze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3" office:value-type="string">
            <text:p>Special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610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Slug - Giant</text:p>
          </table:table-cell>
          <table:table-cell office:value-type="string">
            <text:p>Vermin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1-12</text:p>
          </table:table-cell>
          <table:table-cell office:value-type="string">
            <text:p>Spit acid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0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Snake - Amphisbaena</text:p>
          </table:table-cell>
          <table:table-cell office:value-type="string">
            <text:p>Animal</text:p>
          </table:table-cell>
          <table:table-cell office:value-type="string">
            <text:p>Very 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-3(x2)</text:p>
          </table:table-cell>
          <table:table-cell office:value-type="string">
            <text:p>Poison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475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Snake - Constrictor</text:p>
          </table:table-cell>
          <table:table-cell office:value-type="string">
            <text:p>Magical Beast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6+1</text:p>
          </table:table-cell>
          <table:table-cell office:value-type="float" office:value="2">
            <text:p>2</text:p>
          </table:table-cell>
          <table:table-cell office:value-type="string">
            <text:p>1-4/2-8</text:p>
          </table:table-cell>
          <table:table-cell office:value-type="string">
            <text:p>Constricti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2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Snake - Poisono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4+2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Snake - Sea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8 to 10</text:p>
          </table:table-cell>
          <table:table-cell office:value-type="float" office:value="2">
            <text:p>2</text:p>
          </table:table-cell>
          <table:table-cell office:value-type="string">
            <text:p>1-6/3-18</text:p>
          </table:table-cell>
          <table:table-cell office:value-type="string">
            <text:p>Constricti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0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Snake - Spitting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4+2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Spectre</text:p>
          </table:table-cell>
          <table:table-cell office:value-type="string">
            <text:p>Undead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office:value-type="string">
            <text:p>20%</text:p>
          </table:table-cell>
          <table:table-cell office:value-type="string">
            <text:p>Qx3,X,Y</text:p>
          </table:table-cell>
          <table:table-cell office:value-type="float" office:value="7">
            <text:p>7</text:p>
          </table:table-cell>
          <table:table-cell office:value-type="string">
            <text:p>1-6</text:p>
          </table:table-cell>
          <table:table-cell office:value-type="float" office:value="2">
            <text:p>2</text:p>
          </table:table-cell>
          <table:table-cell office:value-type="string">
            <text:p>15, Fl 30</text:p>
          </table:table-cell>
          <table:table-cell office:value-type="string">
            <text:p>7+3</text:p>
          </table:table-cell>
          <table:table-cell office:value-type="float" office:value="1">
            <text:p>1</text:p>
          </table:table-cell>
          <table:table-cell office:value-type="string">
            <text:p>1-8</text:p>
          </table:table-cell>
          <table:table-cell office:value-type="string">
            <text:p>Energy drain</text:p>
          </table:table-cell>
          <table:table-cell office:value-type="string">
            <text:p>+1 to hit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6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Sphinx - Andro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60%</text:p>
          </table:table-cell>
          <table:table-cell office:value-type="string">
            <text:p>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18, Fl 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2-12(x2)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string">
            <text:p>285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Sphinx - Crio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30%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0">
            <text:p>0</text:p>
          </table:table-cell>
          <table:table-cell office:value-type="string">
            <text:p>12, Fl 2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-8(x2)/3-1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.5')</text:p>
          </table:table-cell>
          <table:table-cell table:number-columns-repeated="2" office:value-type="string">
            <text:p>Nil</text:p>
          </table:table-cell>
          <table:table-cell office:value-type="string">
            <text:p>13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Sphinx - Gyno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Genius (17-18)</text:p>
          </table:table-cell>
          <table:table-cell office:value-type="string">
            <text:p>15%</text:p>
          </table:table-cell>
          <table:table-cell office:value-type="string">
            <text:p>R,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15, Fl 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-8(x2)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')</text:p>
          </table:table-cell>
          <table:table-cell table:number-columns-repeated="2" office:value-type="string">
            <text:p>Nil</text:p>
          </table:table-cell>
          <table:table-cell office:value-type="string">
            <text:p>155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Sphinx - Hieraco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office:value-type="string">
            <text:p>20%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office:value-type="string">
            <text:p>1-6</text:p>
          </table:table-cell>
          <table:table-cell office:value-type="float" office:value="1">
            <text:p>1</text:p>
          </table:table-cell>
          <table:table-cell office:value-type="string">
            <text:p>9, Fl 3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-8(x2)/1-10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7')</text:p>
          </table:table-cell>
          <table:table-cell table:number-columns-repeated="2" office:value-type="string">
            <text:p>Nil</text:p>
          </table:table-cell>
          <table:table-cell office:value-type="string">
            <text:p>6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Spider - Giant</text:p>
          </table:table-cell>
          <table:table-cell office:value-type="string">
            <text:p>Vermin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office:value-type="string">
            <text:p>70%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string">
            <text:p>1-8</text:p>
          </table:table-cell>
          <table:table-cell office:value-type="float" office:value="4">
            <text:p>4</text:p>
          </table:table-cell>
          <table:table-cell office:value-type="string">
            <text:p>3. Wb 12</text:p>
          </table:table-cell>
          <table:table-cell office:value-type="string">
            <text:p>4+4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1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Spider - Giant - Water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90%</text:p>
          </table:table-cell>
          <table:table-cell office:value-type="string">
            <text:p>J-N,Q</text:p>
          </table:table-cell>
          <table:table-cell office:value-type="float" office:value="5">
            <text:p>5</text:p>
          </table:table-cell>
          <table:table-cell office:value-type="string">
            <text:p>1-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3+3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9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Spider - Huge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50%</text:p>
          </table:table-cell>
          <table:table-cell office:value-type="string">
            <text:p>J-N,Q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2+2</text:p>
          </table:table-cell>
          <table:table-cell office:value-type="float" office:value="1">
            <text:p>1</text:p>
          </table:table-cell>
          <table:table-cell office:value-type="string">
            <text:p>1-6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4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Spider - Large</text:p>
          </table:table-cell>
          <table:table-cell office:value-type="string">
            <text:p>Vermin</text:p>
          </table:table-cell>
          <table:table-cell office:value-type="string">
            <text:p>Common</text:p>
          </table:table-cell>
          <table:table-cell office:value-type="string">
            <text:p>Non (0)</text:p>
          </table:table-cell>
          <table:table-cell office:value-type="string">
            <text:p>60%</text:p>
          </table:table-cell>
          <table:table-cell office:value-type="string">
            <text:p>J-N</text:p>
          </table:table-cell>
          <table:table-cell office:value-type="float" office:value="5">
            <text:p>5</text:p>
          </table:table-cell>
          <table:table-cell office:value-type="string">
            <text:p>2-20</text:p>
          </table:table-cell>
          <table:table-cell office:value-type="float" office:value="8">
            <text:p>8</text:p>
          </table:table-cell>
          <table:table-cell office:value-type="string">
            <text:p>6, Wb 15</text:p>
          </table:table-cell>
          <table:table-cell office:value-type="string">
            <text:p>1+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65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Spider - Phase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Low (5-7)</text:p>
          </table:table-cell>
          <table:table-cell office:value-type="string">
            <text:p>75%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7">
            <text:p>7</text:p>
          </table:table-cell>
          <table:table-cell office:value-type="string">
            <text:p>6, Wb 15</text:p>
          </table:table-cell>
          <table:table-cell office:value-type="string">
            <text:p>5+5</text:p>
          </table:table-cell>
          <table:table-cell office:value-type="float" office:value="1">
            <text:p>1</text:p>
          </table:table-cell>
          <table:table-cell office:value-type="string">
            <text:p>1-6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700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Sprite</text:p>
          </table:table-cell>
          <table:table-cell office:value-type="string">
            <text:p>Fey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20%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10-100</text:p>
          </table:table-cell>
          <table:table-cell office:value-type="float" office:value="6">
            <text:p>6</text:p>
          </table:table-cell>
          <table:table-cell office:value-type="string">
            <text:p>9, Fl 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S (2')</text:p>
          </table:table-cell>
          <table:table-cell table:number-columns-repeated="2" office:value-type="string">
            <text:p>Nil</text:p>
          </table:table-cell>
          <table:table-cell office:value-type="string">
            <text:p>80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Sprite - Nixie</text:p>
          </table:table-cell>
          <table:table-cell office:value-type="string">
            <text:p>Fey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95%</text:p>
          </table:table-cell>
          <table:table-cell office:value-type="string">
            <text:p>C,Q</text:p>
          </table:table-cell>
          <table:table-cell office:value-type="float" office:value="5">
            <text:p>5</text:p>
          </table:table-cell>
          <table:table-cell office:value-type="string">
            <text:p>20-80</text:p>
          </table:table-cell>
          <table:table-cell office:value-type="float" office:value="7">
            <text:p>7</text:p>
          </table:table-cell>
          <table:table-cell office:value-type="string">
            <text:p>6, Sw 12</text:p>
          </table:table-cell>
          <table:table-cell office:value-type="string">
            <text:p>1/2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office:value-type="string">
            <text:p>Charm</text:p>
          </table:table-cell>
          <table:table-cell office:value-type="string">
            <text:p>Nil</text:p>
          </table:table-cell>
          <table:table-cell office:value-type="string">
            <text:p>25%</text:p>
          </table:table-cell>
          <table:table-cell office:value-type="string">
            <text:p>S (4')</text:p>
          </table:table-cell>
          <table:table-cell table:number-columns-repeated="2" office:value-type="string">
            <text:p>Nil</text:p>
          </table:table-cell>
          <table:table-cell office:value-type="string">
            <text:p>32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Sprite - Pixie</text:p>
          </table:table-cell>
          <table:table-cell office:value-type="string">
            <text:p>Fey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5%</text:p>
          </table:table-cell>
          <table:table-cell office:value-type="string">
            <text:p>R,S,T,X</text:p>
          </table:table-cell>
          <table:table-cell office:value-type="float" office:value="5">
            <text:p>5</text:p>
          </table:table-cell>
          <table:table-cell office:value-type="string">
            <text:p>5-20</text:p>
          </table:table-cell>
          <table:table-cell office:value-type="float" office:value="5">
            <text:p>5</text:p>
          </table:table-cell>
          <table:table-cell office:value-type="string">
            <text:p>6, Fl 12</text:p>
          </table:table-cell>
          <table:table-cell office:value-type="string">
            <text:p>1/2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25%</text:p>
          </table:table-cell>
          <table:table-cell office:value-type="string">
            <text:p>S (2.5')</text:p>
          </table:table-cell>
          <table:table-cell table:number-columns-repeated="2" office:value-type="string">
            <text:p>Nil</text:p>
          </table:table-cell>
          <table:table-cell office:value-type="string">
            <text:p>105+1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Squid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40%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7/3</text:p>
          </table:table-cell>
          <table:table-cell office:value-type="string">
            <text:p>3, Sw 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1-6(x8)/5-20</text:p>
          </table:table-cell>
          <table:table-cell office:value-type="string">
            <text:p>Constriction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0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Stag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 or 2</text:p>
          </table:table-cell>
          <table:table-cell office:value-type="string">
            <text:p>2-8 or 1-3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Stag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1 or 2</text:p>
          </table:table-cell>
          <table:table-cell office:value-type="string">
            <text:p>4-16 or 1-4(x2)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Stirge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60%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3-30</text:p>
          </table:table-cell>
          <table:table-cell office:value-type="float" office:value="8">
            <text:p>8</text:p>
          </table:table-cell>
          <table:table-cell office:value-type="string">
            <text:p>3, Fl 18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1-3</text:p>
          </table:table-cell>
          <table:table-cell office:value-type="string">
            <text:p>Drain blood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6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Strangle Weed</text:p>
          </table:table-cell>
          <table:table-cell office:value-type="string">
            <text:p>Plant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100%</text:p>
          </table:table-cell>
          <table:table-cell office:value-type="string">
            <text:p>J-N,Q,C (magic only)</text:p>
          </table:table-cell>
          <table:table-cell office:value-type="float" office:value="5">
            <text:p>5</text:p>
          </table:table-cell>
          <table:table-cell office:value-type="string">
            <text:p>3-12</text:p>
          </table:table-cell>
          <table:table-cell office:value-type="float" office:value="6">
            <text:p>6</text:p>
          </table:table-cell>
          <table:table-cell office:value-type="string">
            <text:p>Nil</text:p>
          </table:table-cell>
          <table:table-cell office:value-type="string">
            <text:p>2 to 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Su-Monster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30%</text:p>
          </table:table-cell>
          <table:table-cell office:value-type="string">
            <text:p>C,Y</text:p>
          </table:table-cell>
          <table:table-cell office:value-type="float" office:value="6">
            <text:p>6</text:p>
          </table:table-cell>
          <table:table-cell office:value-type="string">
            <text:p>1-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5+5</text:p>
          </table:table-cell>
          <table:table-cell office:value-type="float" office:value="5">
            <text:p>5</text:p>
          </table:table-cell>
          <table:table-cell office:value-type="string">
            <text:p>1-4(x4)/2-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25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Sylph</text:p>
          </table:table-cell>
          <table:table-cell office:value-type="string">
            <text:p>Fey</text:p>
          </table:table-cell>
          <table:table-cell office:value-type="string">
            <text:p>Very Rare</text:p>
          </table:table-cell>
          <table:table-cell office:value-type="string">
            <text:p>Exceptional (15-16)</text:p>
          </table:table-cell>
          <table:table-cell office:value-type="string">
            <text:p>10%</text:p>
          </table:table-cell>
          <table:table-cell office:value-type="string">
            <text:p>Qx10,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2, Fl 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2" office:value-type="string">
            <text:p>Special</text:p>
          </table:table-cell>
          <table:table-cell office:value-type="string">
            <text:p>5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2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Thought Eater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number-columns-repeated="3" office:value-type="string">
            <text:p>Special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25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Tick - Giant</text:p>
          </table:table-cell>
          <table:table-cell office:value-type="string">
            <text:p>Vermin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2 to 4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Blood drai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105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Tita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Genius to Supra-genius (17-20)</text:p>
          </table:table-cell>
          <table:table-cell office:value-type="string">
            <text:p>10%</text:p>
          </table:table-cell>
          <table:table-cell office:value-type="string">
            <text:p>E,Qx10,R</text:p>
          </table:table-cell>
          <table:table-cell office:value-type="float" office:value="3">
            <text:p>3</text:p>
          </table:table-cell>
          <table:table-cell office:value-type="string">
            <text:p>1-2 (10%)</text:p>
          </table:table-cell>
          <table:table-cell office:value-type="string">
            <text:p>2 to -3</text:p>
          </table:table-cell>
          <table:table-cell office:value-type="string">
            <text:p>21 or 15</text:p>
          </table:table-cell>
          <table:table-cell office:value-type="string">
            <text:p>17 to 22</text:p>
          </table:table-cell>
          <table:table-cell office:value-type="float" office:value="1">
            <text:p>1</text:p>
          </table:table-cell>
          <table:table-cell office:value-type="string">
            <text:p>7-42 or 8-48</text:p>
          </table:table-cell>
          <table:table-cell table:number-columns-repeated="2" office:value-type="string">
            <text:p>Special</text:p>
          </table:table-cell>
          <table:table-cell office:value-type="string">
            <text:p>60%</text:p>
          </table:table-cell>
          <table:table-cell office:value-type="string">
            <text:p>L (18'+)</text:p>
          </table:table-cell>
          <table:table-cell table:number-columns-repeated="2" office:value-type="string">
            <text:p>Nil</text:p>
          </table:table-cell>
          <table:table-cell office:value-type="string">
            <text:p>7000+2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Titanothere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-16</text:p>
          </table:table-cell>
          <table:table-cell office:value-type="string">
            <text:p>Charge; Trample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string">
            <text:p>200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Toad - Giant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12</text:p>
          </table:table-cell>
          <table:table-cell office:value-type="float" office:value="6">
            <text:p>6</text:p>
          </table:table-cell>
          <table:table-cell office:value-type="string">
            <text:p>6, Jp 6</text:p>
          </table:table-cell>
          <table:table-cell office:value-type="string">
            <text:p>2+4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50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Toad - Ice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40%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3-12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0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Toad - Poisonous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Animal (1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8</text:p>
          </table:table-cell>
          <table:table-cell office:value-type="float" office:value="7">
            <text:p>7</text:p>
          </table:table-cell>
          <table:table-cell office:value-type="string">
            <text:p>6, Jp 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5</text:p>
          </table:table-cell>
          <table:table-cell office:value-type="string">
            <text:p>Special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55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Trapper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High (13-14)</text:p>
          </table:table-cell>
          <table:table-cell office:value-type="string">
            <text:p>85%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4+</text:p>
          </table:table-cell>
          <table:table-cell table:number-columns-repeated="3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850+1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Treant</text:p>
          </table:table-cell>
          <table:table-cell office:value-type="string">
            <text:p>Plant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10%</text:p>
          </table:table-cell>
          <table:table-cell office:value-type="string">
            <text:p>Qx5,S</text:p>
          </table:table-cell>
          <table:table-cell office:value-type="float" office:value="3">
            <text:p>3</text:p>
          </table:table-cell>
          <table:table-cell office:value-type="string">
            <text:p>1-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7 to 12</text:p>
          </table:table-cell>
          <table:table-cell office:value-type="float" office:value="2">
            <text:p>2</text:p>
          </table:table-cell>
          <table:table-cell office:value-type="string">
            <text:p>2-16, 3-18, or 4-24 </text:p>
          </table:table-cell>
          <table:table-cell office:value-type="string">
            <text:p>Special</text:p>
          </table:table-cell>
          <table:table-cell office:value-type="string">
            <text:p>Never surprised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20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Triton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High and Up (13+)</text:p>
          </table:table-cell>
          <table:table-cell office:value-type="string">
            <text:p>25%</text:p>
          </table:table-cell>
          <table:table-cell office:value-type="string">
            <text:p>C,R,S,T,X</text:p>
          </table:table-cell>
          <table:table-cell office:value-type="float" office:value="5">
            <text:p>5</text:p>
          </table:table-cell>
          <table:table-cell office:value-type="string">
            <text:p>10-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table:number-columns-repeated="2" office:value-type="string">
            <text:p>Special</text:p>
          </table:table-cell>
          <table:table-cell office:value-type="string">
            <text:p>90%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0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Troglodyte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Low (5-7)</text:p>
          </table:table-cell>
          <table:table-cell office:value-type="string">
            <text:p>15%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string">
            <text:p>10-10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3 or 1</text:p>
          </table:table-cell>
          <table:table-cell office:value-type="string">
            <text:p>1-3(x2)/2-5 or by weapon</text:p>
          </table:table-cell>
          <table:table-cell office:value-type="string">
            <text:p>Revulsion odor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6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Troll</text:p>
          </table:table-cell>
          <table:table-cell office:value-type="string">
            <text:p>Giant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office:value-type="string">
            <text:p>40%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string">
            <text:p>1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6+6</text:p>
          </table:table-cell>
          <table:table-cell office:value-type="float" office:value="3">
            <text:p>3</text:p>
          </table:table-cell>
          <table:table-cell office:value-type="string">
            <text:p>5-8(x2)/2-12</text:p>
          </table:table-cell>
          <table:table-cell office:value-type="string">
            <text:p>Special</text:p>
          </table:table-cell>
          <table:table-cell office:value-type="string">
            <text:p>Regeneration</text:p>
          </table:table-cell>
          <table:table-cell office:value-type="string">
            <text:p>Standard</text:p>
          </table:table-cell>
          <table:table-cell office:value-type="string">
            <text:p>L (9'+)</text:p>
          </table:table-cell>
          <table:table-cell table:number-columns-repeated="2" office:value-type="string">
            <text:p>Nil</text:p>
          </table:table-cell>
          <table:table-cell office:value-type="string">
            <text:p>52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Turtle - Giant - Sea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string">
            <text:p>2/5</text:p>
          </table:table-cell>
          <table:table-cell office:value-type="string">
            <text:p>1, Sw 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4-16</text:p>
          </table:table-cell>
          <table:table-cell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900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Turtle - Giant - Snapping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string">
            <text:p>0/5</text:p>
          </table:table-cell>
          <table:table-cell office:value-type="string">
            <text:p>3, Sw 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6-24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950+1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Umber Hulk</text:p>
          </table:table-cell>
          <table:table-cell office:value-type="string">
            <text:p>Monster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30%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float" office:value="2">
            <text:p>2</text:p>
          </table:table-cell>
          <table:table-cell office:value-type="string">
            <text:p>6, Br 1-6</text:p>
          </table:table-cell>
          <table:table-cell office:value-type="string">
            <text:p>8+8</text:p>
          </table:table-cell>
          <table:table-cell office:value-type="float" office:value="3">
            <text:p>3</text:p>
          </table:table-cell>
          <table:table-cell office:value-type="string">
            <text:p>3-12(x2)/2-10</text:p>
          </table:table-cell>
          <table:table-cell office:value-type="string">
            <text:p>Confusi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string">
            <text:p>13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Unicorn</text:p>
          </table:table-cell>
          <table:table-cell office:value-type="string">
            <text:p>Magical Beast</text:p>
          </table:table-cell>
          <table:table-cell office:value-type="string">
            <text:p>Rare</text:p>
          </table:table-cell>
          <table:table-cell office:value-type="string">
            <text:p>Average (8-10)</text:p>
          </table:table-cell>
          <table:table-cell office:value-type="string">
            <text:p>5%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2-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4+4</text:p>
          </table:table-cell>
          <table:table-cell office:value-type="float" office:value="3">
            <text:p>3</text:p>
          </table:table-cell>
          <table:table-cell office:value-type="string">
            <text:p>1-6(x2)/1-12</text:p>
          </table:table-cell>
          <table:table-cell office:value-type="string">
            <text:p>Charge</text:p>
          </table:table-cell>
          <table:table-cell table:number-columns-repeated="2" office:value-type="string">
            <text:p>Special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40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Vampire</text:p>
          </table:table-cell>
          <table:table-cell office:value-type="string">
            <text:p>Undead</text:p>
          </table:table-cell>
          <table:table-cell office:value-type="string">
            <text:p>Rare</text:p>
          </table:table-cell>
          <table:table-cell office:value-type="string">
            <text:p>Exceptional (15-16)</text:p>
          </table:table-cell>
          <table:table-cell office:value-type="string">
            <text:p>25%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1-4</text:p>
          </table:table-cell>
          <table:table-cell office:value-type="float" office:value="1">
            <text:p>1</text:p>
          </table:table-cell>
          <table:table-cell office:value-type="string">
            <text:p>12, Fl 18</text:p>
          </table:table-cell>
          <table:table-cell office:value-type="string">
            <text:p>8+3</text:p>
          </table:table-cell>
          <table:table-cell office:value-type="float" office:value="1">
            <text:p>1</text:p>
          </table:table-cell>
          <table:table-cell office:value-type="string">
            <text:p>5-10</text:p>
          </table:table-cell>
          <table:table-cell office:value-type="string">
            <text:p>Energy drain</text:p>
          </table:table-cell>
          <table:table-cell office:value-type="string">
            <text:p>+1 to hit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8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Wasp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25%</text:p>
          </table:table-cell>
          <table:table-cell office:value-type="string">
            <text:p>Qx20</text:p>
          </table:table-cell>
          <table:table-cell office:value-type="float" office:value="5">
            <text:p>5</text:p>
          </table:table-cell>
          <table:table-cell office:value-type="string">
            <text:p>1-20</text:p>
          </table:table-cell>
          <table:table-cell office:value-type="float" office:value="4">
            <text:p>4</text:p>
          </table:table-cell>
          <table:table-cell office:value-type="string">
            <text:p>6, Fl 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-8/1-4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32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Water Weird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Very (11-12)</text:p>
          </table:table-cell>
          <table:table-cell office:value-type="string">
            <text:p>50%</text:p>
          </table:table-cell>
          <table:table-cell office:value-type="string">
            <text:p>I,O,P,Y</text:p>
          </table:table-cell>
          <table:table-cell office:value-type="float" office:value="9">
            <text:p>9</text:p>
          </table:table-cell>
          <table:table-cell office:value-type="string">
            <text:p>1-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3+3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string">
            <text:p>Drowning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 (10'+)</text:p>
          </table:table-cell>
          <table:table-cell table:number-columns-repeated="2" office:value-type="string">
            <text:p>Nil</text:p>
          </table:table-cell>
          <table:table-cell office:value-type="string">
            <text:p>37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Weasel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Animal (1)</text:p>
          </table:table-cell>
          <table:table-cell office:value-type="string">
            <text:p>15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3+3</text:p>
          </table:table-cell>
          <table:table-cell office:value-type="float" office:value="1">
            <text:p>1</text:p>
          </table:table-cell>
          <table:table-cell office:value-type="string">
            <text:p>2-12</text:p>
          </table:table-cell>
          <table:table-cell office:value-type="string">
            <text:p>Drain blood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25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Whale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Low (5-7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1-8</text:p>
          </table:table-cell>
          <table:table-cell office:value-type="float" office:value="4">
            <text:p>4</text:p>
          </table:table-cell>
          <table:table-cell office:value-type="string">
            <text:p>Sw 18-24</text:p>
          </table:table-cell>
          <table:table-cell office:value-type="string">
            <text:p>12 to 36</text:p>
          </table:table-cell>
          <table:table-cell office:value-type="float" office:value="1">
            <text:p>1</text:p>
          </table:table-cell>
          <table:table-cell office:value-type="string">
            <text:p>5-20 to 15-60 or 1-8 to 5-40</text:p>
          </table:table-cell>
          <table:table-cell office:value-type="string">
            <text:p>Tail spikes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3200+2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Wight</text:p>
          </table:table-cell>
          <table:table-cell office:value-type="string">
            <text:p>Undead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70%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string">
            <text:p>2-1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4+3</text:p>
          </table:table-cell>
          <table:table-cell office:value-type="float" office:value="1">
            <text:p>1</text:p>
          </table:table-cell>
          <table:table-cell office:value-type="string">
            <text:p>1-4</text:p>
          </table:table-cell>
          <table:table-cell office:value-type="string">
            <text:p>Energy drain</text:p>
          </table:table-cell>
          <table:table-cell office:value-type="string">
            <text:p>+1 or silver to hit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54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Will-O-Wisp</text:p>
          </table:table-cell>
          <table:table-cell office:value-type="string">
            <text:p>Monster</text:p>
          </table:table-cell>
          <table:table-cell office:value-type="string">
            <text:p>Uncommon</text:p>
          </table:table-cell>
          <table:table-cell office:value-type="string">
            <text:p>Exceptional (15-16)</text:p>
          </table:table-cell>
          <table:table-cell office:value-type="string">
            <text:p>5%</text:p>
          </table:table-cell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string">
            <text:p>1 (1-3)</text:p>
          </table:table-cell>
          <table:table-cell office:value-type="float" office:value="-8">
            <text:p>-8</text:p>
          </table:table-cell>
          <table:table-cell office:value-type="string">
            <text:p>Fl 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2-16</text:p>
          </table:table-cell>
          <table:table-cell table:number-columns-repeated="3" office:value-type="string">
            <text:p>Special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1200+1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Wind Walker</text:p>
          </table:table-cell>
          <table:table-cell office:value-type="string">
            <text:p>Outsider</text:p>
          </table:table-cell>
          <table:table-cell office:value-type="string">
            <text:p>Rare</text:p>
          </table:table-cell>
          <table:table-cell office:value-type="string">
            <text:p>Very (11-12)</text:p>
          </table:table-cell>
          <table:table-cell office:value-type="string">
            <text:p>20%</text:p>
          </table:table-cell>
          <table:table-cell office:value-type="string">
            <text:p>C,R</text:p>
          </table:table-cell>
          <table:table-cell office:value-type="float" office:value="5">
            <text:p>5</text:p>
          </table:table-cell>
          <table:table-cell office:value-type="string">
            <text:p>1-3</text:p>
          </table:table-cell>
          <table:table-cell office:value-type="float" office:value="7">
            <text:p>7</text:p>
          </table:table-cell>
          <table:table-cell office:value-type="string">
            <text:p>15, Fl 30</text:p>
          </table:table-cell>
          <table:table-cell office:value-type="string">
            <text:p>6+3</text:p>
          </table:table-cell>
          <table:table-cell office:value-type="string">
            <text:p>Special</text:p>
          </table:table-cell>
          <table:table-cell office:value-type="string">
            <text:p>3-18</text:p>
          </table:table-cell>
          <table:table-cell table:number-columns-repeated="3" office:value-type="string">
            <text:p>Special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575+8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Wolf </text:p>
          </table:table-cell>
          <table:table-cell office:value-type="string">
            <text:p>Animal</text:p>
          </table:table-cell>
          <table:table-cell office:value-type="string">
            <text:p>Common</text:p>
          </table:table-cell>
          <table:table-cell office:value-type="string">
            <text:p>Semi (2-4)</text:p>
          </table:table-cell>
          <table:table-cell office:value-type="string">
            <text:p>1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2-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2+2</text:p>
          </table:table-cell>
          <table:table-cell office:value-type="float" office:value="1">
            <text:p>1</text:p>
          </table:table-cell>
          <table:table-cell office:value-type="string">
            <text:p>2-5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3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Wolf - Dire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to Low (2-7)</text:p>
          </table:table-cell>
          <table:table-cell office:value-type="string">
            <text:p>10%</text:p>
          </table:table-cell>
          <table:table-cell office:value-type="string">
            <text:p>Nil</text:p>
          </table:table-cell>
          <table:table-cell office:value-type="float" office:value="8">
            <text:p>8</text:p>
          </table:table-cell>
          <table:table-cell office:value-type="string">
            <text:p>3-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3+3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60+4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Wolf - Winter</text:p>
          </table:table-cell>
          <table:table-cell office:value-type="string">
            <text:p>Magical Beast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office:value-type="string">
            <text:p>10%</text:p>
          </table:table-cell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office:value-type="string">
            <text:p>2-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office:value-type="string">
            <text:p>Frost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24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Wolf - Worg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to Low (2-7)</text:p>
          </table:table-cell>
          <table:table-cell office:value-type="string">
            <text:p>10%</text:p>
          </table:table-cell>
          <table:table-cell office:value-type="string">
            <text:p>Nil</text:p>
          </table:table-cell>
          <table:table-cell office:value-type="float" office:value="8">
            <text:p>8</text:p>
          </table:table-cell>
          <table:table-cell office:value-type="string">
            <text:p>3-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4+4</text:p>
          </table:table-cell>
          <table:table-cell office:value-type="float" office:value="1">
            <text:p>1</text:p>
          </table:table-cell>
          <table:table-cell office:value-type="string">
            <text:p>2-8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90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Wolverine</text:p>
          </table:table-cell>
          <table:table-cell office:value-type="string">
            <text:p>Animal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15%</text:p>
          </table:table-cell>
          <table:table-cell office:value-type="string">
            <text:p>Ni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1-4(x2)/2-5</text:p>
          </table:table-cell>
          <table:table-cell office:value-type="string">
            <text:p>Musk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S</text:p>
          </table:table-cell>
          <table:table-cell table:number-columns-repeated="2" office:value-type="string">
            <text:p>Nil</text:p>
          </table:table-cell>
          <table:table-cell office:value-type="string">
            <text:p>125+3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Wolverine - Giant</text:p>
          </table:table-cell>
          <table:table-cell office:value-type="string">
            <text:p>Animal</text:p>
          </table:table-cell>
          <table:table-cell office:value-type="string">
            <text:p>Rare</text:p>
          </table:table-cell>
          <table:table-cell office:value-type="string">
            <text:p>Semi (2-4)</text:p>
          </table:table-cell>
          <table:table-cell office:value-type="string">
            <text:p>15%</text:p>
          </table:table-cell>
          <table:table-cell office:value-type="string">
            <text:p>Ni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4+4</text:p>
          </table:table-cell>
          <table:table-cell office:value-type="float" office:value="3">
            <text:p>3</text:p>
          </table:table-cell>
          <table:table-cell office:value-type="string">
            <text:p>2-5(x2)/2-8</text:p>
          </table:table-cell>
          <table:table-cell office:value-type="string">
            <text:p>Musk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0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Wraith</text:p>
          </table:table-cell>
          <table:table-cell office:value-type="string">
            <text:p>Undead</text:p>
          </table:table-cell>
          <table:table-cell office:value-type="string">
            <text:p>Uncommon</text:p>
          </table:table-cell>
          <table:table-cell office:value-type="string">
            <text:p>Very (11-12)</text:p>
          </table:table-cell>
          <table:table-cell office:value-type="string">
            <text:p>25%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office:value-type="string">
            <text:p>2-12</text:p>
          </table:table-cell>
          <table:table-cell office:value-type="float" office:value="4">
            <text:p>4</text:p>
          </table:table-cell>
          <table:table-cell office:value-type="string">
            <text:p>12, Fl 24</text:p>
          </table:table-cell>
          <table:table-cell office:value-type="string">
            <text:p>5+3</text:p>
          </table:table-cell>
          <table:table-cell office:value-type="float" office:value="1">
            <text:p>1</text:p>
          </table:table-cell>
          <table:table-cell office:value-type="string">
            <text:p>1-6</text:p>
          </table:table-cell>
          <table:table-cell office:value-type="string">
            <text:p>Energy drain</text:p>
          </table:table-cell>
          <table:table-cell office:value-type="string">
            <text:p>+1 or silver to hit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575+6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Wyvern</text:p>
          </table:table-cell>
          <table:table-cell office:value-type="string">
            <text:p>Draconic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office:value-type="string">
            <text:p>30%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office:value-type="string">
            <text:p>1-6</text:p>
          </table:table-cell>
          <table:table-cell office:value-type="float" office:value="3">
            <text:p>3</text:p>
          </table:table-cell>
          <table:table-cell office:value-type="string">
            <text:p>6, Fl 24</text:p>
          </table:table-cell>
          <table:table-cell office:value-type="string">
            <text:p>7+7</text:p>
          </table:table-cell>
          <table:table-cell office:value-type="float" office:value="2">
            <text:p>2</text:p>
          </table:table-cell>
          <table:table-cell office:value-type="string">
            <text:p>2-16/1-6</text:p>
          </table:table-cell>
          <table:table-cell office:value-type="string">
            <text:p>Poison</text:p>
          </table:table-cell>
          <table:table-cell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L (35')</text:p>
          </table:table-cell>
          <table:table-cell table:number-columns-repeated="2" office:value-type="string">
            <text:p>Nil</text:p>
          </table:table-cell>
          <table:table-cell office:value-type="string">
            <text:p>92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Xorn</text:p>
          </table:table-cell>
          <table:table-cell office:value-type="string">
            <text:p>Outsider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office:value-type="string">
            <text:p>40%</text:p>
          </table:table-cell>
          <table:table-cell office:value-type="string">
            <text:p>O,P,Qx5,X,Y</text:p>
          </table:table-cell>
          <table:table-cell office:value-type="float" office:value="5">
            <text:p>5</text:p>
          </table:table-cell>
          <table:table-cell office:value-type="string">
            <text:p>1-4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string">
            <text:p>7+7</text:p>
          </table:table-cell>
          <table:table-cell office:value-type="float" office:value="4">
            <text:p>4</text:p>
          </table:table-cell>
          <table:table-cell office:value-type="string">
            <text:p>1-3(x3)/6-24</text:p>
          </table:table-cell>
          <table:table-cell office:value-type="string">
            <text:p>Surprise on a 1-5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 (5')</text:p>
          </table:table-cell>
          <table:table-cell table:number-columns-repeated="2" office:value-type="string">
            <text:p>Nil</text:p>
          </table:table-cell>
          <table:table-cell office:value-type="string">
            <text:p>1275+10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Yeti</text:p>
          </table:table-cell>
          <table:table-cell office:value-type="string">
            <text:p>Monstrous Humanoid</text:p>
          </table:table-cell>
          <table:table-cell office:value-type="string">
            <text:p>Very Rare</text:p>
          </table:table-cell>
          <table:table-cell office:value-type="string">
            <text:p>Average (8-10)</text:p>
          </table:table-cell>
          <table:table-cell office:value-type="string">
            <text:p>10%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1-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4+4</text:p>
          </table:table-cell>
          <table:table-cell office:value-type="float" office:value="2">
            <text:p>2</text:p>
          </table:table-cell>
          <table:table-cell office:value-type="string">
            <text:p>1-6(x2)</text:p>
          </table:table-cell>
          <table:table-cell office:value-type="string">
            <text:p>Special</text:p>
          </table:table-cell>
          <table:table-cell office:value-type="string">
            <text:p>Impervious to cold</text:p>
          </table:table-cell>
          <table:table-cell office:value-type="string">
            <text:p>Standard</text:p>
          </table:table-cell>
          <table:table-cell office:value-type="string">
            <text:p>L (8')</text:p>
          </table:table-cell>
          <table:table-cell table:number-columns-repeated="2" office:value-type="string">
            <text:p>Nil</text:p>
          </table:table-cell>
          <table:table-cell office:value-type="string">
            <text:p>43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Zombie</text:p>
          </table:table-cell>
          <table:table-cell office:value-type="string">
            <text:p>Undead</text:p>
          </table:table-cell>
          <table:table-cell office:value-type="string">
            <text:p>Rare</text:p>
          </table:table-cell>
          <table:table-cell office:value-type="string">
            <text:p>Non (0)</text:p>
          </table:table-cell>
          <table:table-cell office:value-type="string">
            <text:p>0%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string">
            <text:p>3-2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8</text:p>
          </table:table-cell>
          <table:table-cell table:number-columns-repeated="2" office:value-type="string">
            <text:p>Nil</text:p>
          </table:table-cell>
          <table:table-cell office:value-type="string">
            <text:p>Special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table:number-columns-repeated="2" office:value-type="string">
            <text:p>Nil</text:p>
          </table:table-cell>
          <table:table-cell/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Default" office:value-type="string">
            <text:p>#NOTE Gap here is intentional</text:p>
          </table:table-cell>
          <table:table-cell table:style-name="Default" table:number-columns-repeated="28"/>
          <table:table-cell table:number-columns-repeated="13"/>
        </table:table-row>
        <table:table-row table:style-name="ro1">
          <table:table-cell office:value-type="float" office:value="1360">
            <text:p>1360</text:p>
          </table:table-cell>
          <table:table-cell table:style-name="Default" office:value-type="string">
            <text:p>Koalinth (hobgoblin)</text:p>
          </table:table-cell>
          <table:table-cell table:style-name="Default"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Average (8-10)</text:p>
          </table:table-cell>
          <table:table-cell office:value-type="string">
            <text:p>25%</text:p>
          </table:table-cell>
          <table:table-cell office:value-type="string">
            <text:p>J (M,D,Qx5)</text:p>
          </table:table-cell>
          <table:table-cell office:value-type="float" office:value="7">
            <text:p>7</text:p>
          </table:table-cell>
          <table:table-cell office:value-type="string">
            <text:p>20-2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1-8 or by weapon</text:p>
          </table:table-cell>
          <table:table-cell table:number-columns-repeated="2" office:value-type="string">
            <text:p>Nil</text:p>
          </table:table-cell>
          <table:table-cell office:value-type="string">
            <text:p>Standard</text:p>
          </table:table-cell>
          <table:table-cell office:value-type="string">
            <text:p>M (6.5')</text:p>
          </table:table-cell>
          <table:table-cell table:number-columns-repeated="2" office:value-type="string">
            <text:p>Nil</text:p>
          </table:table-cell>
          <table:table-cell office:value-type="string">
            <text:p>20+2/hp</text:p>
          </table:table-cell>
          <table:table-cell office:value-type="string">
            <text:p>Nil</text:p>
          </table:table-cell>
          <table:table-cell office:value-type="string">
            <text:p>sword&amp;bow,composite short=20/sword&amp;spear=10/sword&amp;morning star=5/sword=5/polearm=30/spear=10/morning star=20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office:value-type="float" office:value="1361">
            <text:p>1361</text:p>
          </table:table-cell>
          <table:table-cell table:style-name="Default" office:value-type="string">
            <text:p>Kopoacinth (gargoyle)</text:p>
          </table:table-cell>
          <table:table-cell table:style-name="Default" office:value-type="string">
            <text:p>Monstrous Humanoid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office:value-type="string">
            <text:p>20%</text:p>
          </table:table-cell>
          <table:table-cell office:value-type="string">
            <text:p>M(x10) (C)</text:p>
          </table:table-cell>
          <table:table-cell office:value-type="float" office:value="9">
            <text:p>9</text:p>
          </table:table-cell>
          <table:table-cell office:value-type="string">
            <text:p>2-16</text:p>
          </table:table-cell>
          <table:table-cell office:value-type="float" office:value="5">
            <text:p>5</text:p>
          </table:table-cell>
          <table:table-cell office:value-type="string">
            <text:p>9, Fl 15</text:p>
          </table:table-cell>
          <table:table-cell office:value-type="string">
            <text:p>4+4</text:p>
          </table:table-cell>
          <table:table-cell office:value-type="float" office:value="4">
            <text:p>4</text:p>
          </table:table-cell>
          <table:table-cell office:value-type="string">
            <text:p>1-3(x2)/1-6/1-4</text:p>
          </table:table-cell>
          <table:table-cell office:value-type="string">
            <text:p>Nil</text:p>
          </table:table-cell>
          <table:table-cell office:value-type="string">
            <text:p>+1 to hit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16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office:value-type="float" office:value="1362">
            <text:p>1362</text:p>
          </table:table-cell>
          <table:table-cell table:style-name="Default" office:value-type="string">
            <text:p>Lacedon (ghoul)</text:p>
          </table:table-cell>
          <table:table-cell table:style-name="Default" office:value-type="string">
            <text:p>Undead</text:p>
          </table:table-cell>
          <table:table-cell office:value-type="string">
            <text:p>Uncommon</text:p>
          </table:table-cell>
          <table:table-cell office:value-type="string">
            <text:p>Low (5-7)</text:p>
          </table:table-cell>
          <table:table-cell office:value-type="string">
            <text:p>20%</text:p>
          </table:table-cell>
          <table:table-cell office:value-type="string">
            <text:p>B,T</text:p>
          </table:table-cell>
          <table:table-cell office:value-type="float" office:value="9">
            <text:p>9</text:p>
          </table:table-cell>
          <table:table-cell office:value-type="string">
            <text:p>2-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-3(x2)/1-6</text:p>
          </table:table-cell>
          <table:table-cell office:value-type="string">
            <text:p>Paralysis</text:p>
          </table:table-cell>
          <table:table-cell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65+2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office:value-type="float" office:value="1363">
            <text:p>1363</text:p>
          </table:table-cell>
          <table:table-cell table:style-name="Default" office:value-type="string">
            <text:p>Elf - Aquatic</text:p>
          </table:table-cell>
          <table:table-cell table:style-name="Default"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High and Up (13+)</text:p>
          </table:table-cell>
          <table:table-cell office:value-type="string">
            <text:p>10%</text:p>
          </table:table-cell>
          <table:table-cell office:value-type="string">
            <text:p>N (G,S,T)</text:p>
          </table:table-cell>
          <table:table-cell office:value-type="float" office:value="3">
            <text:p>3</text:p>
          </table:table-cell>
          <table:table-cell office:value-type="string">
            <text:p>20-20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1-10 or by weapon</text:p>
          </table:table-cell>
          <table:table-cell office:value-type="string">
            <text:p>+1 with bow and sword</text:p>
          </table:table-cell>
          <table:table-cell office:value-type="string">
            <text:p>Special</text:p>
          </table:table-cell>
          <table:table-cell office:value-type="string">
            <text:p>90% to charm and sleep only</text:p>
          </table:table-cell>
          <table:table-cell office:value-type="string">
            <text:p>M (5'+)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sword&amp;trident=10/sword&amp;spear=20/sword=20/spear=5/spear=30/trident=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style-name="ce1" office:value-type="float" office:value="1364">
            <text:p>1364</text:p>
          </table:table-cell>
          <table:table-cell table:style-name="Default" office:value-type="string">
            <text:p>Whale - Carnivorous - Large</text:p>
          </table:table-cell>
          <table:table-cell table:style-name="Default" office:value-type="string">
            <text:p>Animal</text:p>
          </table:table-cell>
          <table:table-cell table:style-name="ce1" office:value-type="string">
            <text:p>Common</text:p>
          </table:table-cell>
          <table:table-cell table:style-name="ce1" office:value-type="string">
            <text:p>Low (5-7)</text:p>
          </table:table-cell>
          <table:table-cell table:style-name="ce1" office:value-type="string">
            <text:p>0%</text:p>
          </table:table-cell>
          <table:table-cell table:style-name="ce1" office:value-type="string">
            <text:p>Ni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-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Sw 18-2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5-60</text:p>
          </table:table-cell>
          <table:table-cell table:style-name="ce1" office:value-type="string">
            <text:p>Tail spikes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3200+20/hp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 </text:p>
          </table:table-cell>
          <table:table-cell table:style-name="ce3" table:number-columns-repeated="19"/>
        </table:table-row>
        <table:table-row table:style-name="ro1">
          <table:table-cell table:style-name="ce1" office:value-type="float" office:value="1365">
            <text:p>1365</text:p>
          </table:table-cell>
          <table:table-cell table:style-name="Default" office:value-type="string">
            <text:p>Whale - Carnivorous - Medium</text:p>
          </table:table-cell>
          <table:table-cell table:style-name="Default" office:value-type="string">
            <text:p>Animal</text:p>
          </table:table-cell>
          <table:table-cell table:style-name="ce1" office:value-type="string">
            <text:p>Common</text:p>
          </table:table-cell>
          <table:table-cell table:style-name="ce1" office:value-type="string">
            <text:p>Low (5-7)</text:p>
          </table:table-cell>
          <table:table-cell table:style-name="ce1" office:value-type="string">
            <text:p>0%</text:p>
          </table:table-cell>
          <table:table-cell table:style-name="ce1" office:value-type="string">
            <text:p>Ni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-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Sw 18-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-40</text:p>
          </table:table-cell>
          <table:table-cell table:style-name="ce1" office:value-type="string">
            <text:p>Tail spikes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3200+20/hp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 </text:p>
          </table:table-cell>
          <table:table-cell table:style-name="ce3" table:number-columns-repeated="19"/>
        </table:table-row>
        <table:table-row table:style-name="ro1">
          <table:table-cell table:style-name="ce1" office:value-type="float" office:value="1366">
            <text:p>1366</text:p>
          </table:table-cell>
          <table:table-cell table:style-name="Default" office:value-type="string">
            <text:p>Whale - Carnivorous - Small</text:p>
          </table:table-cell>
          <table:table-cell table:style-name="Default" office:value-type="string">
            <text:p>Animal</text:p>
          </table:table-cell>
          <table:table-cell table:style-name="ce1" office:value-type="string">
            <text:p>Common</text:p>
          </table:table-cell>
          <table:table-cell table:style-name="ce1" office:value-type="string">
            <text:p>Low (5-7)</text:p>
          </table:table-cell>
          <table:table-cell table:style-name="ce1" office:value-type="string">
            <text:p>0%</text:p>
          </table:table-cell>
          <table:table-cell table:style-name="ce1" office:value-type="string">
            <text:p>Ni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-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Sw 18-2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5-20</text:p>
          </table:table-cell>
          <table:table-cell table:style-name="ce1" office:value-type="string">
            <text:p>Tail spikes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3200+20/hp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 </text:p>
          </table:table-cell>
          <table:table-cell table:style-name="ce3" table:number-columns-repeated="19"/>
        </table:table-row>
        <table:table-row table:style-name="ro1">
          <table:table-cell table:style-name="ce1" office:value-type="float" office:value="1367">
            <text:p>1367</text:p>
          </table:table-cell>
          <table:table-cell table:style-name="Default" office:value-type="string">
            <text:p>Whale - Large</text:p>
          </table:table-cell>
          <table:table-cell table:style-name="Default" office:value-type="string">
            <text:p>Animal</text:p>
          </table:table-cell>
          <table:table-cell table:style-name="ce1" office:value-type="string">
            <text:p>Common</text:p>
          </table:table-cell>
          <table:table-cell table:style-name="ce1" office:value-type="string">
            <text:p>Low (5-7)</text:p>
          </table:table-cell>
          <table:table-cell table:style-name="ce1" office:value-type="string">
            <text:p>0%</text:p>
          </table:table-cell>
          <table:table-cell table:style-name="ce1" office:value-type="string">
            <text:p>Ni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-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Sw 18-2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5-40</text:p>
          </table:table-cell>
          <table:table-cell table:style-name="ce1" office:value-type="string">
            <text:p>Tail spikes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3200+20/hp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 </text:p>
          </table:table-cell>
          <table:table-cell table:style-name="ce3" table:number-columns-repeated="19"/>
        </table:table-row>
        <table:table-row table:style-name="ro1">
          <table:table-cell table:style-name="ce1" office:value-type="float" office:value="1368">
            <text:p>1368</text:p>
          </table:table-cell>
          <table:table-cell table:style-name="Default" office:value-type="string">
            <text:p>Whale - Medium</text:p>
          </table:table-cell>
          <table:table-cell table:style-name="Default" office:value-type="string">
            <text:p>Animal</text:p>
          </table:table-cell>
          <table:table-cell table:style-name="ce1" office:value-type="string">
            <text:p>Common</text:p>
          </table:table-cell>
          <table:table-cell table:style-name="ce1" office:value-type="string">
            <text:p>Low (5-7)</text:p>
          </table:table-cell>
          <table:table-cell table:style-name="ce1" office:value-type="string">
            <text:p>0%</text:p>
          </table:table-cell>
          <table:table-cell table:style-name="ce1" office:value-type="string">
            <text:p>Ni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-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Sw 18-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3-24</text:p>
          </table:table-cell>
          <table:table-cell table:style-name="ce1" office:value-type="string">
            <text:p>Tail spikes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3200+20/hp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 </text:p>
          </table:table-cell>
          <table:table-cell table:style-name="ce3" table:number-columns-repeated="19"/>
        </table:table-row>
        <table:table-row table:style-name="ro1">
          <table:table-cell table:style-name="ce1" office:value-type="float" office:value="1369">
            <text:p>1369</text:p>
          </table:table-cell>
          <table:table-cell table:style-name="Default" office:value-type="string">
            <text:p>Whale - Small</text:p>
          </table:table-cell>
          <table:table-cell table:style-name="Default" office:value-type="string">
            <text:p>Animal</text:p>
          </table:table-cell>
          <table:table-cell table:style-name="ce1" office:value-type="string">
            <text:p>Common</text:p>
          </table:table-cell>
          <table:table-cell table:style-name="ce1" office:value-type="string">
            <text:p>Low (5-7)</text:p>
          </table:table-cell>
          <table:table-cell table:style-name="ce1" office:value-type="string">
            <text:p>0%</text:p>
          </table:table-cell>
          <table:table-cell table:style-name="ce1" office:value-type="string">
            <text:p>Ni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-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Sw 18-2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-8</text:p>
          </table:table-cell>
          <table:table-cell table:style-name="ce1" office:value-type="string">
            <text:p>Tail spikes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3200+20/hp</text:p>
          </table:table-cell>
          <table:table-cell table:style-name="ce1" office:value-type="string">
            <text:p>Nil</text:p>
          </table:table-cell>
          <table:table-cell table:style-name="ce1" office:value-type="string">
            <text:p>Nil </text:p>
          </table:table-cell>
          <table:table-cell table:style-name="ce3" table:number-columns-repeated="19"/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Hydra - Pyro</text:p>
          </table:table-cell>
          <table:table-cell office:value-type="string">
            <text:p>Magical Beast</text:p>
          </table:table-cell>
          <table:table-cell office:value-type="string">
            <text:p>Uncommon</text:p>
          </table:table-cell>
          <table:table-cell office:value-type="string">
            <text:p>Semi (2-4)</text:p>
          </table:table-cell>
          <table:table-cell office:value-type="string">
            <text:p>20%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5 to 8</text:p>
          </table:table-cell>
          <table:table-cell office:value-type="string">
            <text:p>1-6, 1-8, or 1-10</text:p>
          </table:table-cell>
          <table:table-cell table:number-columns-repeated="2" office:value-type="string">
            <text:p>Special</text:p>
          </table:table-cell>
          <table:table-cell office:value-type="string">
            <text:p>Standard</text:p>
          </table:table-cell>
          <table:table-cell office:value-type="string">
            <text:p>L</text:p>
          </table:table-cell>
          <table:table-cell table:number-columns-repeated="2" office:value-type="string">
            <text:p>Nil</text:p>
          </table:table-cell>
          <table:table-cell office:value-type="string">
            <text:p>165+5/hp</text:p>
          </table:table-cell>
          <table:table-cell office:value-type="string">
            <text:p>Nil</text:p>
          </table:table-cell>
          <table:table-cell office:value-type="string">
            <text:p>Nil </text:p>
          </table:table-cell>
          <table:table-cell table:number-columns-repeated="19"/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Human - Patrol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Average to Very (8-12)</text:p>
          </table:table-cell>
          <table:table-cell office:value-type="string">
            <text:p>20%</text:p>
          </table:table-cell>
          <table:table-cell office:value-type="string">
            <text:p>M (A)</text:p>
          </table:table-cell>
          <table:table-cell office:value-type="float" office:value="9">
            <text:p>9</text:p>
          </table:table-cell>
          <table:table-cell office:value-type="string">
            <text:p>20-200</text:p>
          </table:table-cell>
          <table:table-cell table:number-columns-repeated="2" office:value-type="string">
            <text:p>Special</text:p>
          </table:table-cell>
          <table:table-cell office:value-type="string">
            <text:p>1-6 hp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office:value-type="string">
            <text:p>Leader types</text:p>
          </table:table-cell>
          <table:table-cell table:number-columns-repeated="2"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chainmail&amp;shield&amp;sword=10/leather&amp;shield&amp;spear=10/leather&amp;crossbow,light=10/leather&amp;polearm=40/leather&amp;crossbow,light=10/leather&amp;bow,short=10/leather&amp;shield&amp;sword=10</text:p>
          </table:table-cell>
          <table:table-cell table:number-columns-repeated="19"/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Human - Fortress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Average to Very (8-12)</text:p>
          </table:table-cell>
          <table:table-cell office:value-type="string">
            <text:p>20%</text:p>
          </table:table-cell>
          <table:table-cell office:value-type="string">
            <text:p>M (A)</text:p>
          </table:table-cell>
          <table:table-cell office:value-type="float" office:value="9">
            <text:p>9</text:p>
          </table:table-cell>
          <table:table-cell office:value-type="string">
            <text:p>20-200</text:p>
          </table:table-cell>
          <table:table-cell table:number-columns-repeated="2" office:value-type="string">
            <text:p>Special</text:p>
          </table:table-cell>
          <table:table-cell office:value-type="string">
            <text:p>1-6 hp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office:value-type="string">
            <text:p>Leader types</text:p>
          </table:table-cell>
          <table:table-cell table:number-columns-repeated="2"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chainmail&amp;shield&amp;sword=10/leather&amp;shield&amp;spear=10/leather&amp;crossbow,light=10/leather&amp;polearm=40/leather&amp;crossbow,light=10/leather&amp;bow,short=10/leather&amp;shield&amp;sword=10</text:p>
          </table:table-cell>
          <table:table-cell table:number-columns-repeated="19"/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Human - Castle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Average to Very (8-12)</text:p>
          </table:table-cell>
          <table:table-cell office:value-type="string">
            <text:p>20%</text:p>
          </table:table-cell>
          <table:table-cell office:value-type="string">
            <text:p>M (A)</text:p>
          </table:table-cell>
          <table:table-cell office:value-type="float" office:value="9">
            <text:p>9</text:p>
          </table:table-cell>
          <table:table-cell office:value-type="string">
            <text:p>20-200</text:p>
          </table:table-cell>
          <table:table-cell table:number-columns-repeated="2" office:value-type="string">
            <text:p>Special</text:p>
          </table:table-cell>
          <table:table-cell office:value-type="string">
            <text:p>1-6 hp</text:p>
          </table:table-cell>
          <table:table-cell office:value-type="float" office:value="1">
            <text:p>1</text:p>
          </table:table-cell>
          <table:table-cell office:value-type="string">
            <text:p>By weapon</text:p>
          </table:table-cell>
          <table:table-cell office:value-type="string">
            <text:p>Leader types</text:p>
          </table:table-cell>
          <table:table-cell table:number-columns-repeated="2" office:value-type="string">
            <text:p>Standard</text:p>
          </table:table-cell>
          <table:table-cell office:value-type="string">
            <text:p>M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Nil</text:p>
          </table:table-cell>
          <table:table-cell office:value-type="string">
            <text:p>chainmail&amp;shield&amp;sword=10/leather&amp;shield&amp;spear=10/leather&amp;crossbow,light=10/leather&amp;polearm=40/leather&amp;crossbow,light=10/leather&amp;bow,short=10/leather&amp;shield&amp;sword=10</text:p>
          </table:table-cell>
          <table:table-cell table:number-columns-repeated="19"/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Elf - Wood</text:p>
          </table:table-cell>
          <table:table-cell office:value-type="string">
            <text:p>Humanoid</text:p>
          </table:table-cell>
          <table:table-cell office:value-type="string">
            <text:p>Uncommon</text:p>
          </table:table-cell>
          <table:table-cell office:value-type="string">
            <text:p>High and Up (13+)</text:p>
          </table:table-cell>
          <table:table-cell office:value-type="string">
            <text:p>10%</text:p>
          </table:table-cell>
          <table:table-cell office:value-type="string">
            <text:p>N (G,S,T)</text:p>
          </table:table-cell>
          <table:table-cell office:value-type="float" office:value="3">
            <text:p>3</text:p>
          </table:table-cell>
          <table:table-cell office:value-type="string">
            <text:p>20-20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1+1</text:p>
          </table:table-cell>
          <table:table-cell office:value-type="float" office:value="1">
            <text:p>1</text:p>
          </table:table-cell>
          <table:table-cell office:value-type="string">
            <text:p>1-10 or by weapon</text:p>
          </table:table-cell>
          <table:table-cell office:value-type="string">
            <text:p>+1 with bow and sword</text:p>
          </table:table-cell>
          <table:table-cell office:value-type="string">
            <text:p>Special</text:p>
          </table:table-cell>
          <table:table-cell office:value-type="string">
            <text:p>90% to charm and sleep only</text:p>
          </table:table-cell>
          <table:table-cell office:value-type="string">
            <text:p>M (5'+)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scale mail&amp;shield=33/ring mail&amp;shield=33/chain mail&amp;shield=34</text:p>
          </table:table-cell>
          <table:table-cell office:value-type="string">
            <text:p>sword&amp;bow=10/sword&amp;spear=20/sword=20/sword,two handed=5/spear=30/bow=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Dwarf - Mountain</text:p>
          </table:table-cell>
          <table:table-cell office:value-type="string">
            <text:p>Humanoid</text:p>
          </table:table-cell>
          <table:table-cell office:value-type="string">
            <text:p>Common</text:p>
          </table:table-cell>
          <table:table-cell office:value-type="string">
            <text:p>Very (11-12)</text:p>
          </table:table-cell>
          <table:table-cell office:value-type="string">
            <text:p>50%</text:p>
          </table:table-cell>
          <table:table-cell office:value-type="string">
            <text:p>Mx5 (G,Qx20,R)</text:p>
          </table:table-cell>
          <table:table-cell office:value-type="float" office:value="1">
            <text:p>1</text:p>
          </table:table-cell>
          <table:table-cell office:value-type="string">
            <text:p>40-4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-8 or by weapon</text:p>
          </table:table-cell>
          <table:table-cell office:value-type="string">
            <text:p>Special</text:p>
          </table:table-cell>
          <table:table-cell office:value-type="string">
            <text:p>Save at 4 levels higher</text:p>
          </table:table-cell>
          <table:table-cell office:value-type="string">
            <text:p>As above</text:p>
          </table:table-cell>
          <table:table-cell office:value-type="string">
            <text:p>S (4'+)</text:p>
          </table:table-cell>
          <table:table-cell table:number-columns-repeated="2" office:value-type="string">
            <text:p>Nil</text:p>
          </table:table-cell>
          <table:table-cell office:value-type="string">
            <text:p>PC</text:p>
          </table:table-cell>
          <table:table-cell office:value-type="string">
            <text:p>chain mail&amp;small shield=90/plate mail&amp;small shield=10</text:p>
          </table:table-cell>
          <table:table-cell office:value-type="string">
            <text:p>sword&amp;crossbow,light=15/sword&amp;polearm=10/sword &amp; spear=20/axe,hand&amp;crossbow,heavy=10/axe,hand&amp;hammer=25/axe&amp;mace=10/hammer&amp;pick=10</text:p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date-style style:name="N151">
      <number:day/>
      <number:text>-</number:text>
      <number:month number:textual="true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9/25/2014</text:date>, <text:time>14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9-25T14:57:13.48</dc:date>
    <dc:creator>Keary O'Dell</dc:creator>
    <meta:generator>OpenOffice.org/3.1$Win32 OpenOffice.org_project/310m11$Build-9399</meta:generator>
    <meta:editing-duration>PT40H59M47S</meta:editing-duration>
    <meta:editing-cycles>30</meta:editing-cycles>
    <meta:document-statistic meta:table-count="1" meta:cell-count="8695" meta:object-count="0"/>
  </office:meta>
</office:document-meta>
</file>